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out_training" table:style-name="ta1">
        <table:shapes>
          <draw:frame draw:z-index="0" draw:style-name="gr1" draw:text-style-name="P1" svg:width="159.99mm" svg:height="89.99mm" svg:x="147.53mm" svg:y="0mm">
            <loext:p draw:notify-on-update-of-ranges="data_out_training.D1:data_out_training.D1 data_out_training.D2:data_out_training.D296 data_out_training.E1:data_out_training.E1 data_out_training.E2:data_out_training.E2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imulated</text:p>
          </table:table-cell>
          <table:table-cell table:style-name="ce1" office:value-type="string" calcext:value-type="string">
            <text:p>Real C</text:p>
          </table:table-cell>
          <table:table-cell table:style-name="ce1" office:value-type="string" calcext:value-type="string">
            <text:p>Simulated C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70962" calcext:value-type="float">
            <text:p>0,470962</text:p>
          </table:table-cell>
          <table:table-cell table:formula="of:=([.B2]*[.$B$297])-([.B2]*[.$B$296])+[.$B$296]" office:value-type="float" office:value="26.099997" calcext:value-type="float">
            <text:p>26,099997</text:p>
          </table:table-cell>
          <table:table-cell table:formula="of:=([.C2]*[.$B$297])-([.C2]*[.$B$296])+[.$B$296]" office:value-type="float" office:value="26.622506" calcext:value-type="float">
            <text:p>26,622506</text:p>
          </table:table-cell>
          <table:table-cell table:formula="of:=([.D2]-[.E2])^2" office:value-type="float" office:value="0.273015655080999" calcext:value-type="float">
            <text:p>0,27301565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67869" calcext:value-type="float">
            <text:p>0,467869</text:p>
          </table:table-cell>
          <table:table-cell table:formula="of:=([.B3]*[.$B$297])-([.B3]*[.$B$296])+[.$B$296]" office:value-type="float" office:value="27.200005" calcext:value-type="float">
            <text:p>27,200005</text:p>
          </table:table-cell>
          <table:table-cell table:formula="of:=([.C3]*[.$B$297])-([.C3]*[.$B$296])+[.$B$296]" office:value-type="float" office:value="26.582297" calcext:value-type="float">
            <text:p>26,582297</text:p>
          </table:table-cell>
          <table:table-cell table:formula="of:=([.D3]-[.E3])^2" office:value-type="float" office:value="0.381563173263996" calcext:value-type="float">
            <text:p>0,38156317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529262" calcext:value-type="float">
            <text:p>0,529262</text:p>
          </table:table-cell>
          <table:table-cell table:formula="of:=([.B4]*[.$B$297])-([.B4]*[.$B$296])+[.$B$296]" office:value-type="float" office:value="28.500005" calcext:value-type="float">
            <text:p>28,500005</text:p>
          </table:table-cell>
          <table:table-cell table:formula="of:=([.C4]*[.$B$297])-([.C4]*[.$B$296])+[.$B$296]" office:value-type="float" office:value="27.380406" calcext:value-type="float">
            <text:p>27,380406</text:p>
          </table:table-cell>
          <table:table-cell table:formula="of:=([.D4]-[.E4])^2" office:value-type="float" office:value="1.253501920801" calcext:value-type="float">
            <text:p>1,25350192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31438" calcext:value-type="float">
            <text:p>0,631438</text:p>
          </table:table-cell>
          <table:table-cell table:formula="of:=([.B5]*[.$B$297])-([.B5]*[.$B$296])+[.$B$296]" office:value-type="float" office:value="30.100006" calcext:value-type="float">
            <text:p>30,100006</text:p>
          </table:table-cell>
          <table:table-cell table:formula="of:=([.C5]*[.$B$297])-([.C5]*[.$B$296])+[.$B$296]" office:value-type="float" office:value="28.708694" calcext:value-type="float">
            <text:p>28,708694</text:p>
          </table:table-cell>
          <table:table-cell table:formula="of:=([.D5]-[.E5])^2" office:value-type="float" office:value="1.935749081344" calcext:value-type="float">
            <text:p>1,93574908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0.741252" calcext:value-type="float">
            <text:p>0,741252</text:p>
          </table:table-cell>
          <table:table-cell table:formula="of:=([.B6]*[.$B$297])-([.B6]*[.$B$296])+[.$B$296]" office:value-type="float" office:value="30.9" calcext:value-type="float">
            <text:p>30,9</text:p>
          </table:table-cell>
          <table:table-cell table:formula="of:=([.C6]*[.$B$297])-([.C6]*[.$B$296])+[.$B$296]" office:value-type="float" office:value="30.136276" calcext:value-type="float">
            <text:p>30,136276</text:p>
          </table:table-cell>
          <table:table-cell table:formula="of:=([.D6]-[.E6])^2" office:value-type="float" office:value="0.583274348175994" calcext:value-type="float">
            <text:p>0,58327434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804032" calcext:value-type="float">
            <text:p>0,804032</text:p>
          </table:table-cell>
          <table:table-cell table:formula="of:=([.B7]*[.$B$297])-([.B7]*[.$B$296])+[.$B$296]" office:value-type="float" office:value="30.800004" calcext:value-type="float">
            <text:p>30,800004</text:p>
          </table:table-cell>
          <table:table-cell table:formula="of:=([.C7]*[.$B$297])-([.C7]*[.$B$296])+[.$B$296]" office:value-type="float" office:value="30.952416" calcext:value-type="float">
            <text:p>30,952416</text:p>
          </table:table-cell>
          <table:table-cell table:formula="of:=([.D7]-[.E7])^2" office:value-type="float" office:value="0.0232294177439995" calcext:value-type="float">
            <text:p>0,02322941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68134" calcext:value-type="float">
            <text:p>0,768134</text:p>
          </table:table-cell>
          <table:table-cell table:formula="of:=([.B8]*[.$B$297])-([.B8]*[.$B$296])+[.$B$296]" office:value-type="float" office:value="31.100005" calcext:value-type="float">
            <text:p>31,100005</text:p>
          </table:table-cell>
          <table:table-cell table:formula="of:=([.C8]*[.$B$297])-([.C8]*[.$B$296])+[.$B$296]" office:value-type="float" office:value="30.485742" calcext:value-type="float">
            <text:p>30,485742</text:p>
          </table:table-cell>
          <table:table-cell table:formula="of:=([.D8]-[.E8])^2" office:value-type="float" office:value="0.377319033168997" calcext:value-type="float">
            <text:p>0,37731903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49566" calcext:value-type="float">
            <text:p>0,749566</text:p>
          </table:table-cell>
          <table:table-cell table:formula="of:=([.B9]*[.$B$297])-([.B9]*[.$B$296])+[.$B$296]" office:value-type="float" office:value="30.999996" calcext:value-type="float">
            <text:p>30,999996</text:p>
          </table:table-cell>
          <table:table-cell table:formula="of:=([.C9]*[.$B$297])-([.C9]*[.$B$296])+[.$B$296]" office:value-type="float" office:value="30.244358" calcext:value-type="float">
            <text:p>30,244358</text:p>
          </table:table-cell>
          <table:table-cell table:formula="of:=([.D9]-[.E9])^2" office:value-type="float" office:value="0.570988787044002" calcext:value-type="float">
            <text:p>0,5709887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709373" calcext:value-type="float">
            <text:p>0,709373</text:p>
          </table:table-cell>
          <table:table-cell table:formula="of:=([.B10]*[.$B$297])-([.B10]*[.$B$296])+[.$B$296]" office:value-type="float" office:value="31.599998" calcext:value-type="float">
            <text:p>31,599998</text:p>
          </table:table-cell>
          <table:table-cell table:formula="of:=([.C10]*[.$B$297])-([.C10]*[.$B$296])+[.$B$296]" office:value-type="float" office:value="29.721849" calcext:value-type="float">
            <text:p>29,721849</text:p>
          </table:table-cell>
          <table:table-cell table:formula="of:=([.D10]-[.E10])^2" office:value-type="float" office:value="3.527443666201" calcext:value-type="float">
            <text:p>3,52744366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724826" calcext:value-type="float">
            <text:p>0,724826</text:p>
          </table:table-cell>
          <table:table-cell table:formula="of:=([.B11]*[.$B$297])-([.B11]*[.$B$296])+[.$B$296]" office:value-type="float" office:value="29.399995" calcext:value-type="float">
            <text:p>29,399995</text:p>
          </table:table-cell>
          <table:table-cell table:formula="of:=([.C11]*[.$B$297])-([.C11]*[.$B$296])+[.$B$296]" office:value-type="float" office:value="29.922738" calcext:value-type="float">
            <text:p>29,922738</text:p>
          </table:table-cell>
          <table:table-cell table:formula="of:=([.D11]-[.E11])^2" office:value-type="float" office:value="0.273260244049002" calcext:value-type="float">
            <text:p>0,2732602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607711" calcext:value-type="float">
            <text:p>0,607711</text:p>
          </table:table-cell>
          <table:table-cell table:formula="of:=([.B12]*[.$B$297])-([.B12]*[.$B$296])+[.$B$296]" office:value-type="float" office:value="28.699997" calcext:value-type="float">
            <text:p>28,699997</text:p>
          </table:table-cell>
          <table:table-cell table:formula="of:=([.C12]*[.$B$297])-([.C12]*[.$B$296])+[.$B$296]" office:value-type="float" office:value="28.400243" calcext:value-type="float">
            <text:p>28,400243</text:p>
          </table:table-cell>
          <table:table-cell table:formula="of:=([.D12]-[.E12])^2" office:value-type="float" office:value="0.0898524605160022" calcext:value-type="float">
            <text:p>0,08985246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583279" calcext:value-type="float">
            <text:p>0,583279</text:p>
          </table:table-cell>
          <table:table-cell table:formula="of:=([.B13]*[.$B$297])-([.B13]*[.$B$296])+[.$B$296]" office:value-type="float" office:value="27.600002" calcext:value-type="float">
            <text:p>27,600002</text:p>
          </table:table-cell>
          <table:table-cell table:formula="of:=([.C13]*[.$B$297])-([.C13]*[.$B$296])+[.$B$296]" office:value-type="float" office:value="28.082627" calcext:value-type="float">
            <text:p>28,082627</text:p>
          </table:table-cell>
          <table:table-cell table:formula="of:=([.D13]-[.E13])^2" office:value-type="float" office:value="0.232926890625006" calcext:value-type="float">
            <text:p>0,23292689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535342" calcext:value-type="float">
            <text:p>0,535342</text:p>
          </table:table-cell>
          <table:table-cell table:formula="of:=([.B14]*[.$B$297])-([.B14]*[.$B$296])+[.$B$296]" office:value-type="float" office:value="26.799995" calcext:value-type="float">
            <text:p>26,799995</text:p>
          </table:table-cell>
          <table:table-cell table:formula="of:=([.C14]*[.$B$297])-([.C14]*[.$B$296])+[.$B$296]" office:value-type="float" office:value="27.459446" calcext:value-type="float">
            <text:p>27,459446</text:p>
          </table:table-cell>
          <table:table-cell table:formula="of:=([.D14]-[.E14])^2" office:value-type="float" office:value="0.434875621401001" calcext:value-type="float">
            <text:p>0,43487562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73372" calcext:value-type="float">
            <text:p>0,473372</text:p>
          </table:table-cell>
          <table:table-cell table:formula="of:=([.B15]*[.$B$297])-([.B15]*[.$B$296])+[.$B$296]" office:value-type="float" office:value="26.799995" calcext:value-type="float">
            <text:p>26,799995</text:p>
          </table:table-cell>
          <table:table-cell table:formula="of:=([.C15]*[.$B$297])-([.C15]*[.$B$296])+[.$B$296]" office:value-type="float" office:value="26.653836" calcext:value-type="float">
            <text:p>26,653836</text:p>
          </table:table-cell>
          <table:table-cell table:formula="of:=([.D15]-[.E15])^2" office:value-type="float" office:value="0.0213624532810002" calcext:value-type="float">
            <text:p>0,02136245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0.48056" calcext:value-type="float">
            <text:p>0,48056</text:p>
          </table:table-cell>
          <table:table-cell table:formula="of:=([.B16]*[.$B$297])-([.B16]*[.$B$296])+[.$B$296]" office:value-type="float" office:value="27" calcext:value-type="float">
            <text:p>27</text:p>
          </table:table-cell>
          <table:table-cell table:formula="of:=([.C16]*[.$B$297])-([.C16]*[.$B$296])+[.$B$296]" office:value-type="float" office:value="26.74728" calcext:value-type="float">
            <text:p>26,74728</text:p>
          </table:table-cell>
          <table:table-cell table:formula="of:=([.D16]-[.E16])^2" office:value-type="float" office:value="0.0638673983999982" calcext:value-type="float">
            <text:p>0,06386739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88927" calcext:value-type="float">
            <text:p>0,488927</text:p>
          </table:table-cell>
          <table:table-cell table:formula="of:=([.B17]*[.$B$297])-([.B17]*[.$B$296])+[.$B$296]" office:value-type="float" office:value="26.300002" calcext:value-type="float">
            <text:p>26,300002</text:p>
          </table:table-cell>
          <table:table-cell table:formula="of:=([.C17]*[.$B$297])-([.C17]*[.$B$296])+[.$B$296]" office:value-type="float" office:value="26.856051" calcext:value-type="float">
            <text:p>26,856051</text:p>
          </table:table-cell>
          <table:table-cell table:formula="of:=([.D17]-[.E17])^2" office:value-type="float" office:value="0.309190490401002" calcext:value-type="float">
            <text:p>0,30919049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66629" calcext:value-type="float">
            <text:p>0,466629</text:p>
          </table:table-cell>
          <table:table-cell table:formula="of:=([.B18]*[.$B$297])-([.B18]*[.$B$296])+[.$B$296]" office:value-type="float" office:value="25.600004" calcext:value-type="float">
            <text:p>25,600004</text:p>
          </table:table-cell>
          <table:table-cell table:formula="of:=([.C18]*[.$B$297])-([.C18]*[.$B$296])+[.$B$296]" office:value-type="float" office:value="26.566177" calcext:value-type="float">
            <text:p>26,566177</text:p>
          </table:table-cell>
          <table:table-cell table:formula="of:=([.D18]-[.E18])^2" office:value-type="float" office:value="0.933490265929003" calcext:value-type="float">
            <text:p>0,93349026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33882" calcext:value-type="float">
            <text:p>0,433882</text:p>
          </table:table-cell>
          <table:table-cell table:formula="of:=([.B19]*[.$B$297])-([.B19]*[.$B$296])+[.$B$296]" office:value-type="float" office:value="26.399998" calcext:value-type="float">
            <text:p>26,399998</text:p>
          </table:table-cell>
          <table:table-cell table:formula="of:=([.C19]*[.$B$297])-([.C19]*[.$B$296])+[.$B$296]" office:value-type="float" office:value="26.140466" calcext:value-type="float">
            <text:p>26,140466</text:p>
          </table:table-cell>
          <table:table-cell table:formula="of:=([.D19]-[.E19])^2" office:value-type="float" office:value="0.067356859024" calcext:value-type="float">
            <text:p>0,0673568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64845" calcext:value-type="float">
            <text:p>0,464845</text:p>
          </table:table-cell>
          <table:table-cell table:formula="of:=([.B20]*[.$B$297])-([.B20]*[.$B$296])+[.$B$296]" office:value-type="float" office:value="24.600005" calcext:value-type="float">
            <text:p>24,600005</text:p>
          </table:table-cell>
          <table:table-cell table:formula="of:=([.C20]*[.$B$297])-([.C20]*[.$B$296])+[.$B$296]" office:value-type="float" office:value="26.542985" calcext:value-type="float">
            <text:p>26,542985</text:p>
          </table:table-cell>
          <table:table-cell table:formula="of:=([.D20]-[.E20])^2" office:value-type="float" office:value="3.77517128040001" calcext:value-type="float">
            <text:p>3,77517128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386148" calcext:value-type="float">
            <text:p>0,386148</text:p>
          </table:table-cell>
          <table:table-cell table:formula="of:=([.B21]*[.$B$297])-([.B21]*[.$B$296])+[.$B$296]" office:value-type="float" office:value="24.4" calcext:value-type="float">
            <text:p>24,4</text:p>
          </table:table-cell>
          <table:table-cell table:formula="of:=([.C21]*[.$B$297])-([.C21]*[.$B$296])+[.$B$296]" office:value-type="float" office:value="25.519924" calcext:value-type="float">
            <text:p>25,519924</text:p>
          </table:table-cell>
          <table:table-cell table:formula="of:=([.D21]-[.E21])^2" office:value-type="float" office:value="1.254229765776" calcext:value-type="float">
            <text:p>1,25422976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84615" calcext:value-type="float">
            <text:p>0,184615</text:p>
          </table:table-cell>
          <table:table-cell office:value-type="float" office:value="0.359458" calcext:value-type="float">
            <text:p>0,359458</text:p>
          </table:table-cell>
          <table:table-cell table:formula="of:=([.B22]*[.$B$297])-([.B22]*[.$B$296])+[.$B$296]" office:value-type="float" office:value="22.899995" calcext:value-type="float">
            <text:p>22,899995</text:p>
          </table:table-cell>
          <table:table-cell table:formula="of:=([.C22]*[.$B$297])-([.C22]*[.$B$296])+[.$B$296]" office:value-type="float" office:value="25.172954" calcext:value-type="float">
            <text:p>25,172954</text:p>
          </table:table-cell>
          <table:table-cell table:formula="of:=([.D22]-[.E22])^2" office:value-type="float" office:value="5.166342615681" calcext:value-type="float">
            <text:p>5,16634261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07692" calcext:value-type="float">
            <text:p>0,207692</text:p>
          </table:table-cell>
          <table:table-cell office:value-type="float" office:value="0.327073" calcext:value-type="float">
            <text:p>0,327073</text:p>
          </table:table-cell>
          <table:table-cell table:formula="of:=([.B23]*[.$B$297])-([.B23]*[.$B$296])+[.$B$296]" office:value-type="float" office:value="23.199996" calcext:value-type="float">
            <text:p>23,199996</text:p>
          </table:table-cell>
          <table:table-cell table:formula="of:=([.C23]*[.$B$297])-([.C23]*[.$B$296])+[.$B$296]" office:value-type="float" office:value="24.751949" calcext:value-type="float">
            <text:p>24,751949</text:p>
          </table:table-cell>
          <table:table-cell table:formula="of:=([.D23]-[.E23])^2" office:value-type="float" office:value="2.408558114209" calcext:value-type="float">
            <text:p>2,40855811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46154" calcext:value-type="float">
            <text:p>0,246154</text:p>
          </table:table-cell>
          <table:table-cell office:value-type="float" office:value="0.296991" calcext:value-type="float">
            <text:p>0,296991</text:p>
          </table:table-cell>
          <table:table-cell table:formula="of:=([.B24]*[.$B$297])-([.B24]*[.$B$296])+[.$B$296]" office:value-type="float" office:value="23.700002" calcext:value-type="float">
            <text:p>23,700002</text:p>
          </table:table-cell>
          <table:table-cell table:formula="of:=([.C24]*[.$B$297])-([.C24]*[.$B$296])+[.$B$296]" office:value-type="float" office:value="24.360883" calcext:value-type="float">
            <text:p>24,360883</text:p>
          </table:table-cell>
          <table:table-cell table:formula="of:=([.D24]-[.E24])^2" office:value-type="float" office:value="0.436763696161004" calcext:value-type="float">
            <text:p>0,43676369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8462" calcext:value-type="float">
            <text:p>0,238462</text:p>
          </table:table-cell>
          <table:table-cell office:value-type="float" office:value="0.347355" calcext:value-type="float">
            <text:p>0,347355</text:p>
          </table:table-cell>
          <table:table-cell table:formula="of:=([.B25]*[.$B$297])-([.B25]*[.$B$296])+[.$B$296]" office:value-type="float" office:value="23.600006" calcext:value-type="float">
            <text:p>23,600006</text:p>
          </table:table-cell>
          <table:table-cell table:formula="of:=([.C25]*[.$B$297])-([.C25]*[.$B$296])+[.$B$296]" office:value-type="float" office:value="25.015615" calcext:value-type="float">
            <text:p>25,015615</text:p>
          </table:table-cell>
          <table:table-cell table:formula="of:=([.D25]-[.E25])^2" office:value-type="float" office:value="2.003948840881" calcext:value-type="float">
            <text:p>2,00394884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349087" calcext:value-type="float">
            <text:p>0,349087</text:p>
          </table:table-cell>
          <table:table-cell table:formula="of:=([.B26]*[.$B$297])-([.B26]*[.$B$296])+[.$B$296]" office:value-type="float" office:value="24.099999" calcext:value-type="float">
            <text:p>24,099999</text:p>
          </table:table-cell>
          <table:table-cell table:formula="of:=([.C26]*[.$B$297])-([.C26]*[.$B$296])+[.$B$296]" office:value-type="float" office:value="25.038131" calcext:value-type="float">
            <text:p>25,038131</text:p>
          </table:table-cell>
          <table:table-cell table:formula="of:=([.D26]-[.E26])^2" office:value-type="float" office:value="0.880091649423999" calcext:value-type="float">
            <text:p>0,88009164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" calcext:value-type="float">
            <text:p>0,4</text:p>
          </table:table-cell>
          <table:table-cell office:value-type="float" office:value="0.376547" calcext:value-type="float">
            <text:p>0,376547</text:p>
          </table:table-cell>
          <table:table-cell table:formula="of:=([.B27]*[.$B$297])-([.B27]*[.$B$296])+[.$B$296]" office:value-type="float" office:value="25.7" calcext:value-type="float">
            <text:p>25,7</text:p>
          </table:table-cell>
          <table:table-cell table:formula="of:=([.C27]*[.$B$297])-([.C27]*[.$B$296])+[.$B$296]" office:value-type="float" office:value="25.395111" calcext:value-type="float">
            <text:p>25,395111</text:p>
          </table:table-cell>
          <table:table-cell table:formula="of:=([.D27]-[.E27])^2" office:value-type="float" office:value="0.0929573023209996" calcext:value-type="float">
            <text:p>0,09295730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63655" calcext:value-type="float">
            <text:p>0,463655</text:p>
          </table:table-cell>
          <table:table-cell table:formula="of:=([.B28]*[.$B$297])-([.B28]*[.$B$296])+[.$B$296]" office:value-type="float" office:value="26.600003" calcext:value-type="float">
            <text:p>26,600003</text:p>
          </table:table-cell>
          <table:table-cell table:formula="of:=([.C28]*[.$B$297])-([.C28]*[.$B$296])+[.$B$296]" office:value-type="float" office:value="26.527515" calcext:value-type="float">
            <text:p>26,527515</text:p>
          </table:table-cell>
          <table:table-cell table:formula="of:=([.D28]-[.E28])^2" office:value-type="float" office:value="0.00525451014399998" calcext:value-type="float">
            <text:p>0,00525451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54823" calcext:value-type="float">
            <text:p>0,54823</text:p>
          </table:table-cell>
          <table:table-cell table:formula="of:=([.B29]*[.$B$297])-([.B29]*[.$B$296])+[.$B$296]" office:value-type="float" office:value="27.999999" calcext:value-type="float">
            <text:p>27,999999</text:p>
          </table:table-cell>
          <table:table-cell table:formula="of:=([.C29]*[.$B$297])-([.C29]*[.$B$296])+[.$B$296]" office:value-type="float" office:value="27.62699" calcext:value-type="float">
            <text:p>27,62699</text:p>
          </table:table-cell>
          <table:table-cell table:formula="of:=([.D29]-[.E29])^2" office:value-type="float" office:value="0.139135714081002" calcext:value-type="float">
            <text:p>0,13913571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22957" calcext:value-type="float">
            <text:p>0,622957</text:p>
          </table:table-cell>
          <table:table-cell table:formula="of:=([.B30]*[.$B$297])-([.B30]*[.$B$296])+[.$B$296]" office:value-type="float" office:value="28.099995" calcext:value-type="float">
            <text:p>28,099995</text:p>
          </table:table-cell>
          <table:table-cell table:formula="of:=([.C30]*[.$B$297])-([.C30]*[.$B$296])+[.$B$296]" office:value-type="float" office:value="28.598441" calcext:value-type="float">
            <text:p>28,598441</text:p>
          </table:table-cell>
          <table:table-cell table:formula="of:=([.D30]-[.E30])^2" office:value-type="float" office:value="0.248448414916001" calcext:value-type="float">
            <text:p>0,24844841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640503" calcext:value-type="float">
            <text:p>0,640503</text:p>
          </table:table-cell>
          <table:table-cell table:formula="of:=([.B31]*[.$B$297])-([.B31]*[.$B$296])+[.$B$296]" office:value-type="float" office:value="27.999999" calcext:value-type="float">
            <text:p>27,999999</text:p>
          </table:table-cell>
          <table:table-cell table:formula="of:=([.C31]*[.$B$297])-([.C31]*[.$B$296])+[.$B$296]" office:value-type="float" office:value="28.826539" calcext:value-type="float">
            <text:p>28,826539</text:p>
          </table:table-cell>
          <table:table-cell table:formula="of:=([.D31]-[.E31])^2" office:value-type="float" office:value="0.683168371599991" calcext:value-type="float">
            <text:p>0,68316837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598242" calcext:value-type="float">
            <text:p>0,598242</text:p>
          </table:table-cell>
          <table:table-cell table:formula="of:=([.B32]*[.$B$297])-([.B32]*[.$B$296])+[.$B$296]" office:value-type="float" office:value="28.999998" calcext:value-type="float">
            <text:p>28,999998</text:p>
          </table:table-cell>
          <table:table-cell table:formula="of:=([.C32]*[.$B$297])-([.C32]*[.$B$296])+[.$B$296]" office:value-type="float" office:value="28.277146" calcext:value-type="float">
            <text:p>28,277146</text:p>
          </table:table-cell>
          <table:table-cell table:formula="of:=([.D32]-[.E32])^2" office:value-type="float" office:value="0.522515013903999" calcext:value-type="float">
            <text:p>0,52251501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642513" calcext:value-type="float">
            <text:p>0,642513</text:p>
          </table:table-cell>
          <table:table-cell table:formula="of:=([.B33]*[.$B$297])-([.B33]*[.$B$296])+[.$B$296]" office:value-type="float" office:value="29.699996" calcext:value-type="float">
            <text:p>29,699996</text:p>
          </table:table-cell>
          <table:table-cell table:formula="of:=([.C33]*[.$B$297])-([.C33]*[.$B$296])+[.$B$296]" office:value-type="float" office:value="28.852669" calcext:value-type="float">
            <text:p>28,852669</text:p>
          </table:table-cell>
          <table:table-cell table:formula="of:=([.D33]-[.E33])^2" office:value-type="float" office:value="0.717963044928994" calcext:value-type="float">
            <text:p>0,71796304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676864" calcext:value-type="float">
            <text:p>0,676864</text:p>
          </table:table-cell>
          <table:table-cell table:formula="of:=([.B34]*[.$B$297])-([.B34]*[.$B$296])+[.$B$296]" office:value-type="float" office:value="31.500002" calcext:value-type="float">
            <text:p>31,500002</text:p>
          </table:table-cell>
          <table:table-cell table:formula="of:=([.C34]*[.$B$297])-([.C34]*[.$B$296])+[.$B$296]" office:value-type="float" office:value="29.299232" calcext:value-type="float">
            <text:p>29,299232</text:p>
          </table:table-cell>
          <table:table-cell table:formula="of:=([.D34]-[.E34])^2" office:value-type="float" office:value="4.84338859290001" calcext:value-type="float">
            <text:p>4,84338859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789743" calcext:value-type="float">
            <text:p>0,789743</text:p>
          </table:table-cell>
          <table:table-cell table:formula="of:=([.B35]*[.$B$297])-([.B35]*[.$B$296])+[.$B$296]" office:value-type="float" office:value="29.800005" calcext:value-type="float">
            <text:p>29,800005</text:p>
          </table:table-cell>
          <table:table-cell table:formula="of:=([.C35]*[.$B$297])-([.C35]*[.$B$296])+[.$B$296]" office:value-type="float" office:value="30.766659" calcext:value-type="float">
            <text:p>30,766659</text:p>
          </table:table-cell>
          <table:table-cell table:formula="of:=([.D35]-[.E35])^2" office:value-type="float" office:value="0.934419955715997" calcext:value-type="float">
            <text:p>0,93441995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85758" calcext:value-type="float">
            <text:p>0,685758</text:p>
          </table:table-cell>
          <table:table-cell table:formula="of:=([.B36]*[.$B$297])-([.B36]*[.$B$296])+[.$B$296]" office:value-type="float" office:value="28.399996" calcext:value-type="float">
            <text:p>28,399996</text:p>
          </table:table-cell>
          <table:table-cell table:formula="of:=([.C36]*[.$B$297])-([.C36]*[.$B$296])+[.$B$296]" office:value-type="float" office:value="29.414854" calcext:value-type="float">
            <text:p>29,414854</text:p>
          </table:table-cell>
          <table:table-cell table:formula="of:=([.D36]-[.E36])^2" office:value-type="float" office:value="1.02993676016399" calcext:value-type="float">
            <text:p>1,02993676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586465" calcext:value-type="float">
            <text:p>0,586465</text:p>
          </table:table-cell>
          <table:table-cell table:formula="of:=([.B37]*[.$B$297])-([.B37]*[.$B$296])+[.$B$296]" office:value-type="float" office:value="27.900003" calcext:value-type="float">
            <text:p>27,900003</text:p>
          </table:table-cell>
          <table:table-cell table:formula="of:=([.C37]*[.$B$297])-([.C37]*[.$B$296])+[.$B$296]" office:value-type="float" office:value="28.124045" calcext:value-type="float">
            <text:p>28,124045</text:p>
          </table:table-cell>
          <table:table-cell table:formula="of:=([.D37]-[.E37])^2" office:value-type="float" office:value="0.0501948177640003" calcext:value-type="float">
            <text:p>0,05019481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61666" calcext:value-type="float">
            <text:p>0,561666</text:p>
          </table:table-cell>
          <table:table-cell table:formula="of:=([.B38]*[.$B$297])-([.B38]*[.$B$296])+[.$B$296]" office:value-type="float" office:value="26.600003" calcext:value-type="float">
            <text:p>26,600003</text:p>
          </table:table-cell>
          <table:table-cell table:formula="of:=([.C38]*[.$B$297])-([.C38]*[.$B$296])+[.$B$296]" office:value-type="float" office:value="27.801658" calcext:value-type="float">
            <text:p>27,801658</text:p>
          </table:table-cell>
          <table:table-cell table:formula="of:=([.D38]-[.E38])^2" office:value-type="float" office:value="1.443974739025" calcext:value-type="float">
            <text:p>1,4439747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69219" calcext:value-type="float">
            <text:p>0,469219</text:p>
          </table:table-cell>
          <table:table-cell table:formula="of:=([.B39]*[.$B$297])-([.B39]*[.$B$296])+[.$B$296]" office:value-type="float" office:value="26.399998" calcext:value-type="float">
            <text:p>26,399998</text:p>
          </table:table-cell>
          <table:table-cell table:formula="of:=([.C39]*[.$B$297])-([.C39]*[.$B$296])+[.$B$296]" office:value-type="float" office:value="26.599847" calcext:value-type="float">
            <text:p>26,599847</text:p>
          </table:table-cell>
          <table:table-cell table:formula="of:=([.D39]-[.E39])^2" office:value-type="float" office:value="0.0399396228010002" calcext:value-type="float">
            <text:p>0,03993962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58926" calcext:value-type="float">
            <text:p>0,458926</text:p>
          </table:table-cell>
          <table:table-cell table:formula="of:=([.B40]*[.$B$297])-([.B40]*[.$B$296])+[.$B$296]" office:value-type="float" office:value="26.300002" calcext:value-type="float">
            <text:p>26,300002</text:p>
          </table:table-cell>
          <table:table-cell table:formula="of:=([.C40]*[.$B$297])-([.C40]*[.$B$296])+[.$B$296]" office:value-type="float" office:value="26.466038" calcext:value-type="float">
            <text:p>26,466038</text:p>
          </table:table-cell>
          <table:table-cell table:formula="of:=([.D40]-[.E40])^2" office:value-type="float" office:value="0.0275679532960006" calcext:value-type="float">
            <text:p>0,02756795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6008" calcext:value-type="float">
            <text:p>0,46008</text:p>
          </table:table-cell>
          <table:table-cell table:formula="of:=([.B41]*[.$B$297])-([.B41]*[.$B$296])+[.$B$296]" office:value-type="float" office:value="26.399998" calcext:value-type="float">
            <text:p>26,399998</text:p>
          </table:table-cell>
          <table:table-cell table:formula="of:=([.C41]*[.$B$297])-([.C41]*[.$B$296])+[.$B$296]" office:value-type="float" office:value="26.48104" calcext:value-type="float">
            <text:p>26,48104</text:p>
          </table:table-cell>
          <table:table-cell table:formula="of:=([.D41]-[.E41])^2" office:value-type="float" office:value="0.00656780576400001" calcext:value-type="float">
            <text:p>0,00656780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61416" calcext:value-type="float">
            <text:p>0,461416</text:p>
          </table:table-cell>
          <table:table-cell table:formula="of:=([.B42]*[.$B$297])-([.B42]*[.$B$296])+[.$B$296]" office:value-type="float" office:value="26.000001" calcext:value-type="float">
            <text:p>26,000001</text:p>
          </table:table-cell>
          <table:table-cell table:formula="of:=([.C42]*[.$B$297])-([.C42]*[.$B$296])+[.$B$296]" office:value-type="float" office:value="26.498408" calcext:value-type="float">
            <text:p>26,498408</text:p>
          </table:table-cell>
          <table:table-cell table:formula="of:=([.D42]-[.E42])^2" office:value-type="float" office:value="0.248409537648997" calcext:value-type="float">
            <text:p>0,24840953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57672" calcext:value-type="float">
            <text:p>0,457672</text:p>
          </table:table-cell>
          <table:table-cell table:formula="of:=([.B43]*[.$B$297])-([.B43]*[.$B$296])+[.$B$296]" office:value-type="float" office:value="26.200006" calcext:value-type="float">
            <text:p>26,200006</text:p>
          </table:table-cell>
          <table:table-cell table:formula="of:=([.C43]*[.$B$297])-([.C43]*[.$B$296])+[.$B$296]" office:value-type="float" office:value="26.449736" calcext:value-type="float">
            <text:p>26,449736</text:p>
          </table:table-cell>
          <table:table-cell table:formula="of:=([.D43]-[.E43])^2" office:value-type="float" office:value="0.0623650728999998" calcext:value-type="float">
            <text:p>0,06236507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63268" calcext:value-type="float">
            <text:p>0,463268</text:p>
          </table:table-cell>
          <table:table-cell table:formula="of:=([.B44]*[.$B$297])-([.B44]*[.$B$296])+[.$B$296]" office:value-type="float" office:value="26.200006" calcext:value-type="float">
            <text:p>26,200006</text:p>
          </table:table-cell>
          <table:table-cell table:formula="of:=([.C44]*[.$B$297])-([.C44]*[.$B$296])+[.$B$296]" office:value-type="float" office:value="26.522484" calcext:value-type="float">
            <text:p>26,522484</text:p>
          </table:table-cell>
          <table:table-cell table:formula="of:=([.D44]-[.E44])^2" office:value-type="float" office:value="0.103992060483998" calcext:value-type="float">
            <text:p>0,10399206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71537" calcext:value-type="float">
            <text:p>0,471537</text:p>
          </table:table-cell>
          <table:table-cell table:formula="of:=([.B45]*[.$B$297])-([.B45]*[.$B$296])+[.$B$296]" office:value-type="float" office:value="26.000001" calcext:value-type="float">
            <text:p>26,000001</text:p>
          </table:table-cell>
          <table:table-cell table:formula="of:=([.C45]*[.$B$297])-([.C45]*[.$B$296])+[.$B$296]" office:value-type="float" office:value="26.629981" calcext:value-type="float">
            <text:p>26,629981</text:p>
          </table:table-cell>
          <table:table-cell table:formula="of:=([.D45]-[.E45])^2" office:value-type="float" office:value="0.3968748004" calcext:value-type="float">
            <text:p>0,39687480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56596" calcext:value-type="float">
            <text:p>0,456596</text:p>
          </table:table-cell>
          <table:table-cell table:formula="of:=([.B46]*[.$B$297])-([.B46]*[.$B$296])+[.$B$296]" office:value-type="float" office:value="25.900005" calcext:value-type="float">
            <text:p>25,900005</text:p>
          </table:table-cell>
          <table:table-cell table:formula="of:=([.C46]*[.$B$297])-([.C46]*[.$B$296])+[.$B$296]" office:value-type="float" office:value="26.435748" calcext:value-type="float">
            <text:p>26,435748</text:p>
          </table:table-cell>
          <table:table-cell table:formula="of:=([.D46]-[.E46])^2" office:value-type="float" office:value="0.287020562049" calcext:value-type="float">
            <text:p>0,28702056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53618" calcext:value-type="float">
            <text:p>0,453618</text:p>
          </table:table-cell>
          <table:table-cell table:formula="of:=([.B47]*[.$B$297])-([.B47]*[.$B$296])+[.$B$296]" office:value-type="float" office:value="24.799997" calcext:value-type="float">
            <text:p>24,799997</text:p>
          </table:table-cell>
          <table:table-cell table:formula="of:=([.C47]*[.$B$297])-([.C47]*[.$B$296])+[.$B$296]" office:value-type="float" office:value="26.397034" calcext:value-type="float">
            <text:p>26,397034</text:p>
          </table:table-cell>
          <table:table-cell table:formula="of:=([.D47]-[.E47])^2" office:value-type="float" office:value="2.55052717936899" calcext:value-type="float">
            <text:p>2,55052717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397845" calcext:value-type="float">
            <text:p>0,397845</text:p>
          </table:table-cell>
          <table:table-cell table:formula="of:=([.B48]*[.$B$297])-([.B48]*[.$B$296])+[.$B$296]" office:value-type="float" office:value="25.399999" calcext:value-type="float">
            <text:p>25,399999</text:p>
          </table:table-cell>
          <table:table-cell table:formula="of:=([.C48]*[.$B$297])-([.C48]*[.$B$296])+[.$B$296]" office:value-type="float" office:value="25.671985" calcext:value-type="float">
            <text:p>25,671985</text:p>
          </table:table-cell>
          <table:table-cell table:formula="of:=([.D48]-[.E48])^2" office:value-type="float" office:value="0.0739763841959991" calcext:value-type="float">
            <text:p>0,07397638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07916" calcext:value-type="float">
            <text:p>0,407916</text:p>
          </table:table-cell>
          <table:table-cell table:formula="of:=([.B49]*[.$B$297])-([.B49]*[.$B$296])+[.$B$296]" office:value-type="float" office:value="25.099998" calcext:value-type="float">
            <text:p>25,099998</text:p>
          </table:table-cell>
          <table:table-cell table:formula="of:=([.C49]*[.$B$297])-([.C49]*[.$B$296])+[.$B$296]" office:value-type="float" office:value="25.802908" calcext:value-type="float">
            <text:p>25,802908</text:p>
          </table:table-cell>
          <table:table-cell table:formula="of:=([.D49]-[.E49])^2" office:value-type="float" office:value="0.494082468100004" calcext:value-type="float">
            <text:p>0,494082468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16533" calcext:value-type="float">
            <text:p>0,416533</text:p>
          </table:table-cell>
          <table:table-cell table:formula="of:=([.B50]*[.$B$297])-([.B50]*[.$B$296])+[.$B$296]" office:value-type="float" office:value="25.000002" calcext:value-type="float">
            <text:p>25,000002</text:p>
          </table:table-cell>
          <table:table-cell table:formula="of:=([.C50]*[.$B$297])-([.C50]*[.$B$296])+[.$B$296]" office:value-type="float" office:value="25.914929" calcext:value-type="float">
            <text:p>25,914929</text:p>
          </table:table-cell>
          <table:table-cell table:formula="of:=([.D50]-[.E50])^2" office:value-type="float" office:value="0.837091415329004" calcext:value-type="float">
            <text:p>0,83709141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396972" calcext:value-type="float">
            <text:p>0,396972</text:p>
          </table:table-cell>
          <table:table-cell table:formula="of:=([.B51]*[.$B$297])-([.B51]*[.$B$296])+[.$B$296]" office:value-type="float" office:value="24.700001" calcext:value-type="float">
            <text:p>24,700001</text:p>
          </table:table-cell>
          <table:table-cell table:formula="of:=([.C51]*[.$B$297])-([.C51]*[.$B$296])+[.$B$296]" office:value-type="float" office:value="25.660636" calcext:value-type="float">
            <text:p>25,660636</text:p>
          </table:table-cell>
          <table:table-cell table:formula="of:=([.D51]-[.E51])^2" office:value-type="float" office:value="0.922819603225" calcext:value-type="float">
            <text:p>0,92281960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398131" calcext:value-type="float">
            <text:p>0,398131</text:p>
          </table:table-cell>
          <table:table-cell table:formula="of:=([.B52]*[.$B$297])-([.B52]*[.$B$296])+[.$B$296]" office:value-type="float" office:value="25.000002" calcext:value-type="float">
            <text:p>25,000002</text:p>
          </table:table-cell>
          <table:table-cell table:formula="of:=([.C52]*[.$B$297])-([.C52]*[.$B$296])+[.$B$296]" office:value-type="float" office:value="25.675703" calcext:value-type="float">
            <text:p>25,675703</text:p>
          </table:table-cell>
          <table:table-cell table:formula="of:=([.D52]-[.E52])^2" office:value-type="float" office:value="0.456571841401" calcext:value-type="float">
            <text:p>0,45657184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399967" calcext:value-type="float">
            <text:p>0,399967</text:p>
          </table:table-cell>
          <table:table-cell table:formula="of:=([.B53]*[.$B$297])-([.B53]*[.$B$296])+[.$B$296]" office:value-type="float" office:value="24.900006" calcext:value-type="float">
            <text:p>24,900006</text:p>
          </table:table-cell>
          <table:table-cell table:formula="of:=([.C53]*[.$B$297])-([.C53]*[.$B$296])+[.$B$296]" office:value-type="float" office:value="25.699571" calcext:value-type="float">
            <text:p>25,699571</text:p>
          </table:table-cell>
          <table:table-cell table:formula="of:=([.D53]-[.E53])^2" office:value-type="float" office:value="0.639304189225002" calcext:value-type="float">
            <text:p>0,639304189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08058" calcext:value-type="float">
            <text:p>0,408058</text:p>
          </table:table-cell>
          <table:table-cell table:formula="of:=([.B54]*[.$B$297])-([.B54]*[.$B$296])+[.$B$296]" office:value-type="float" office:value="26.600003" calcext:value-type="float">
            <text:p>26,600003</text:p>
          </table:table-cell>
          <table:table-cell table:formula="of:=([.C54]*[.$B$297])-([.C54]*[.$B$296])+[.$B$296]" office:value-type="float" office:value="25.804754" calcext:value-type="float">
            <text:p>25,804754</text:p>
          </table:table-cell>
          <table:table-cell table:formula="of:=([.D54]-[.E54])^2" office:value-type="float" office:value="0.632420972000997" calcext:value-type="float">
            <text:p>0,63242097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23077" calcext:value-type="float">
            <text:p>0,623077</text:p>
          </table:table-cell>
          <table:table-cell office:value-type="float" office:value="0.487344" calcext:value-type="float">
            <text:p>0,487344</text:p>
          </table:table-cell>
          <table:table-cell table:formula="of:=([.B55]*[.$B$297])-([.B55]*[.$B$296])+[.$B$296]" office:value-type="float" office:value="28.600001" calcext:value-type="float">
            <text:p>28,600001</text:p>
          </table:table-cell>
          <table:table-cell table:formula="of:=([.C55]*[.$B$297])-([.C55]*[.$B$296])+[.$B$296]" office:value-type="float" office:value="26.835472" calcext:value-type="float">
            <text:p>26,835472</text:p>
          </table:table-cell>
          <table:table-cell table:formula="of:=([.D55]-[.E55])^2" office:value-type="float" office:value="3.11356259184099" calcext:value-type="float">
            <text:p>3,11356259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655801" calcext:value-type="float">
            <text:p>0,655801</text:p>
          </table:table-cell>
          <table:table-cell table:formula="of:=([.B56]*[.$B$297])-([.B56]*[.$B$296])+[.$B$296]" office:value-type="float" office:value="29.399995" calcext:value-type="float">
            <text:p>29,399995</text:p>
          </table:table-cell>
          <table:table-cell table:formula="of:=([.C56]*[.$B$297])-([.C56]*[.$B$296])+[.$B$296]" office:value-type="float" office:value="29.025413" calcext:value-type="float">
            <text:p>29,025413</text:p>
          </table:table-cell>
          <table:table-cell table:formula="of:=([.D56]-[.E56])^2" office:value-type="float" office:value="0.140311674724" calcext:value-type="float">
            <text:p>0,14031167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7263" calcext:value-type="float">
            <text:p>0,7263</text:p>
          </table:table-cell>
          <table:table-cell table:formula="of:=([.B57]*[.$B$297])-([.B57]*[.$B$296])+[.$B$296]" office:value-type="float" office:value="29.800005" calcext:value-type="float">
            <text:p>29,800005</text:p>
          </table:table-cell>
          <table:table-cell table:formula="of:=([.C57]*[.$B$297])-([.C57]*[.$B$296])+[.$B$296]" office:value-type="float" office:value="29.9419" calcext:value-type="float">
            <text:p>29,9419</text:p>
          </table:table-cell>
          <table:table-cell table:formula="of:=([.D57]-[.E57])^2" office:value-type="float" office:value="0.0201341910250005" calcext:value-type="float">
            <text:p>0,02013419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" calcext:value-type="float">
            <text:p>0,8</text:p>
          </table:table-cell>
          <table:table-cell office:value-type="float" office:value="0.737537" calcext:value-type="float">
            <text:p>0,737537</text:p>
          </table:table-cell>
          <table:table-cell table:formula="of:=([.B58]*[.$B$297])-([.B58]*[.$B$296])+[.$B$296]" office:value-type="float" office:value="30.9" calcext:value-type="float">
            <text:p>30,9</text:p>
          </table:table-cell>
          <table:table-cell table:formula="of:=([.C58]*[.$B$297])-([.C58]*[.$B$296])+[.$B$296]" office:value-type="float" office:value="30.087981" calcext:value-type="float">
            <text:p>30,087981</text:p>
          </table:table-cell>
          <table:table-cell table:formula="of:=([.D58]-[.E58])^2" office:value-type="float" office:value="0.659374856360999" calcext:value-type="float">
            <text:p>0,65937485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77677" calcext:value-type="float">
            <text:p>0,77677</text:p>
          </table:table-cell>
          <table:table-cell table:formula="of:=([.B59]*[.$B$297])-([.B59]*[.$B$296])+[.$B$296]" office:value-type="float" office:value="29.900001" calcext:value-type="float">
            <text:p>29,900001</text:p>
          </table:table-cell>
          <table:table-cell table:formula="of:=([.C59]*[.$B$297])-([.C59]*[.$B$296])+[.$B$296]" office:value-type="float" office:value="30.59801" calcext:value-type="float">
            <text:p>30,59801</text:p>
          </table:table-cell>
          <table:table-cell table:formula="of:=([.D59]-[.E59])^2" office:value-type="float" office:value="0.487216564081004" calcext:value-type="float">
            <text:p>0,487216564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67924" calcext:value-type="float">
            <text:p>0,67924</text:p>
          </table:table-cell>
          <table:table-cell table:formula="of:=([.B60]*[.$B$297])-([.B60]*[.$B$296])+[.$B$296]" office:value-type="float" office:value="30.500003" calcext:value-type="float">
            <text:p>30,500003</text:p>
          </table:table-cell>
          <table:table-cell table:formula="of:=([.C60]*[.$B$297])-([.C60]*[.$B$296])+[.$B$296]" office:value-type="float" office:value="29.33012" calcext:value-type="float">
            <text:p>29,33012</text:p>
          </table:table-cell>
          <table:table-cell table:formula="of:=([.D60]-[.E60])^2" office:value-type="float" office:value="1.368626233689" calcext:value-type="float">
            <text:p>1,36862623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691524" calcext:value-type="float">
            <text:p>0,691524</text:p>
          </table:table-cell>
          <table:table-cell table:formula="of:=([.B61]*[.$B$297])-([.B61]*[.$B$296])+[.$B$296]" office:value-type="float" office:value="30.200002" calcext:value-type="float">
            <text:p>30,200002</text:p>
          </table:table-cell>
          <table:table-cell table:formula="of:=([.C61]*[.$B$297])-([.C61]*[.$B$296])+[.$B$296]" office:value-type="float" office:value="29.489812" calcext:value-type="float">
            <text:p>29,489812</text:p>
          </table:table-cell>
          <table:table-cell table:formula="of:=([.D61]-[.E61])^2" office:value-type="float" office:value="0.504369836100001" calcext:value-type="float">
            <text:p>0,50436983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667904" calcext:value-type="float">
            <text:p>0,667904</text:p>
          </table:table-cell>
          <table:table-cell table:formula="of:=([.B62]*[.$B$297])-([.B62]*[.$B$296])+[.$B$296]" office:value-type="float" office:value="30.200002" calcext:value-type="float">
            <text:p>30,200002</text:p>
          </table:table-cell>
          <table:table-cell table:formula="of:=([.C62]*[.$B$297])-([.C62]*[.$B$296])+[.$B$296]" office:value-type="float" office:value="29.182752" calcext:value-type="float">
            <text:p>29,182752</text:p>
          </table:table-cell>
          <table:table-cell table:formula="of:=([.D62]-[.E62])^2" office:value-type="float" office:value="1.03479756249999" calcext:value-type="float">
            <text:p>1,03479756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646455" calcext:value-type="float">
            <text:p>0,646455</text:p>
          </table:table-cell>
          <table:table-cell table:formula="of:=([.B63]*[.$B$297])-([.B63]*[.$B$296])+[.$B$296]" office:value-type="float" office:value="29.500004" calcext:value-type="float">
            <text:p>29,500004</text:p>
          </table:table-cell>
          <table:table-cell table:formula="of:=([.C63]*[.$B$297])-([.C63]*[.$B$296])+[.$B$296]" office:value-type="float" office:value="28.903915" calcext:value-type="float">
            <text:p>28,903915</text:p>
          </table:table-cell>
          <table:table-cell table:formula="of:=([.D63]-[.E63])^2" office:value-type="float" office:value="0.355322095920995" calcext:value-type="float">
            <text:p>0,355322095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628221" calcext:value-type="float">
            <text:p>0,628221</text:p>
          </table:table-cell>
          <table:table-cell table:formula="of:=([.B64]*[.$B$297])-([.B64]*[.$B$296])+[.$B$296]" office:value-type="float" office:value="27.399997" calcext:value-type="float">
            <text:p>27,399997</text:p>
          </table:table-cell>
          <table:table-cell table:formula="of:=([.C64]*[.$B$297])-([.C64]*[.$B$296])+[.$B$296]" office:value-type="float" office:value="28.666873" calcext:value-type="float">
            <text:p>28,666873</text:p>
          </table:table-cell>
          <table:table-cell table:formula="of:=([.D64]-[.E64])^2" office:value-type="float" office:value="1.60497479937601" calcext:value-type="float">
            <text:p>1,60497479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19848" calcext:value-type="float">
            <text:p>0,519848</text:p>
          </table:table-cell>
          <table:table-cell table:formula="of:=([.B65]*[.$B$297])-([.B65]*[.$B$296])+[.$B$296]" office:value-type="float" office:value="25.600004" calcext:value-type="float">
            <text:p>25,600004</text:p>
          </table:table-cell>
          <table:table-cell table:formula="of:=([.C65]*[.$B$297])-([.C65]*[.$B$296])+[.$B$296]" office:value-type="float" office:value="27.258024" calcext:value-type="float">
            <text:p>27,258024</text:p>
          </table:table-cell>
          <table:table-cell table:formula="of:=([.D65]-[.E65])^2" office:value-type="float" office:value="2.7490303204" calcext:value-type="float">
            <text:p>2,749030320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65209" calcext:value-type="float">
            <text:p>0,465209</text:p>
          </table:table-cell>
          <table:table-cell table:formula="of:=([.B66]*[.$B$297])-([.B66]*[.$B$296])+[.$B$296]" office:value-type="float" office:value="25.300003" calcext:value-type="float">
            <text:p>25,300003</text:p>
          </table:table-cell>
          <table:table-cell table:formula="of:=([.C66]*[.$B$297])-([.C66]*[.$B$296])+[.$B$296]" office:value-type="float" office:value="26.547717" calcext:value-type="float">
            <text:p>26,547717</text:p>
          </table:table-cell>
          <table:table-cell table:formula="of:=([.D66]-[.E66])^2" office:value-type="float" office:value="1.556790225796" calcext:value-type="float">
            <text:p>1,556790225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30482" calcext:value-type="float">
            <text:p>0,430482</text:p>
          </table:table-cell>
          <table:table-cell table:formula="of:=([.B67]*[.$B$297])-([.B67]*[.$B$296])+[.$B$296]" office:value-type="float" office:value="26.300002" calcext:value-type="float">
            <text:p>26,300002</text:p>
          </table:table-cell>
          <table:table-cell table:formula="of:=([.C67]*[.$B$297])-([.C67]*[.$B$296])+[.$B$296]" office:value-type="float" office:value="26.096266" calcext:value-type="float">
            <text:p>26,096266</text:p>
          </table:table-cell>
          <table:table-cell table:formula="of:=([.D67]-[.E67])^2" office:value-type="float" office:value="0.0415083576959997" calcext:value-type="float">
            <text:p>0,041508357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32692" calcext:value-type="float">
            <text:p>0,432692</text:p>
          </table:table-cell>
          <table:table-cell table:formula="of:=([.B68]*[.$B$297])-([.B68]*[.$B$296])+[.$B$296]" office:value-type="float" office:value="25.900005" calcext:value-type="float">
            <text:p>25,900005</text:p>
          </table:table-cell>
          <table:table-cell table:formula="of:=([.C68]*[.$B$297])-([.C68]*[.$B$296])+[.$B$296]" office:value-type="float" office:value="26.124996" calcext:value-type="float">
            <text:p>26,124996</text:p>
          </table:table-cell>
          <table:table-cell table:formula="of:=([.D68]-[.E68])^2" office:value-type="float" office:value="0.0506209500809997" calcext:value-type="float">
            <text:p>0,05062095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46778" calcext:value-type="float">
            <text:p>0,446778</text:p>
          </table:table-cell>
          <table:table-cell table:formula="of:=([.B69]*[.$B$297])-([.B69]*[.$B$296])+[.$B$296]" office:value-type="float" office:value="25.900005" calcext:value-type="float">
            <text:p>25,900005</text:p>
          </table:table-cell>
          <table:table-cell table:formula="of:=([.C69]*[.$B$297])-([.C69]*[.$B$296])+[.$B$296]" office:value-type="float" office:value="26.308114" calcext:value-type="float">
            <text:p>26,308114</text:p>
          </table:table-cell>
          <table:table-cell table:formula="of:=([.D69]-[.E69])^2" office:value-type="float" office:value="0.166552955880997" calcext:value-type="float">
            <text:p>0,166552955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52407" calcext:value-type="float">
            <text:p>0,452407</text:p>
          </table:table-cell>
          <table:table-cell table:formula="of:=([.B70]*[.$B$297])-([.B70]*[.$B$296])+[.$B$296]" office:value-type="float" office:value="25.499995" calcext:value-type="float">
            <text:p>25,499995</text:p>
          </table:table-cell>
          <table:table-cell table:formula="of:=([.C70]*[.$B$297])-([.C70]*[.$B$296])+[.$B$296]" office:value-type="float" office:value="26.381291" calcext:value-type="float">
            <text:p>26,381291</text:p>
          </table:table-cell>
          <table:table-cell table:formula="of:=([.D70]-[.E70])^2" office:value-type="float" office:value="0.776682639615998" calcext:value-type="float">
            <text:p>0,776682639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42735" calcext:value-type="float">
            <text:p>0,442735</text:p>
          </table:table-cell>
          <table:table-cell table:formula="of:=([.B71]*[.$B$297])-([.B71]*[.$B$296])+[.$B$296]" office:value-type="float" office:value="25.099998" calcext:value-type="float">
            <text:p>25,099998</text:p>
          </table:table-cell>
          <table:table-cell table:formula="of:=([.C71]*[.$B$297])-([.C71]*[.$B$296])+[.$B$296]" office:value-type="float" office:value="26.255555" calcext:value-type="float">
            <text:p>26,255555</text:p>
          </table:table-cell>
          <table:table-cell table:formula="of:=([.D71]-[.E71])^2" office:value-type="float" office:value="1.335311980249" calcext:value-type="float">
            <text:p>1,335311980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04969" calcext:value-type="float">
            <text:p>0,404969</text:p>
          </table:table-cell>
          <table:table-cell table:formula="of:=([.B72]*[.$B$297])-([.B72]*[.$B$296])+[.$B$296]" office:value-type="float" office:value="24.799997" calcext:value-type="float">
            <text:p>24,799997</text:p>
          </table:table-cell>
          <table:table-cell table:formula="of:=([.C72]*[.$B$297])-([.C72]*[.$B$296])+[.$B$296]" office:value-type="float" office:value="25.764597" calcext:value-type="float">
            <text:p>25,764597</text:p>
          </table:table-cell>
          <table:table-cell table:formula="of:=([.D72]-[.E72])^2" office:value-type="float" office:value="0.930453160000002" calcext:value-type="float">
            <text:p>0,930453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92566" calcext:value-type="float">
            <text:p>0,392566</text:p>
          </table:table-cell>
          <table:table-cell table:formula="of:=([.B73]*[.$B$297])-([.B73]*[.$B$296])+[.$B$296]" office:value-type="float" office:value="24.799997" calcext:value-type="float">
            <text:p>24,799997</text:p>
          </table:table-cell>
          <table:table-cell table:formula="of:=([.C73]*[.$B$297])-([.C73]*[.$B$296])+[.$B$296]" office:value-type="float" office:value="25.603358" calcext:value-type="float">
            <text:p>25,603358</text:p>
          </table:table-cell>
          <table:table-cell table:formula="of:=([.D73]-[.E73])^2" office:value-type="float" office:value="0.645388896320998" calcext:value-type="float">
            <text:p>0,645388896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38896" calcext:value-type="float">
            <text:p>0,38896</text:p>
          </table:table-cell>
          <table:table-cell table:formula="of:=([.B74]*[.$B$297])-([.B74]*[.$B$296])+[.$B$296]" office:value-type="float" office:value="24.499996" calcext:value-type="float">
            <text:p>24,499996</text:p>
          </table:table-cell>
          <table:table-cell table:formula="of:=([.C74]*[.$B$297])-([.C74]*[.$B$296])+[.$B$296]" office:value-type="float" office:value="25.55648" calcext:value-type="float">
            <text:p>25,55648</text:p>
          </table:table-cell>
          <table:table-cell table:formula="of:=([.D74]-[.E74])^2" office:value-type="float" office:value="1.116158442256" calcext:value-type="float">
            <text:p>1,116158442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380318" calcext:value-type="float">
            <text:p>0,380318</text:p>
          </table:table-cell>
          <table:table-cell table:formula="of:=([.B75]*[.$B$297])-([.B75]*[.$B$296])+[.$B$296]" office:value-type="float" office:value="24.900006" calcext:value-type="float">
            <text:p>24,900006</text:p>
          </table:table-cell>
          <table:table-cell table:formula="of:=([.C75]*[.$B$297])-([.C75]*[.$B$296])+[.$B$296]" office:value-type="float" office:value="25.444134" calcext:value-type="float">
            <text:p>25,444134</text:p>
          </table:table-cell>
          <table:table-cell table:formula="of:=([.D75]-[.E75])^2" office:value-type="float" office:value="0.296075280384001" calcext:value-type="float">
            <text:p>0,29607528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395603" calcext:value-type="float">
            <text:p>0,395603</text:p>
          </table:table-cell>
          <table:table-cell table:formula="of:=([.B76]*[.$B$297])-([.B76]*[.$B$296])+[.$B$296]" office:value-type="float" office:value="25.300003" calcext:value-type="float">
            <text:p>25,300003</text:p>
          </table:table-cell>
          <table:table-cell table:formula="of:=([.C76]*[.$B$297])-([.C76]*[.$B$296])+[.$B$296]" office:value-type="float" office:value="25.642839" calcext:value-type="float">
            <text:p>25,642839</text:p>
          </table:table-cell>
          <table:table-cell table:formula="of:=([.D76]-[.E76])^2" office:value-type="float" office:value="0.117536522896001" calcext:value-type="float">
            <text:p>0,117536522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32445" calcext:value-type="float">
            <text:p>0,432445</text:p>
          </table:table-cell>
          <table:table-cell table:formula="of:=([.B77]*[.$B$297])-([.B77]*[.$B$296])+[.$B$296]" office:value-type="float" office:value="26.699999" calcext:value-type="float">
            <text:p>26,699999</text:p>
          </table:table-cell>
          <table:table-cell table:formula="of:=([.C77]*[.$B$297])-([.C77]*[.$B$296])+[.$B$296]" office:value-type="float" office:value="26.121785" calcext:value-type="float">
            <text:p>26,121785</text:p>
          </table:table-cell>
          <table:table-cell table:formula="of:=([.D77]-[.E77])^2" office:value-type="float" office:value="0.334331429795999" calcext:value-type="float">
            <text:p>0,334331429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10932" calcext:value-type="float">
            <text:p>0,510932</text:p>
          </table:table-cell>
          <table:table-cell table:formula="of:=([.B78]*[.$B$297])-([.B78]*[.$B$296])+[.$B$296]" office:value-type="float" office:value="25.600004" calcext:value-type="float">
            <text:p>25,600004</text:p>
          </table:table-cell>
          <table:table-cell table:formula="of:=([.C78]*[.$B$297])-([.C78]*[.$B$296])+[.$B$296]" office:value-type="float" office:value="27.142116" calcext:value-type="float">
            <text:p>27,142116</text:p>
          </table:table-cell>
          <table:table-cell table:formula="of:=([.D78]-[.E78])^2" office:value-type="float" office:value="2.378109420544" calcext:value-type="float">
            <text:p>2,378109420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74133" calcext:value-type="float">
            <text:p>0,474133</text:p>
          </table:table-cell>
          <table:table-cell table:formula="of:=([.B79]*[.$B$297])-([.B79]*[.$B$296])+[.$B$296]" office:value-type="float" office:value="24.600005" calcext:value-type="float">
            <text:p>24,600005</text:p>
          </table:table-cell>
          <table:table-cell table:formula="of:=([.C79]*[.$B$297])-([.C79]*[.$B$296])+[.$B$296]" office:value-type="float" office:value="26.663729" calcext:value-type="float">
            <text:p>26,663729</text:p>
          </table:table-cell>
          <table:table-cell table:formula="of:=([.D79]-[.E79])^2" office:value-type="float" office:value="4.25895674817599" calcext:value-type="float">
            <text:p>4,258956748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86474" calcext:value-type="float">
            <text:p>0,386474</text:p>
          </table:table-cell>
          <table:table-cell table:formula="of:=([.B80]*[.$B$297])-([.B80]*[.$B$296])+[.$B$296]" office:value-type="float" office:value="24.799997" calcext:value-type="float">
            <text:p>24,799997</text:p>
          </table:table-cell>
          <table:table-cell table:formula="of:=([.C80]*[.$B$297])-([.C80]*[.$B$296])+[.$B$296]" office:value-type="float" office:value="25.524162" calcext:value-type="float">
            <text:p>25,524162</text:p>
          </table:table-cell>
          <table:table-cell table:formula="of:=([.D80]-[.E80])^2" office:value-type="float" office:value="0.524414947224999" calcext:value-type="float">
            <text:p>0,52441494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395488" calcext:value-type="float">
            <text:p>0,395488</text:p>
          </table:table-cell>
          <table:table-cell table:formula="of:=([.B81]*[.$B$297])-([.B81]*[.$B$296])+[.$B$296]" office:value-type="float" office:value="26.799995" calcext:value-type="float">
            <text:p>26,799995</text:p>
          </table:table-cell>
          <table:table-cell table:formula="of:=([.C81]*[.$B$297])-([.C81]*[.$B$296])+[.$B$296]" office:value-type="float" office:value="25.641344" calcext:value-type="float">
            <text:p>25,641344</text:p>
          </table:table-cell>
          <table:table-cell table:formula="of:=([.D81]-[.E81])^2" office:value-type="float" office:value="1.342472139801" calcext:value-type="float">
            <text:p>1,342472139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,5</text:p>
          </table:table-cell>
          <table:table-cell office:value-type="float" office:value="0.475079" calcext:value-type="float">
            <text:p>0,475079</text:p>
          </table:table-cell>
          <table:table-cell table:formula="of:=([.B82]*[.$B$297])-([.B82]*[.$B$296])+[.$B$296]" office:value-type="float" office:value="27" calcext:value-type="float">
            <text:p>27</text:p>
          </table:table-cell>
          <table:table-cell table:formula="of:=([.C82]*[.$B$297])-([.C82]*[.$B$296])+[.$B$296]" office:value-type="float" office:value="26.676027" calcext:value-type="float">
            <text:p>26,676027</text:p>
          </table:table-cell>
          <table:table-cell table:formula="of:=([.D82]-[.E82])^2" office:value-type="float" office:value="0.104958504729001" calcext:value-type="float">
            <text:p>0,104958504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5793" calcext:value-type="float">
            <text:p>0,55793</text:p>
          </table:table-cell>
          <table:table-cell table:formula="of:=([.B83]*[.$B$297])-([.B83]*[.$B$296])+[.$B$296]" office:value-type="float" office:value="28.699997" calcext:value-type="float">
            <text:p>28,699997</text:p>
          </table:table-cell>
          <table:table-cell table:formula="of:=([.C83]*[.$B$297])-([.C83]*[.$B$296])+[.$B$296]" office:value-type="float" office:value="27.75309" calcext:value-type="float">
            <text:p>27,75309</text:p>
          </table:table-cell>
          <table:table-cell table:formula="of:=([.D83]-[.E83])^2" office:value-type="float" office:value="0.896632866649006" calcext:value-type="float">
            <text:p>0,896632866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647101" calcext:value-type="float">
            <text:p>0,647101</text:p>
          </table:table-cell>
          <table:table-cell table:formula="of:=([.B84]*[.$B$297])-([.B84]*[.$B$296])+[.$B$296]" office:value-type="float" office:value="28.800006" calcext:value-type="float">
            <text:p>28,800006</text:p>
          </table:table-cell>
          <table:table-cell table:formula="of:=([.C84]*[.$B$297])-([.C84]*[.$B$296])+[.$B$296]" office:value-type="float" office:value="28.912313" calcext:value-type="float">
            <text:p>28,912313</text:p>
          </table:table-cell>
          <table:table-cell table:formula="of:=([.D84]-[.E84])^2" office:value-type="float" office:value="0.0126128622490003" calcext:value-type="float">
            <text:p>0,012612862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61538" calcext:value-type="float">
            <text:p>0,561538</text:p>
          </table:table-cell>
          <table:table-cell office:value-type="float" office:value="0.681463" calcext:value-type="float">
            <text:p>0,681463</text:p>
          </table:table-cell>
          <table:table-cell table:formula="of:=([.B85]*[.$B$297])-([.B85]*[.$B$296])+[.$B$296]" office:value-type="float" office:value="27.799994" calcext:value-type="float">
            <text:p>27,799994</text:p>
          </table:table-cell>
          <table:table-cell table:formula="of:=([.C85]*[.$B$297])-([.C85]*[.$B$296])+[.$B$296]" office:value-type="float" office:value="29.359019" calcext:value-type="float">
            <text:p>29,359019</text:p>
          </table:table-cell>
          <table:table-cell table:formula="of:=([.D85]-[.E85])^2" office:value-type="float" office:value="2.43055895062499" calcext:value-type="float">
            <text:p>2,43055895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572467" calcext:value-type="float">
            <text:p>0,572467</text:p>
          </table:table-cell>
          <table:table-cell table:formula="of:=([.B86]*[.$B$297])-([.B86]*[.$B$296])+[.$B$296]" office:value-type="float" office:value="28.099995" calcext:value-type="float">
            <text:p>28,099995</text:p>
          </table:table-cell>
          <table:table-cell table:formula="of:=([.C86]*[.$B$297])-([.C86]*[.$B$296])+[.$B$296]" office:value-type="float" office:value="27.942071" calcext:value-type="float">
            <text:p>27,942071</text:p>
          </table:table-cell>
          <table:table-cell table:formula="of:=([.D86]-[.E86])^2" office:value-type="float" office:value="0.0249399897760004" calcext:value-type="float">
            <text:p>0,024939989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79098" calcext:value-type="float">
            <text:p>0,579098</text:p>
          </table:table-cell>
          <table:table-cell table:formula="of:=([.B87]*[.$B$297])-([.B87]*[.$B$296])+[.$B$296]" office:value-type="float" office:value="26.900004" calcext:value-type="float">
            <text:p>26,900004</text:p>
          </table:table-cell>
          <table:table-cell table:formula="of:=([.C87]*[.$B$297])-([.C87]*[.$B$296])+[.$B$296]" office:value-type="float" office:value="28.028274" calcext:value-type="float">
            <text:p>28,028274</text:p>
          </table:table-cell>
          <table:table-cell table:formula="of:=([.D87]-[.E87])^2" office:value-type="float" office:value="1.27299319290001" calcext:value-type="float">
            <text:p>1,272993192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99193" calcext:value-type="float">
            <text:p>0,499193</text:p>
          </table:table-cell>
          <table:table-cell table:formula="of:=([.B88]*[.$B$297])-([.B88]*[.$B$296])+[.$B$296]" office:value-type="float" office:value="26.200006" calcext:value-type="float">
            <text:p>26,200006</text:p>
          </table:table-cell>
          <table:table-cell table:formula="of:=([.C88]*[.$B$297])-([.C88]*[.$B$296])+[.$B$296]" office:value-type="float" office:value="26.989509" calcext:value-type="float">
            <text:p>26,989509</text:p>
          </table:table-cell>
          <table:table-cell table:formula="of:=([.D88]-[.E88])^2" office:value-type="float" office:value="0.623314987009" calcext:value-type="float">
            <text:p>0,6233149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55846" calcext:value-type="float">
            <text:p>0,455846</text:p>
          </table:table-cell>
          <table:table-cell table:formula="of:=([.B89]*[.$B$297])-([.B89]*[.$B$296])+[.$B$296]" office:value-type="float" office:value="25.300003" calcext:value-type="float">
            <text:p>25,300003</text:p>
          </table:table-cell>
          <table:table-cell table:formula="of:=([.C89]*[.$B$297])-([.C89]*[.$B$296])+[.$B$296]" office:value-type="float" office:value="26.425998" calcext:value-type="float">
            <text:p>26,425998</text:p>
          </table:table-cell>
          <table:table-cell table:formula="of:=([.D89]-[.E89])^2" office:value-type="float" office:value="1.267864740025" calcext:value-type="float">
            <text:p>1,2678647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25874" calcext:value-type="float">
            <text:p>0,425874</text:p>
          </table:table-cell>
          <table:table-cell table:formula="of:=([.B90]*[.$B$297])-([.B90]*[.$B$296])+[.$B$296]" office:value-type="float" office:value="25.399999" calcext:value-type="float">
            <text:p>25,399999</text:p>
          </table:table-cell>
          <table:table-cell table:formula="of:=([.C90]*[.$B$297])-([.C90]*[.$B$296])+[.$B$296]" office:value-type="float" office:value="26.036362" calcext:value-type="float">
            <text:p>26,036362</text:p>
          </table:table-cell>
          <table:table-cell table:formula="of:=([.D90]-[.E90])^2" office:value-type="float" office:value="0.404957867768999" calcext:value-type="float">
            <text:p>0,404957867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08045" calcext:value-type="float">
            <text:p>0,408045</text:p>
          </table:table-cell>
          <table:table-cell table:formula="of:=([.B91]*[.$B$297])-([.B91]*[.$B$296])+[.$B$296]" office:value-type="float" office:value="25.399999" calcext:value-type="float">
            <text:p>25,399999</text:p>
          </table:table-cell>
          <table:table-cell table:formula="of:=([.C91]*[.$B$297])-([.C91]*[.$B$296])+[.$B$296]" office:value-type="float" office:value="25.804585" calcext:value-type="float">
            <text:p>25,804585</text:p>
          </table:table-cell>
          <table:table-cell table:formula="of:=([.D91]-[.E91])^2" office:value-type="float" office:value="0.163689831395999" calcext:value-type="float">
            <text:p>0,16368983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18107" calcext:value-type="float">
            <text:p>0,418107</text:p>
          </table:table-cell>
          <table:table-cell table:formula="of:=([.B92]*[.$B$297])-([.B92]*[.$B$296])+[.$B$296]" office:value-type="float" office:value="25.399999" calcext:value-type="float">
            <text:p>25,399999</text:p>
          </table:table-cell>
          <table:table-cell table:formula="of:=([.C92]*[.$B$297])-([.C92]*[.$B$296])+[.$B$296]" office:value-type="float" office:value="25.935391" calcext:value-type="float">
            <text:p>25,935391</text:p>
          </table:table-cell>
          <table:table-cell table:formula="of:=([.D92]-[.E92])^2" office:value-type="float" office:value="0.286644593664002" calcext:value-type="float">
            <text:p>0,286644593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2039" calcext:value-type="float">
            <text:p>0,42039</text:p>
          </table:table-cell>
          <table:table-cell table:formula="of:=([.B93]*[.$B$297])-([.B93]*[.$B$296])+[.$B$296]" office:value-type="float" office:value="25.099998" calcext:value-type="float">
            <text:p>25,099998</text:p>
          </table:table-cell>
          <table:table-cell table:formula="of:=([.C93]*[.$B$297])-([.C93]*[.$B$296])+[.$B$296]" office:value-type="float" office:value="25.96507" calcext:value-type="float">
            <text:p>25,96507</text:p>
          </table:table-cell>
          <table:table-cell table:formula="of:=([.D93]-[.E93])^2" office:value-type="float" office:value="0.748349565184002" calcext:value-type="float">
            <text:p>0,74834956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15351" calcext:value-type="float">
            <text:p>0,415351</text:p>
          </table:table-cell>
          <table:table-cell table:formula="of:=([.B94]*[.$B$297])-([.B94]*[.$B$296])+[.$B$296]" office:value-type="float" office:value="24.799997" calcext:value-type="float">
            <text:p>24,799997</text:p>
          </table:table-cell>
          <table:table-cell table:formula="of:=([.C94]*[.$B$297])-([.C94]*[.$B$296])+[.$B$296]" office:value-type="float" office:value="25.899563" calcext:value-type="float">
            <text:p>25,899563</text:p>
          </table:table-cell>
          <table:table-cell table:formula="of:=([.D94]-[.E94])^2" office:value-type="float" office:value="1.209045388356" calcext:value-type="float">
            <text:p>1,209045388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94883" calcext:value-type="float">
            <text:p>0,394883</text:p>
          </table:table-cell>
          <table:table-cell table:formula="of:=([.B95]*[.$B$297])-([.B95]*[.$B$296])+[.$B$296]" office:value-type="float" office:value="24.799997" calcext:value-type="float">
            <text:p>24,799997</text:p>
          </table:table-cell>
          <table:table-cell table:formula="of:=([.C95]*[.$B$297])-([.C95]*[.$B$296])+[.$B$296]" office:value-type="float" office:value="25.633479" calcext:value-type="float">
            <text:p>25,633479</text:p>
          </table:table-cell>
          <table:table-cell table:formula="of:=([.D95]-[.E95])^2" office:value-type="float" office:value="0.694692244324" calcext:value-type="float">
            <text:p>0,694692244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" calcext:value-type="float">
            <text:p>0,3</text:p>
          </table:table-cell>
          <table:table-cell office:value-type="float" office:value="0.392987" calcext:value-type="float">
            <text:p>0,392987</text:p>
          </table:table-cell>
          <table:table-cell table:formula="of:=([.B96]*[.$B$297])-([.B96]*[.$B$296])+[.$B$296]" office:value-type="float" office:value="24.4" calcext:value-type="float">
            <text:p>24,4</text:p>
          </table:table-cell>
          <table:table-cell table:formula="of:=([.C96]*[.$B$297])-([.C96]*[.$B$296])+[.$B$296]" office:value-type="float" office:value="25.608831" calcext:value-type="float">
            <text:p>25,608831</text:p>
          </table:table-cell>
          <table:table-cell table:formula="of:=([.D96]-[.E96])^2" office:value-type="float" office:value="1.46127238656101" calcext:value-type="float">
            <text:p>1,461272386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" calcext:value-type="float">
            <text:p>0,4</text:p>
          </table:table-cell>
          <table:table-cell office:value-type="float" office:value="0.37674" calcext:value-type="float">
            <text:p>0,37674</text:p>
          </table:table-cell>
          <table:table-cell table:formula="of:=([.B97]*[.$B$297])-([.B97]*[.$B$296])+[.$B$296]" office:value-type="float" office:value="25.7" calcext:value-type="float">
            <text:p>25,7</text:p>
          </table:table-cell>
          <table:table-cell table:formula="of:=([.C97]*[.$B$297])-([.C97]*[.$B$296])+[.$B$296]" office:value-type="float" office:value="25.39762" calcext:value-type="float">
            <text:p>25,39762</text:p>
          </table:table-cell>
          <table:table-cell table:formula="of:=([.D97]-[.E97])^2" office:value-type="float" office:value="0.0914336643999997" calcext:value-type="float">
            <text:p>0,091433664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429607" calcext:value-type="float">
            <text:p>0,429607</text:p>
          </table:table-cell>
          <table:table-cell table:formula="of:=([.B98]*[.$B$297])-([.B98]*[.$B$296])+[.$B$296]" office:value-type="float" office:value="24.499996" calcext:value-type="float">
            <text:p>24,499996</text:p>
          </table:table-cell>
          <table:table-cell table:formula="of:=([.C98]*[.$B$297])-([.C98]*[.$B$296])+[.$B$296]" office:value-type="float" office:value="26.084891" calcext:value-type="float">
            <text:p>26,084891</text:p>
          </table:table-cell>
          <table:table-cell table:formula="of:=([.D98]-[.E98])^2" office:value-type="float" office:value="2.511892161025" calcext:value-type="float">
            <text:p>2,51189216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40541" calcext:value-type="float">
            <text:p>0,40541</text:p>
          </table:table-cell>
          <table:table-cell table:formula="of:=([.B99]*[.$B$297])-([.B99]*[.$B$296])+[.$B$296]" office:value-type="float" office:value="24.099999" calcext:value-type="float">
            <text:p>24,099999</text:p>
          </table:table-cell>
          <table:table-cell table:formula="of:=([.C99]*[.$B$297])-([.C99]*[.$B$296])+[.$B$296]" office:value-type="float" office:value="25.77033" calcext:value-type="float">
            <text:p>25,77033</text:p>
          </table:table-cell>
          <table:table-cell table:formula="of:=([.D99]-[.E99])^2" office:value-type="float" office:value="2.790005649561" calcext:value-type="float">
            <text:p>2,790005649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92308" calcext:value-type="float">
            <text:p>0,292308</text:p>
          </table:table-cell>
          <table:table-cell office:value-type="float" office:value="0.350453" calcext:value-type="float">
            <text:p>0,350453</text:p>
          </table:table-cell>
          <table:table-cell table:formula="of:=([.B100]*[.$B$297])-([.B100]*[.$B$296])+[.$B$296]" office:value-type="float" office:value="24.300004" calcext:value-type="float">
            <text:p>24,300004</text:p>
          </table:table-cell>
          <table:table-cell table:formula="of:=([.C100]*[.$B$297])-([.C100]*[.$B$296])+[.$B$296]" office:value-type="float" office:value="25.055889" calcext:value-type="float">
            <text:p>25,055889</text:p>
          </table:table-cell>
          <table:table-cell table:formula="of:=([.D100]-[.E100])^2" office:value-type="float" office:value="0.571362133224999" calcext:value-type="float">
            <text:p>0,57136213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377023" calcext:value-type="float">
            <text:p>0,377023</text:p>
          </table:table-cell>
          <table:table-cell table:formula="of:=([.B101]*[.$B$297])-([.B101]*[.$B$296])+[.$B$296]" office:value-type="float" office:value="26.600003" calcext:value-type="float">
            <text:p>26,600003</text:p>
          </table:table-cell>
          <table:table-cell table:formula="of:=([.C101]*[.$B$297])-([.C101]*[.$B$296])+[.$B$296]" office:value-type="float" office:value="25.401299" calcext:value-type="float">
            <text:p>25,401299</text:p>
          </table:table-cell>
          <table:table-cell table:formula="of:=([.D101]-[.E101])^2" office:value-type="float" office:value="1.436891279616" calcext:value-type="float">
            <text:p>1,436891279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68742" calcext:value-type="float">
            <text:p>0,468742</text:p>
          </table:table-cell>
          <table:table-cell table:formula="of:=([.B102]*[.$B$297])-([.B102]*[.$B$296])+[.$B$296]" office:value-type="float" office:value="25.799996" calcext:value-type="float">
            <text:p>25,799996</text:p>
          </table:table-cell>
          <table:table-cell table:formula="of:=([.C102]*[.$B$297])-([.C102]*[.$B$296])+[.$B$296]" office:value-type="float" office:value="26.593646" calcext:value-type="float">
            <text:p>26,593646</text:p>
          </table:table-cell>
          <table:table-cell table:formula="of:=([.D102]-[.E102])^2" office:value-type="float" office:value="0.629880322499999" calcext:value-type="float">
            <text:p>0,62988032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50372" calcext:value-type="float">
            <text:p>0,50372</text:p>
          </table:table-cell>
          <table:table-cell table:formula="of:=([.B103]*[.$B$297])-([.B103]*[.$B$296])+[.$B$296]" office:value-type="float" office:value="24.799997" calcext:value-type="float">
            <text:p>24,799997</text:p>
          </table:table-cell>
          <table:table-cell table:formula="of:=([.C103]*[.$B$297])-([.C103]*[.$B$296])+[.$B$296]" office:value-type="float" office:value="27.04836" calcext:value-type="float">
            <text:p>27,04836</text:p>
          </table:table-cell>
          <table:table-cell table:formula="of:=([.D103]-[.E103])^2" office:value-type="float" office:value="5.05513617976899" calcext:value-type="float">
            <text:p>5,055136179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401752" calcext:value-type="float">
            <text:p>0,401752</text:p>
          </table:table-cell>
          <table:table-cell table:formula="of:=([.B104]*[.$B$297])-([.B104]*[.$B$296])+[.$B$296]" office:value-type="float" office:value="27.300001" calcext:value-type="float">
            <text:p>27,300001</text:p>
          </table:table-cell>
          <table:table-cell table:formula="of:=([.C104]*[.$B$297])-([.C104]*[.$B$296])+[.$B$296]" office:value-type="float" office:value="25.722776" calcext:value-type="float">
            <text:p>25,722776</text:p>
          </table:table-cell>
          <table:table-cell table:formula="of:=([.D104]-[.E104])^2" office:value-type="float" office:value="2.48763870062501" calcext:value-type="float">
            <text:p>2,487638700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51091" calcext:value-type="float">
            <text:p>0,51091</text:p>
          </table:table-cell>
          <table:table-cell table:formula="of:=([.B105]*[.$B$297])-([.B105]*[.$B$296])+[.$B$296]" office:value-type="float" office:value="27.900003" calcext:value-type="float">
            <text:p>27,900003</text:p>
          </table:table-cell>
          <table:table-cell table:formula="of:=([.C105]*[.$B$297])-([.C105]*[.$B$296])+[.$B$296]" office:value-type="float" office:value="27.14183" calcext:value-type="float">
            <text:p>27,14183</text:p>
          </table:table-cell>
          <table:table-cell table:formula="of:=([.D105]-[.E105])^2" office:value-type="float" office:value="0.574826297928999" calcext:value-type="float">
            <text:p>0,574826297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02356" calcext:value-type="float">
            <text:p>0,602356</text:p>
          </table:table-cell>
          <table:table-cell table:formula="of:=([.B106]*[.$B$297])-([.B106]*[.$B$296])+[.$B$296]" office:value-type="float" office:value="28.399996" calcext:value-type="float">
            <text:p>28,399996</text:p>
          </table:table-cell>
          <table:table-cell table:formula="of:=([.C106]*[.$B$297])-([.C106]*[.$B$296])+[.$B$296]" office:value-type="float" office:value="28.330628" calcext:value-type="float">
            <text:p>28,330628</text:p>
          </table:table-cell>
          <table:table-cell table:formula="of:=([.D106]-[.E106])^2" office:value-type="float" office:value="0.00481191942400011" calcext:value-type="float">
            <text:p>0,004811919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629564" calcext:value-type="float">
            <text:p>0,629564</text:p>
          </table:table-cell>
          <table:table-cell table:formula="of:=([.B107]*[.$B$297])-([.B107]*[.$B$296])+[.$B$296]" office:value-type="float" office:value="28.999998" calcext:value-type="float">
            <text:p>28,999998</text:p>
          </table:table-cell>
          <table:table-cell table:formula="of:=([.C107]*[.$B$297])-([.C107]*[.$B$296])+[.$B$296]" office:value-type="float" office:value="28.684332" calcext:value-type="float">
            <text:p>28,684332</text:p>
          </table:table-cell>
          <table:table-cell table:formula="of:=([.D107]-[.E107])^2" office:value-type="float" office:value="0.0996450235560002" calcext:value-type="float">
            <text:p>0,099645023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677099" calcext:value-type="float">
            <text:p>0,677099</text:p>
          </table:table-cell>
          <table:table-cell table:formula="of:=([.B108]*[.$B$297])-([.B108]*[.$B$296])+[.$B$296]" office:value-type="float" office:value="26.799995" calcext:value-type="float">
            <text:p>26,799995</text:p>
          </table:table-cell>
          <table:table-cell table:formula="of:=([.C108]*[.$B$297])-([.C108]*[.$B$296])+[.$B$296]" office:value-type="float" office:value="29.302287" calcext:value-type="float">
            <text:p>29,302287</text:p>
          </table:table-cell>
          <table:table-cell table:formula="of:=([.D108]-[.E108])^2" office:value-type="float" office:value="6.261465253264" calcext:value-type="float">
            <text:p>6,261465253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50782" calcext:value-type="float">
            <text:p>0,50782</text:p>
          </table:table-cell>
          <table:table-cell table:formula="of:=([.B109]*[.$B$297])-([.B109]*[.$B$296])+[.$B$296]" office:value-type="float" office:value="27.099996" calcext:value-type="float">
            <text:p>27,099996</text:p>
          </table:table-cell>
          <table:table-cell table:formula="of:=([.C109]*[.$B$297])-([.C109]*[.$B$296])+[.$B$296]" office:value-type="float" office:value="27.10166" calcext:value-type="float">
            <text:p>27,10166</text:p>
          </table:table-cell>
          <table:table-cell table:formula="of:=([.D109]-[.E109])^2" office:value-type="float" office:value="0.00000276889599999371" calcext:value-type="float">
            <text:p>2,76889599999371E-0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07293" calcext:value-type="float">
            <text:p>0,507293</text:p>
          </table:table-cell>
          <table:table-cell table:formula="of:=([.B110]*[.$B$297])-([.B110]*[.$B$296])+[.$B$296]" office:value-type="float" office:value="26.600003" calcext:value-type="float">
            <text:p>26,600003</text:p>
          </table:table-cell>
          <table:table-cell table:formula="of:=([.C110]*[.$B$297])-([.C110]*[.$B$296])+[.$B$296]" office:value-type="float" office:value="27.094809" calcext:value-type="float">
            <text:p>27,094809</text:p>
          </table:table-cell>
          <table:table-cell table:formula="of:=([.D110]-[.E110])^2" office:value-type="float" office:value="0.244832977635997" calcext:value-type="float">
            <text:p>0,244832977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8731" calcext:value-type="float">
            <text:p>0,48731</text:p>
          </table:table-cell>
          <table:table-cell table:formula="of:=([.B111]*[.$B$297])-([.B111]*[.$B$296])+[.$B$296]" office:value-type="float" office:value="25.499995" calcext:value-type="float">
            <text:p>25,499995</text:p>
          </table:table-cell>
          <table:table-cell table:formula="of:=([.C111]*[.$B$297])-([.C111]*[.$B$296])+[.$B$296]" office:value-type="float" office:value="26.83503" calcext:value-type="float">
            <text:p>26,83503</text:p>
          </table:table-cell>
          <table:table-cell table:formula="of:=([.D111]-[.E111])^2" office:value-type="float" office:value="1.78231845122501" calcext:value-type="float">
            <text:p>1,78231845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12853" calcext:value-type="float">
            <text:p>0,412853</text:p>
          </table:table-cell>
          <table:table-cell table:formula="of:=([.B112]*[.$B$297])-([.B112]*[.$B$296])+[.$B$296]" office:value-type="float" office:value="24.900006" calcext:value-type="float">
            <text:p>24,900006</text:p>
          </table:table-cell>
          <table:table-cell table:formula="of:=([.C112]*[.$B$297])-([.C112]*[.$B$296])+[.$B$296]" office:value-type="float" office:value="25.867089" calcext:value-type="float">
            <text:p>25,867089</text:p>
          </table:table-cell>
          <table:table-cell table:formula="of:=([.D112]-[.E112])^2" office:value-type="float" office:value="0.935249528889005" calcext:value-type="float">
            <text:p>0,935249528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00874" calcext:value-type="float">
            <text:p>0,400874</text:p>
          </table:table-cell>
          <table:table-cell table:formula="of:=([.B113]*[.$B$297])-([.B113]*[.$B$296])+[.$B$296]" office:value-type="float" office:value="26.799995" calcext:value-type="float">
            <text:p>26,799995</text:p>
          </table:table-cell>
          <table:table-cell table:formula="of:=([.C113]*[.$B$297])-([.C113]*[.$B$296])+[.$B$296]" office:value-type="float" office:value="25.711362" calcext:value-type="float">
            <text:p>25,711362</text:p>
          </table:table-cell>
          <table:table-cell table:formula="of:=([.D113]-[.E113])^2" office:value-type="float" office:value="1.185121808689" calcext:value-type="float">
            <text:p>1,185121808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5315" calcext:value-type="float">
            <text:p>0,465315</text:p>
          </table:table-cell>
          <table:table-cell table:formula="of:=([.B114]*[.$B$297])-([.B114]*[.$B$296])+[.$B$296]" office:value-type="float" office:value="26.300002" calcext:value-type="float">
            <text:p>26,300002</text:p>
          </table:table-cell>
          <table:table-cell table:formula="of:=([.C114]*[.$B$297])-([.C114]*[.$B$296])+[.$B$296]" office:value-type="float" office:value="26.549095" calcext:value-type="float">
            <text:p>26,549095</text:p>
          </table:table-cell>
          <table:table-cell table:formula="of:=([.D114]-[.E114])^2" office:value-type="float" office:value="0.062047322649001" calcext:value-type="float">
            <text:p>0,062047322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93116" calcext:value-type="float">
            <text:p>0,493116</text:p>
          </table:table-cell>
          <table:table-cell table:formula="of:=([.B115]*[.$B$297])-([.B115]*[.$B$296])+[.$B$296]" office:value-type="float" office:value="26.000001" calcext:value-type="float">
            <text:p>26,000001</text:p>
          </table:table-cell>
          <table:table-cell table:formula="of:=([.C115]*[.$B$297])-([.C115]*[.$B$296])+[.$B$296]" office:value-type="float" office:value="26.910508" calcext:value-type="float">
            <text:p>26,910508</text:p>
          </table:table-cell>
          <table:table-cell table:formula="of:=([.D115]-[.E115])^2" office:value-type="float" office:value="0.829022997048998" calcext:value-type="float">
            <text:p>0,82902299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60198" calcext:value-type="float">
            <text:p>0,460198</text:p>
          </table:table-cell>
          <table:table-cell table:formula="of:=([.B116]*[.$B$297])-([.B116]*[.$B$296])+[.$B$296]" office:value-type="float" office:value="26.200006" calcext:value-type="float">
            <text:p>26,200006</text:p>
          </table:table-cell>
          <table:table-cell table:formula="of:=([.C116]*[.$B$297])-([.C116]*[.$B$296])+[.$B$296]" office:value-type="float" office:value="26.482574" calcext:value-type="float">
            <text:p>26,482574</text:p>
          </table:table-cell>
          <table:table-cell table:formula="of:=([.D116]-[.E116])^2" office:value-type="float" office:value="0.0798446746239987" calcext:value-type="float">
            <text:p>0,079844674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8348" calcext:value-type="float">
            <text:p>0,48348</text:p>
          </table:table-cell>
          <table:table-cell table:formula="of:=([.B117]*[.$B$297])-([.B117]*[.$B$296])+[.$B$296]" office:value-type="float" office:value="26.799995" calcext:value-type="float">
            <text:p>26,799995</text:p>
          </table:table-cell>
          <table:table-cell table:formula="of:=([.C117]*[.$B$297])-([.C117]*[.$B$296])+[.$B$296]" office:value-type="float" office:value="26.78524" calcext:value-type="float">
            <text:p>26,78524</text:p>
          </table:table-cell>
          <table:table-cell table:formula="of:=([.D117]-[.E117])^2" office:value-type="float" office:value="0.000217710024999924" calcext:value-type="float">
            <text:p>0,0002177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96823" calcext:value-type="float">
            <text:p>0,496823</text:p>
          </table:table-cell>
          <table:table-cell table:formula="of:=([.B118]*[.$B$297])-([.B118]*[.$B$296])+[.$B$296]" office:value-type="float" office:value="26.000001" calcext:value-type="float">
            <text:p>26,000001</text:p>
          </table:table-cell>
          <table:table-cell table:formula="of:=([.C118]*[.$B$297])-([.C118]*[.$B$296])+[.$B$296]" office:value-type="float" office:value="26.958699" calcext:value-type="float">
            <text:p>26,958699</text:p>
          </table:table-cell>
          <table:table-cell table:formula="of:=([.D118]-[.E118])^2" office:value-type="float" office:value="0.919101855203997" calcext:value-type="float">
            <text:p>0,919101855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65508" calcext:value-type="float">
            <text:p>0,465508</text:p>
          </table:table-cell>
          <table:table-cell table:formula="of:=([.B119]*[.$B$297])-([.B119]*[.$B$296])+[.$B$296]" office:value-type="float" office:value="26.200006" calcext:value-type="float">
            <text:p>26,200006</text:p>
          </table:table-cell>
          <table:table-cell table:formula="of:=([.C119]*[.$B$297])-([.C119]*[.$B$296])+[.$B$296]" office:value-type="float" office:value="26.551604" calcext:value-type="float">
            <text:p>26,551604</text:p>
          </table:table-cell>
          <table:table-cell table:formula="of:=([.D119]-[.E119])^2" office:value-type="float" office:value="0.123621153603997" calcext:value-type="float">
            <text:p>0,123621153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64122" calcext:value-type="float">
            <text:p>0,464122</text:p>
          </table:table-cell>
          <table:table-cell table:formula="of:=([.B120]*[.$B$297])-([.B120]*[.$B$296])+[.$B$296]" office:value-type="float" office:value="25.499995" calcext:value-type="float">
            <text:p>25,499995</text:p>
          </table:table-cell>
          <table:table-cell table:formula="of:=([.C120]*[.$B$297])-([.C120]*[.$B$296])+[.$B$296]" office:value-type="float" office:value="26.533586" calcext:value-type="float">
            <text:p>26,533586</text:p>
          </table:table-cell>
          <table:table-cell table:formula="of:=([.D120]-[.E120])^2" office:value-type="float" office:value="1.068310355281" calcext:value-type="float">
            <text:p>1,068310355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38656" calcext:value-type="float">
            <text:p>0,438656</text:p>
          </table:table-cell>
          <table:table-cell table:formula="of:=([.B121]*[.$B$297])-([.B121]*[.$B$296])+[.$B$296]" office:value-type="float" office:value="25.300003" calcext:value-type="float">
            <text:p>25,300003</text:p>
          </table:table-cell>
          <table:table-cell table:formula="of:=([.C121]*[.$B$297])-([.C121]*[.$B$296])+[.$B$296]" office:value-type="float" office:value="26.202528" calcext:value-type="float">
            <text:p>26,202528</text:p>
          </table:table-cell>
          <table:table-cell table:formula="of:=([.D121]-[.E121])^2" office:value-type="float" office:value="0.814551375625001" calcext:value-type="float">
            <text:p>0,814551375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08616" calcext:value-type="float">
            <text:p>0,408616</text:p>
          </table:table-cell>
          <table:table-cell table:formula="of:=([.B122]*[.$B$297])-([.B122]*[.$B$296])+[.$B$296]" office:value-type="float" office:value="25.000002" calcext:value-type="float">
            <text:p>25,000002</text:p>
          </table:table-cell>
          <table:table-cell table:formula="of:=([.C122]*[.$B$297])-([.C122]*[.$B$296])+[.$B$296]" office:value-type="float" office:value="25.812008" calcext:value-type="float">
            <text:p>25,812008</text:p>
          </table:table-cell>
          <table:table-cell table:formula="of:=([.D122]-[.E122])^2" office:value-type="float" office:value="0.659353744036" calcext:value-type="float">
            <text:p>0,65935374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05509" calcext:value-type="float">
            <text:p>0,405509</text:p>
          </table:table-cell>
          <table:table-cell table:formula="of:=([.B123]*[.$B$297])-([.B123]*[.$B$296])+[.$B$296]" office:value-type="float" office:value="25.199994" calcext:value-type="float">
            <text:p>25,199994</text:p>
          </table:table-cell>
          <table:table-cell table:formula="of:=([.C123]*[.$B$297])-([.C123]*[.$B$296])+[.$B$296]" office:value-type="float" office:value="25.771617" calcext:value-type="float">
            <text:p>25,771617</text:p>
          </table:table-cell>
          <table:table-cell table:formula="of:=([.D123]-[.E123])^2" office:value-type="float" office:value="0.326752854129003" calcext:value-type="float">
            <text:p>0,326752854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05624" calcext:value-type="float">
            <text:p>0,405624</text:p>
          </table:table-cell>
          <table:table-cell table:formula="of:=([.B124]*[.$B$297])-([.B124]*[.$B$296])+[.$B$296]" office:value-type="float" office:value="24.600005" calcext:value-type="float">
            <text:p>24,600005</text:p>
          </table:table-cell>
          <table:table-cell table:formula="of:=([.C124]*[.$B$297])-([.C124]*[.$B$296])+[.$B$296]" office:value-type="float" office:value="25.773112" calcext:value-type="float">
            <text:p>25,773112</text:p>
          </table:table-cell>
          <table:table-cell table:formula="of:=([.D124]-[.E124])^2" office:value-type="float" office:value="1.376180033449" calcext:value-type="float">
            <text:p>1,376180033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389655" calcext:value-type="float">
            <text:p>0,389655</text:p>
          </table:table-cell>
          <table:table-cell table:formula="of:=([.B125]*[.$B$297])-([.B125]*[.$B$296])+[.$B$296]" office:value-type="float" office:value="26.699999" calcext:value-type="float">
            <text:p>26,699999</text:p>
          </table:table-cell>
          <table:table-cell table:formula="of:=([.C125]*[.$B$297])-([.C125]*[.$B$296])+[.$B$296]" office:value-type="float" office:value="25.565515" calcext:value-type="float">
            <text:p>25,565515</text:p>
          </table:table-cell>
          <table:table-cell table:formula="of:=([.D125]-[.E125])^2" office:value-type="float" office:value="1.287053946256" calcext:value-type="float">
            <text:p>1,287053946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473629" calcext:value-type="float">
            <text:p>0,473629</text:p>
          </table:table-cell>
          <table:table-cell table:formula="of:=([.B126]*[.$B$297])-([.B126]*[.$B$296])+[.$B$296]" office:value-type="float" office:value="28.800006" calcext:value-type="float">
            <text:p>28,800006</text:p>
          </table:table-cell>
          <table:table-cell table:formula="of:=([.C126]*[.$B$297])-([.C126]*[.$B$296])+[.$B$296]" office:value-type="float" office:value="26.657177" calcext:value-type="float">
            <text:p>26,657177</text:p>
          </table:table-cell>
          <table:table-cell table:formula="of:=([.D126]-[.E126])^2" office:value-type="float" office:value="4.591716123241" calcext:value-type="float">
            <text:p>4,591716123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69231" calcext:value-type="float">
            <text:p>0,669231</text:p>
          </table:table-cell>
          <table:table-cell office:value-type="float" office:value="0.668645" calcext:value-type="float">
            <text:p>0,668645</text:p>
          </table:table-cell>
          <table:table-cell table:formula="of:=([.B127]*[.$B$297])-([.B127]*[.$B$296])+[.$B$296]" office:value-type="float" office:value="29.200003" calcext:value-type="float">
            <text:p>29,200003</text:p>
          </table:table-cell>
          <table:table-cell table:formula="of:=([.C127]*[.$B$297])-([.C127]*[.$B$296])+[.$B$296]" office:value-type="float" office:value="29.192385" calcext:value-type="float">
            <text:p>29,192385</text:p>
          </table:table-cell>
          <table:table-cell table:formula="of:=([.D127]-[.E127])^2" office:value-type="float" office:value="0.000058033924000012" calcext:value-type="float">
            <text:p>5,8033924000012E-0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713543" calcext:value-type="float">
            <text:p>0,713543</text:p>
          </table:table-cell>
          <table:table-cell table:formula="of:=([.B128]*[.$B$297])-([.B128]*[.$B$296])+[.$B$296]" office:value-type="float" office:value="30.399994" calcext:value-type="float">
            <text:p>30,399994</text:p>
          </table:table-cell>
          <table:table-cell table:formula="of:=([.C128]*[.$B$297])-([.C128]*[.$B$296])+[.$B$296]" office:value-type="float" office:value="29.776059" calcext:value-type="float">
            <text:p>29,776059</text:p>
          </table:table-cell>
          <table:table-cell table:formula="of:=([.D128]-[.E128])^2" office:value-type="float" office:value="0.389294884225004" calcext:value-type="float">
            <text:p>0,38929488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71953" calcext:value-type="float">
            <text:p>0,771953</text:p>
          </table:table-cell>
          <table:table-cell table:formula="of:=([.B129]*[.$B$297])-([.B129]*[.$B$296])+[.$B$296]" office:value-type="float" office:value="30.999996" calcext:value-type="float">
            <text:p>30,999996</text:p>
          </table:table-cell>
          <table:table-cell table:formula="of:=([.C129]*[.$B$297])-([.C129]*[.$B$296])+[.$B$296]" office:value-type="float" office:value="30.535389" calcext:value-type="float">
            <text:p>30,535389</text:p>
          </table:table-cell>
          <table:table-cell table:formula="of:=([.D129]-[.E129])^2" office:value-type="float" office:value="0.215859664448997" calcext:value-type="float">
            <text:p>0,215859664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789217" calcext:value-type="float">
            <text:p>0,789217</text:p>
          </table:table-cell>
          <table:table-cell table:formula="of:=([.B130]*[.$B$297])-([.B130]*[.$B$296])+[.$B$296]" office:value-type="float" office:value="30.500003" calcext:value-type="float">
            <text:p>30,500003</text:p>
          </table:table-cell>
          <table:table-cell table:formula="of:=([.C130]*[.$B$297])-([.C130]*[.$B$296])+[.$B$296]" office:value-type="float" office:value="30.759821" calcext:value-type="float">
            <text:p>30,759821</text:p>
          </table:table-cell>
          <table:table-cell table:formula="of:=([.D130]-[.E130])^2" office:value-type="float" office:value="0.0675053931239996" calcext:value-type="float">
            <text:p>0,06750539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" calcext:value-type="float">
            <text:p>0,8</text:p>
          </table:table-cell>
          <table:table-cell office:value-type="float" office:value="0.71403" calcext:value-type="float">
            <text:p>0,71403</text:p>
          </table:table-cell>
          <table:table-cell table:formula="of:=([.B131]*[.$B$297])-([.B131]*[.$B$296])+[.$B$296]" office:value-type="float" office:value="30.9" calcext:value-type="float">
            <text:p>30,9</text:p>
          </table:table-cell>
          <table:table-cell table:formula="of:=([.C131]*[.$B$297])-([.C131]*[.$B$296])+[.$B$296]" office:value-type="float" office:value="29.78239" calcext:value-type="float">
            <text:p>29,78239</text:p>
          </table:table-cell>
          <table:table-cell table:formula="of:=([.D131]-[.E131])^2" office:value-type="float" office:value="1.24905211209999" calcext:value-type="float">
            <text:p>1,249052112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720504" calcext:value-type="float">
            <text:p>0,720504</text:p>
          </table:table-cell>
          <table:table-cell table:formula="of:=([.B132]*[.$B$297])-([.B132]*[.$B$296])+[.$B$296]" office:value-type="float" office:value="31.500002" calcext:value-type="float">
            <text:p>31,500002</text:p>
          </table:table-cell>
          <table:table-cell table:formula="of:=([.C132]*[.$B$297])-([.C132]*[.$B$296])+[.$B$296]" office:value-type="float" office:value="29.866552" calcext:value-type="float">
            <text:p>29,866552</text:p>
          </table:table-cell>
          <table:table-cell table:formula="of:=([.D132]-[.E132])^2" office:value-type="float" office:value="2.66815890250001" calcext:value-type="float">
            <text:p>2,668158902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728742" calcext:value-type="float">
            <text:p>0,728742</text:p>
          </table:table-cell>
          <table:table-cell table:formula="of:=([.B133]*[.$B$297])-([.B133]*[.$B$296])+[.$B$296]" office:value-type="float" office:value="30.500003" calcext:value-type="float">
            <text:p>30,500003</text:p>
          </table:table-cell>
          <table:table-cell table:formula="of:=([.C133]*[.$B$297])-([.C133]*[.$B$296])+[.$B$296]" office:value-type="float" office:value="29.973646" calcext:value-type="float">
            <text:p>29,973646</text:p>
          </table:table-cell>
          <table:table-cell table:formula="of:=([.D133]-[.E133])^2" office:value-type="float" office:value="0.277051691449001" calcext:value-type="float">
            <text:p>0,277051691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664152" calcext:value-type="float">
            <text:p>0,664152</text:p>
          </table:table-cell>
          <table:table-cell table:formula="of:=([.B134]*[.$B$297])-([.B134]*[.$B$296])+[.$B$296]" office:value-type="float" office:value="29.800005" calcext:value-type="float">
            <text:p>29,800005</text:p>
          </table:table-cell>
          <table:table-cell table:formula="of:=([.C134]*[.$B$297])-([.C134]*[.$B$296])+[.$B$296]" office:value-type="float" office:value="29.133976" calcext:value-type="float">
            <text:p>29,133976</text:p>
          </table:table-cell>
          <table:table-cell table:formula="of:=([.D134]-[.E134])^2" office:value-type="float" office:value="0.443594628841002" calcext:value-type="float">
            <text:p>0,443594628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38351" calcext:value-type="float">
            <text:p>0,638351</text:p>
          </table:table-cell>
          <table:table-cell table:formula="of:=([.B135]*[.$B$297])-([.B135]*[.$B$296])+[.$B$296]" office:value-type="float" office:value="28.099995" calcext:value-type="float">
            <text:p>28,099995</text:p>
          </table:table-cell>
          <table:table-cell table:formula="of:=([.C135]*[.$B$297])-([.C135]*[.$B$296])+[.$B$296]" office:value-type="float" office:value="28.798563" calcext:value-type="float">
            <text:p>28,798563</text:p>
          </table:table-cell>
          <table:table-cell table:formula="of:=([.D135]-[.E135])^2" office:value-type="float" office:value="0.487997250624002" calcext:value-type="float">
            <text:p>0,487997250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,5</text:p>
          </table:table-cell>
          <table:table-cell office:value-type="float" office:value="0.556627" calcext:value-type="float">
            <text:p>0,556627</text:p>
          </table:table-cell>
          <table:table-cell table:formula="of:=([.B136]*[.$B$297])-([.B136]*[.$B$296])+[.$B$296]" office:value-type="float" office:value="27" calcext:value-type="float">
            <text:p>27</text:p>
          </table:table-cell>
          <table:table-cell table:formula="of:=([.C136]*[.$B$297])-([.C136]*[.$B$296])+[.$B$296]" office:value-type="float" office:value="27.736151" calcext:value-type="float">
            <text:p>27,736151</text:p>
          </table:table-cell>
          <table:table-cell table:formula="of:=([.D136]-[.E136])^2" office:value-type="float" office:value="0.541918294800999" calcext:value-type="float">
            <text:p>0,541918294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502676" calcext:value-type="float">
            <text:p>0,502676</text:p>
          </table:table-cell>
          <table:table-cell table:formula="of:=([.B137]*[.$B$297])-([.B137]*[.$B$296])+[.$B$296]" office:value-type="float" office:value="29.099994" calcext:value-type="float">
            <text:p>29,099994</text:p>
          </table:table-cell>
          <table:table-cell table:formula="of:=([.C137]*[.$B$297])-([.C137]*[.$B$296])+[.$B$296]" office:value-type="float" office:value="27.034788" calcext:value-type="float">
            <text:p>27,034788</text:p>
          </table:table-cell>
          <table:table-cell table:formula="of:=([.D137]-[.E137])^2" office:value-type="float" office:value="4.265075822436" calcext:value-type="float">
            <text:p>4,265075822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558467" calcext:value-type="float">
            <text:p>0,558467</text:p>
          </table:table-cell>
          <table:table-cell table:formula="of:=([.B138]*[.$B$297])-([.B138]*[.$B$296])+[.$B$296]" office:value-type="float" office:value="26.499994" calcext:value-type="float">
            <text:p>26,499994</text:p>
          </table:table-cell>
          <table:table-cell table:formula="of:=([.C138]*[.$B$297])-([.C138]*[.$B$296])+[.$B$296]" office:value-type="float" office:value="27.760071" calcext:value-type="float">
            <text:p>27,760071</text:p>
          </table:table-cell>
          <table:table-cell table:formula="of:=([.D138]-[.E138])^2" office:value-type="float" office:value="1.587794045929" calcext:value-type="float">
            <text:p>1,587794045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55828" calcext:value-type="float">
            <text:p>0,455828</text:p>
          </table:table-cell>
          <table:table-cell table:formula="of:=([.B139]*[.$B$297])-([.B139]*[.$B$296])+[.$B$296]" office:value-type="float" office:value="26.300002" calcext:value-type="float">
            <text:p>26,300002</text:p>
          </table:table-cell>
          <table:table-cell table:formula="of:=([.C139]*[.$B$297])-([.C139]*[.$B$296])+[.$B$296]" office:value-type="float" office:value="26.425764" calcext:value-type="float">
            <text:p>26,425764</text:p>
          </table:table-cell>
          <table:table-cell table:formula="of:=([.D139]-[.E139])^2" office:value-type="float" office:value="0.0158160806440004" calcext:value-type="float">
            <text:p>0,015816080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458227" calcext:value-type="float">
            <text:p>0,458227</text:p>
          </table:table-cell>
          <table:table-cell table:formula="of:=([.B140]*[.$B$297])-([.B140]*[.$B$296])+[.$B$296]" office:value-type="float" office:value="30.100006" calcext:value-type="float">
            <text:p>30,100006</text:p>
          </table:table-cell>
          <table:table-cell table:formula="of:=([.C140]*[.$B$297])-([.C140]*[.$B$296])+[.$B$296]" office:value-type="float" office:value="26.456951" calcext:value-type="float">
            <text:p>26,456951</text:p>
          </table:table-cell>
          <table:table-cell table:formula="of:=([.D140]-[.E140])^2" office:value-type="float" office:value="13.271849733025" calcext:value-type="float">
            <text:p>13,27184973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63999" calcext:value-type="float">
            <text:p>0,63999</text:p>
          </table:table-cell>
          <table:table-cell table:formula="of:=([.B141]*[.$B$297])-([.B141]*[.$B$296])+[.$B$296]" office:value-type="float" office:value="26.300002" calcext:value-type="float">
            <text:p>26,300002</text:p>
          </table:table-cell>
          <table:table-cell table:formula="of:=([.C141]*[.$B$297])-([.C141]*[.$B$296])+[.$B$296]" office:value-type="float" office:value="28.81987" calcext:value-type="float">
            <text:p>28,81987</text:p>
          </table:table-cell>
          <table:table-cell table:formula="of:=([.D141]-[.E141])^2" office:value-type="float" office:value="6.34973473742401" calcext:value-type="float">
            <text:p>6,349734737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4683" calcext:value-type="float">
            <text:p>0,44683</text:p>
          </table:table-cell>
          <table:table-cell table:formula="of:=([.B142]*[.$B$297])-([.B142]*[.$B$296])+[.$B$296]" office:value-type="float" office:value="26.300002" calcext:value-type="float">
            <text:p>26,300002</text:p>
          </table:table-cell>
          <table:table-cell table:formula="of:=([.C142]*[.$B$297])-([.C142]*[.$B$296])+[.$B$296]" office:value-type="float" office:value="26.30879" calcext:value-type="float">
            <text:p>26,30879</text:p>
          </table:table-cell>
          <table:table-cell table:formula="of:=([.D142]-[.E142])^2" office:value-type="float" office:value="0.0000772289440000471" calcext:value-type="float">
            <text:p>7,72289440000471E-0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61372" calcext:value-type="float">
            <text:p>0,461372</text:p>
          </table:table-cell>
          <table:table-cell table:formula="of:=([.B143]*[.$B$297])-([.B143]*[.$B$296])+[.$B$296]" office:value-type="float" office:value="25.900005" calcext:value-type="float">
            <text:p>25,900005</text:p>
          </table:table-cell>
          <table:table-cell table:formula="of:=([.C143]*[.$B$297])-([.C143]*[.$B$296])+[.$B$296]" office:value-type="float" office:value="26.497836" calcext:value-type="float">
            <text:p>26,497836</text:p>
          </table:table-cell>
          <table:table-cell table:formula="of:=([.D143]-[.E143])^2" office:value-type="float" office:value="0.357401904560999" calcext:value-type="float">
            <text:p>0,357401904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489295" calcext:value-type="float">
            <text:p>0,489295</text:p>
          </table:table-cell>
          <table:table-cell table:formula="of:=([.B144]*[.$B$297])-([.B144]*[.$B$296])+[.$B$296]" office:value-type="float" office:value="31.100005" calcext:value-type="float">
            <text:p>31,100005</text:p>
          </table:table-cell>
          <table:table-cell table:formula="of:=([.C144]*[.$B$297])-([.C144]*[.$B$296])+[.$B$296]" office:value-type="float" office:value="26.860835" calcext:value-type="float">
            <text:p>26,860835</text:p>
          </table:table-cell>
          <table:table-cell table:formula="of:=([.D144]-[.E144])^2" office:value-type="float" office:value="17.9705622889" calcext:value-type="float">
            <text:p>17,970562288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79547" calcext:value-type="float">
            <text:p>0,579547</text:p>
          </table:table-cell>
          <table:table-cell table:formula="of:=([.B145]*[.$B$297])-([.B145]*[.$B$296])+[.$B$296]" office:value-type="float" office:value="25.600004" calcext:value-type="float">
            <text:p>25,600004</text:p>
          </table:table-cell>
          <table:table-cell table:formula="of:=([.C145]*[.$B$297])-([.C145]*[.$B$296])+[.$B$296]" office:value-type="float" office:value="28.034111" calcext:value-type="float">
            <text:p>28,034111</text:p>
          </table:table-cell>
          <table:table-cell table:formula="of:=([.D145]-[.E145])^2" office:value-type="float" office:value="5.924876887449" calcext:value-type="float">
            <text:p>5,924876887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449982" calcext:value-type="float">
            <text:p>0,449982</text:p>
          </table:table-cell>
          <table:table-cell table:formula="of:=([.B146]*[.$B$297])-([.B146]*[.$B$296])+[.$B$296]" office:value-type="float" office:value="28.500005" calcext:value-type="float">
            <text:p>28,500005</text:p>
          </table:table-cell>
          <table:table-cell table:formula="of:=([.C146]*[.$B$297])-([.C146]*[.$B$296])+[.$B$296]" office:value-type="float" office:value="26.349766" calcext:value-type="float">
            <text:p>26,349766</text:p>
          </table:table-cell>
          <table:table-cell table:formula="of:=([.D146]-[.E146])^2" office:value-type="float" office:value="4.62352775712101" calcext:value-type="float">
            <text:p>4,623527757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2827" calcext:value-type="float">
            <text:p>0,52827</text:p>
          </table:table-cell>
          <table:table-cell table:formula="of:=([.B147]*[.$B$297])-([.B147]*[.$B$296])+[.$B$296]" office:value-type="float" office:value="25.600004" calcext:value-type="float">
            <text:p>25,600004</text:p>
          </table:table-cell>
          <table:table-cell table:formula="of:=([.C147]*[.$B$297])-([.C147]*[.$B$296])+[.$B$296]" office:value-type="float" office:value="27.36751" calcext:value-type="float">
            <text:p>27,36751</text:p>
          </table:table-cell>
          <table:table-cell table:formula="of:=([.D147]-[.E147])^2" office:value-type="float" office:value="3.124077460036" calcext:value-type="float">
            <text:p>3,124077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505337" calcext:value-type="float">
            <text:p>0,505337</text:p>
          </table:table-cell>
          <table:table-cell table:formula="of:=([.B148]*[.$B$297])-([.B148]*[.$B$296])+[.$B$296]" office:value-type="float" office:value="25.300003" calcext:value-type="float">
            <text:p>25,300003</text:p>
          </table:table-cell>
          <table:table-cell table:formula="of:=([.C148]*[.$B$297])-([.C148]*[.$B$296])+[.$B$296]" office:value-type="float" office:value="27.069381" calcext:value-type="float">
            <text:p>27,069381</text:p>
          </table:table-cell>
          <table:table-cell table:formula="of:=([.D148]-[.E148])^2" office:value-type="float" office:value="3.130698506884" calcext:value-type="float">
            <text:p>3,130698506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383668" calcext:value-type="float">
            <text:p>0,383668</text:p>
          </table:table-cell>
          <table:table-cell table:formula="of:=([.B149]*[.$B$297])-([.B149]*[.$B$296])+[.$B$296]" office:value-type="float" office:value="30.800004" calcext:value-type="float">
            <text:p>30,800004</text:p>
          </table:table-cell>
          <table:table-cell table:formula="of:=([.C149]*[.$B$297])-([.C149]*[.$B$296])+[.$B$296]" office:value-type="float" office:value="25.487684" calcext:value-type="float">
            <text:p>25,487684</text:p>
          </table:table-cell>
          <table:table-cell table:formula="of:=([.D149]-[.E149])^2" office:value-type="float" office:value="28.2207437824" calcext:value-type="float">
            <text:p>28,220743782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639085" calcext:value-type="float">
            <text:p>0,639085</text:p>
          </table:table-cell>
          <table:table-cell table:formula="of:=([.B150]*[.$B$297])-([.B150]*[.$B$296])+[.$B$296]" office:value-type="float" office:value="25.399999" calcext:value-type="float">
            <text:p>25,399999</text:p>
          </table:table-cell>
          <table:table-cell table:formula="of:=([.C150]*[.$B$297])-([.C150]*[.$B$296])+[.$B$296]" office:value-type="float" office:value="28.808105" calcext:value-type="float">
            <text:p>28,808105</text:p>
          </table:table-cell>
          <table:table-cell table:formula="of:=([.D150]-[.E150])^2" office:value-type="float" office:value="11.615186507236" calcext:value-type="float">
            <text:p>11,61518650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401087" calcext:value-type="float">
            <text:p>0,401087</text:p>
          </table:table-cell>
          <table:table-cell table:formula="of:=([.B151]*[.$B$297])-([.B151]*[.$B$296])+[.$B$296]" office:value-type="float" office:value="30.999996" calcext:value-type="float">
            <text:p>30,999996</text:p>
          </table:table-cell>
          <table:table-cell table:formula="of:=([.C151]*[.$B$297])-([.C151]*[.$B$296])+[.$B$296]" office:value-type="float" office:value="25.714131" calcext:value-type="float">
            <text:p>25,714131</text:p>
          </table:table-cell>
          <table:table-cell table:formula="of:=([.D151]-[.E151])^2" office:value-type="float" office:value="27.940368798225" calcext:value-type="float">
            <text:p>27,940368798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611956" calcext:value-type="float">
            <text:p>0,611956</text:p>
          </table:table-cell>
          <table:table-cell table:formula="of:=([.B152]*[.$B$297])-([.B152]*[.$B$296])+[.$B$296]" office:value-type="float" office:value="25.499995" calcext:value-type="float">
            <text:p>25,499995</text:p>
          </table:table-cell>
          <table:table-cell table:formula="of:=([.C152]*[.$B$297])-([.C152]*[.$B$296])+[.$B$296]" office:value-type="float" office:value="28.455428" calcext:value-type="float">
            <text:p>28,455428</text:p>
          </table:table-cell>
          <table:table-cell table:formula="of:=([.D152]-[.E152])^2" office:value-type="float" office:value="8.734584217489" calcext:value-type="float">
            <text:p>8,734584217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838462" calcext:value-type="float">
            <text:p>0,838462</text:p>
          </table:table-cell>
          <table:table-cell office:value-type="float" office:value="0.497287" calcext:value-type="float">
            <text:p>0,497287</text:p>
          </table:table-cell>
          <table:table-cell table:formula="of:=([.B153]*[.$B$297])-([.B153]*[.$B$296])+[.$B$296]" office:value-type="float" office:value="31.400006" calcext:value-type="float">
            <text:p>31,400006</text:p>
          </table:table-cell>
          <table:table-cell table:formula="of:=([.C153]*[.$B$297])-([.C153]*[.$B$296])+[.$B$296]" office:value-type="float" office:value="26.964731" calcext:value-type="float">
            <text:p>26,964731</text:p>
          </table:table-cell>
          <table:table-cell table:formula="of:=([.D153]-[.E153])^2" office:value-type="float" office:value="19.671664325625" calcext:value-type="float">
            <text:p>19,671664325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536754" calcext:value-type="float">
            <text:p>0,536754</text:p>
          </table:table-cell>
          <table:table-cell table:formula="of:=([.B154]*[.$B$297])-([.B154]*[.$B$296])+[.$B$296]" office:value-type="float" office:value="27.600002" calcext:value-type="float">
            <text:p>27,600002</text:p>
          </table:table-cell>
          <table:table-cell table:formula="of:=([.C154]*[.$B$297])-([.C154]*[.$B$296])+[.$B$296]" office:value-type="float" office:value="27.477802" calcext:value-type="float">
            <text:p>27,477802</text:p>
          </table:table-cell>
          <table:table-cell table:formula="of:=([.D154]-[.E154])^2" office:value-type="float" office:value="0.0149328399999999" calcext:value-type="float">
            <text:p>0,0149328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615228" calcext:value-type="float">
            <text:p>0,615228</text:p>
          </table:table-cell>
          <table:table-cell table:formula="of:=([.B155]*[.$B$297])-([.B155]*[.$B$296])+[.$B$296]" office:value-type="float" office:value="26.699999" calcext:value-type="float">
            <text:p>26,699999</text:p>
          </table:table-cell>
          <table:table-cell table:formula="of:=([.C155]*[.$B$297])-([.C155]*[.$B$296])+[.$B$296]" office:value-type="float" office:value="28.497964" calcext:value-type="float">
            <text:p>28,497964</text:p>
          </table:table-cell>
          <table:table-cell table:formula="of:=([.D155]-[.E155])^2" office:value-type="float" office:value="3.232678141225" calcext:value-type="float">
            <text:p>3,23267814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59226" calcext:value-type="float">
            <text:p>0,459226</text:p>
          </table:table-cell>
          <table:table-cell table:formula="of:=([.B156]*[.$B$297])-([.B156]*[.$B$296])+[.$B$296]" office:value-type="float" office:value="26.600003" calcext:value-type="float">
            <text:p>26,600003</text:p>
          </table:table-cell>
          <table:table-cell table:formula="of:=([.C156]*[.$B$297])-([.C156]*[.$B$296])+[.$B$296]" office:value-type="float" office:value="26.469938" calcext:value-type="float">
            <text:p>26,469938</text:p>
          </table:table-cell>
          <table:table-cell table:formula="of:=([.D156]-[.E156])^2" office:value-type="float" office:value="0.0169169042250005" calcext:value-type="float">
            <text:p>0,016916904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538119" calcext:value-type="float">
            <text:p>0,538119</text:p>
          </table:table-cell>
          <table:table-cell table:formula="of:=([.B157]*[.$B$297])-([.B157]*[.$B$296])+[.$B$296]" office:value-type="float" office:value="30.800004" calcext:value-type="float">
            <text:p>30,800004</text:p>
          </table:table-cell>
          <table:table-cell table:formula="of:=([.C157]*[.$B$297])-([.C157]*[.$B$296])+[.$B$296]" office:value-type="float" office:value="27.495547" calcext:value-type="float">
            <text:p>27,495547</text:p>
          </table:table-cell>
          <table:table-cell table:formula="of:=([.D157]-[.E157])^2" office:value-type="float" office:value="10.919436064849" calcext:value-type="float">
            <text:p>10,919436064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7" calcext:value-type="float">
            <text:p>0,7</text:p>
          </table:table-cell>
          <table:table-cell office:value-type="float" office:value="0.568115" calcext:value-type="float">
            <text:p>0,568115</text:p>
          </table:table-cell>
          <table:table-cell table:formula="of:=([.B158]*[.$B$297])-([.B158]*[.$B$296])+[.$B$296]" office:value-type="float" office:value="29.6" calcext:value-type="float">
            <text:p>29,6</text:p>
          </table:table-cell>
          <table:table-cell table:formula="of:=([.C158]*[.$B$297])-([.C158]*[.$B$296])+[.$B$296]" office:value-type="float" office:value="27.885495" calcext:value-type="float">
            <text:p>27,885495</text:p>
          </table:table-cell>
          <table:table-cell table:formula="of:=([.D158]-[.E158])^2" office:value-type="float" office:value="2.93952739502501" calcext:value-type="float">
            <text:p>2,93952739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711215" calcext:value-type="float">
            <text:p>0,711215</text:p>
          </table:table-cell>
          <table:table-cell table:formula="of:=([.B159]*[.$B$297])-([.B159]*[.$B$296])+[.$B$296]" office:value-type="float" office:value="27.900003" calcext:value-type="float">
            <text:p>27,900003</text:p>
          </table:table-cell>
          <table:table-cell table:formula="of:=([.C159]*[.$B$297])-([.C159]*[.$B$296])+[.$B$296]" office:value-type="float" office:value="29.745795" calcext:value-type="float">
            <text:p>29,745795</text:p>
          </table:table-cell>
          <table:table-cell table:formula="of:=([.D159]-[.E159])^2" office:value-type="float" office:value="3.40694810726401" calcext:value-type="float">
            <text:p>3,406948107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" calcext:value-type="float">
            <text:p>0,5</text:p>
          </table:table-cell>
          <table:table-cell office:value-type="float" office:value="0.576021" calcext:value-type="float">
            <text:p>0,576021</text:p>
          </table:table-cell>
          <table:table-cell table:formula="of:=([.B160]*[.$B$297])-([.B160]*[.$B$296])+[.$B$296]" office:value-type="float" office:value="27" calcext:value-type="float">
            <text:p>27</text:p>
          </table:table-cell>
          <table:table-cell table:formula="of:=([.C160]*[.$B$297])-([.C160]*[.$B$296])+[.$B$296]" office:value-type="float" office:value="27.988273" calcext:value-type="float">
            <text:p>27,988273</text:p>
          </table:table-cell>
          <table:table-cell table:formula="of:=([.D160]-[.E160])^2" office:value-type="float" office:value="0.976683522528999" calcext:value-type="float">
            <text:p>0,976683522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4704" calcext:value-type="float">
            <text:p>0,54704</text:p>
          </table:table-cell>
          <table:table-cell table:formula="of:=([.B161]*[.$B$297])-([.B161]*[.$B$296])+[.$B$296]" office:value-type="float" office:value="26.600003" calcext:value-type="float">
            <text:p>26,600003</text:p>
          </table:table-cell>
          <table:table-cell table:formula="of:=([.C161]*[.$B$297])-([.C161]*[.$B$296])+[.$B$296]" office:value-type="float" office:value="27.61152" calcext:value-type="float">
            <text:p>27,61152</text:p>
          </table:table-cell>
          <table:table-cell table:formula="of:=([.D161]-[.E161])^2" office:value-type="float" office:value="1.023166641289" calcext:value-type="float">
            <text:p>1,023166641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71354" calcext:value-type="float">
            <text:p>0,471354</text:p>
          </table:table-cell>
          <table:table-cell table:formula="of:=([.B162]*[.$B$297])-([.B162]*[.$B$296])+[.$B$296]" office:value-type="float" office:value="26.699999" calcext:value-type="float">
            <text:p>26,699999</text:p>
          </table:table-cell>
          <table:table-cell table:formula="of:=([.C162]*[.$B$297])-([.C162]*[.$B$296])+[.$B$296]" office:value-type="float" office:value="26.627602" calcext:value-type="float">
            <text:p>26,627602</text:p>
          </table:table-cell>
          <table:table-cell table:formula="of:=([.D162]-[.E162])^2" office:value-type="float" office:value="0.0052413256089993" calcext:value-type="float">
            <text:p>0,005241325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64906" calcext:value-type="float">
            <text:p>0,464906</text:p>
          </table:table-cell>
          <table:table-cell table:formula="of:=([.B163]*[.$B$297])-([.B163]*[.$B$296])+[.$B$296]" office:value-type="float" office:value="26.399998" calcext:value-type="float">
            <text:p>26,399998</text:p>
          </table:table-cell>
          <table:table-cell table:formula="of:=([.C163]*[.$B$297])-([.C163]*[.$B$296])+[.$B$296]" office:value-type="float" office:value="26.543778" calcext:value-type="float">
            <text:p>26,543778</text:p>
          </table:table-cell>
          <table:table-cell table:formula="of:=([.D163]-[.E163])^2" office:value-type="float" office:value="0.0206726883999999" calcext:value-type="float">
            <text:p>0,020672688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7033" calcext:value-type="float">
            <text:p>0,467033</text:p>
          </table:table-cell>
          <table:table-cell table:formula="of:=([.B164]*[.$B$297])-([.B164]*[.$B$296])+[.$B$296]" office:value-type="float" office:value="26.300002" calcext:value-type="float">
            <text:p>26,300002</text:p>
          </table:table-cell>
          <table:table-cell table:formula="of:=([.C164]*[.$B$297])-([.C164]*[.$B$296])+[.$B$296]" office:value-type="float" office:value="26.571429" calcext:value-type="float">
            <text:p>26,571429</text:p>
          </table:table-cell>
          <table:table-cell table:formula="of:=([.D164]-[.E164])^2" office:value-type="float" office:value="0.0736726163289996" calcext:value-type="float">
            <text:p>0,07367261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66928" calcext:value-type="float">
            <text:p>0,466928</text:p>
          </table:table-cell>
          <table:table-cell table:formula="of:=([.B165]*[.$B$297])-([.B165]*[.$B$296])+[.$B$296]" office:value-type="float" office:value="26.699999" calcext:value-type="float">
            <text:p>26,699999</text:p>
          </table:table-cell>
          <table:table-cell table:formula="of:=([.C165]*[.$B$297])-([.C165]*[.$B$296])+[.$B$296]" office:value-type="float" office:value="26.570064" calcext:value-type="float">
            <text:p>26,570064</text:p>
          </table:table-cell>
          <table:table-cell table:formula="of:=([.D165]-[.E165])^2" office:value-type="float" office:value="0.016883104224999" calcext:value-type="float">
            <text:p>0,016883104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93387" calcext:value-type="float">
            <text:p>0,493387</text:p>
          </table:table-cell>
          <table:table-cell table:formula="of:=([.B166]*[.$B$297])-([.B166]*[.$B$296])+[.$B$296]" office:value-type="float" office:value="26.399998" calcext:value-type="float">
            <text:p>26,399998</text:p>
          </table:table-cell>
          <table:table-cell table:formula="of:=([.C166]*[.$B$297])-([.C166]*[.$B$296])+[.$B$296]" office:value-type="float" office:value="26.914031" calcext:value-type="float">
            <text:p>26,914031</text:p>
          </table:table-cell>
          <table:table-cell table:formula="of:=([.D166]-[.E166])^2" office:value-type="float" office:value="0.264229925089001" calcext:value-type="float">
            <text:p>0,264229925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8202" calcext:value-type="float">
            <text:p>0,48202</text:p>
          </table:table-cell>
          <table:table-cell table:formula="of:=([.B167]*[.$B$297])-([.B167]*[.$B$296])+[.$B$296]" office:value-type="float" office:value="26.000001" calcext:value-type="float">
            <text:p>26,000001</text:p>
          </table:table-cell>
          <table:table-cell table:formula="of:=([.C167]*[.$B$297])-([.C167]*[.$B$296])+[.$B$296]" office:value-type="float" office:value="26.76626" calcext:value-type="float">
            <text:p>26,76626</text:p>
          </table:table-cell>
          <table:table-cell table:formula="of:=([.D167]-[.E167])^2" office:value-type="float" office:value="0.587152855081002" calcext:value-type="float">
            <text:p>0,587152855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56882" calcext:value-type="float">
            <text:p>0,456882</text:p>
          </table:table-cell>
          <table:table-cell table:formula="of:=([.B168]*[.$B$297])-([.B168]*[.$B$296])+[.$B$296]" office:value-type="float" office:value="25.799996" calcext:value-type="float">
            <text:p>25,799996</text:p>
          </table:table-cell>
          <table:table-cell table:formula="of:=([.C168]*[.$B$297])-([.C168]*[.$B$296])+[.$B$296]" office:value-type="float" office:value="26.439466" calcext:value-type="float">
            <text:p>26,439466</text:p>
          </table:table-cell>
          <table:table-cell table:formula="of:=([.D168]-[.E168])^2" office:value-type="float" office:value="0.408921880899999" calcext:value-type="float">
            <text:p>0,408921880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46554" calcext:value-type="float">
            <text:p>0,446554</text:p>
          </table:table-cell>
          <table:table-cell table:formula="of:=([.B169]*[.$B$297])-([.B169]*[.$B$296])+[.$B$296]" office:value-type="float" office:value="25.300003" calcext:value-type="float">
            <text:p>25,300003</text:p>
          </table:table-cell>
          <table:table-cell table:formula="of:=([.C169]*[.$B$297])-([.C169]*[.$B$296])+[.$B$296]" office:value-type="float" office:value="26.305202" calcext:value-type="float">
            <text:p>26,305202</text:p>
          </table:table-cell>
          <table:table-cell table:formula="of:=([.D169]-[.E169])^2" office:value-type="float" office:value="1.010425029601" calcext:value-type="float">
            <text:p>1,010425029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16875" calcext:value-type="float">
            <text:p>0,416875</text:p>
          </table:table-cell>
          <table:table-cell table:formula="of:=([.B170]*[.$B$297])-([.B170]*[.$B$296])+[.$B$296]" office:value-type="float" office:value="25.300003" calcext:value-type="float">
            <text:p>25,300003</text:p>
          </table:table-cell>
          <table:table-cell table:formula="of:=([.C170]*[.$B$297])-([.C170]*[.$B$296])+[.$B$296]" office:value-type="float" office:value="25.919375" calcext:value-type="float">
            <text:p>25,919375</text:p>
          </table:table-cell>
          <table:table-cell table:formula="of:=([.D170]-[.E170])^2" office:value-type="float" office:value="0.383621674384002" calcext:value-type="float">
            <text:p>0,383621674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11692" calcext:value-type="float">
            <text:p>0,411692</text:p>
          </table:table-cell>
          <table:table-cell table:formula="of:=([.B171]*[.$B$297])-([.B171]*[.$B$296])+[.$B$296]" office:value-type="float" office:value="25.099998" calcext:value-type="float">
            <text:p>25,099998</text:p>
          </table:table-cell>
          <table:table-cell table:formula="of:=([.C171]*[.$B$297])-([.C171]*[.$B$296])+[.$B$296]" office:value-type="float" office:value="25.851996" calcext:value-type="float">
            <text:p>25,851996</text:p>
          </table:table-cell>
          <table:table-cell table:formula="of:=([.D171]-[.E171])^2" office:value-type="float" office:value="0.565500992004001" calcext:value-type="float">
            <text:p>0,56550099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" calcext:value-type="float">
            <text:p>0,4</text:p>
          </table:table-cell>
          <table:table-cell office:value-type="float" office:value="0.409356" calcext:value-type="float">
            <text:p>0,409356</text:p>
          </table:table-cell>
          <table:table-cell table:formula="of:=([.B172]*[.$B$297])-([.B172]*[.$B$296])+[.$B$296]" office:value-type="float" office:value="25.7" calcext:value-type="float">
            <text:p>25,7</text:p>
          </table:table-cell>
          <table:table-cell table:formula="of:=([.C172]*[.$B$297])-([.C172]*[.$B$296])+[.$B$296]" office:value-type="float" office:value="25.821628" calcext:value-type="float">
            <text:p>25,821628</text:p>
          </table:table-cell>
          <table:table-cell table:formula="of:=([.D172]-[.E172])^2" office:value-type="float" office:value="0.0147933703840003" calcext:value-type="float">
            <text:p>0,014793370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434827" calcext:value-type="float">
            <text:p>0,434827</text:p>
          </table:table-cell>
          <table:table-cell table:formula="of:=([.B173]*[.$B$297])-([.B173]*[.$B$296])+[.$B$296]" office:value-type="float" office:value="27.300001" calcext:value-type="float">
            <text:p>27,300001</text:p>
          </table:table-cell>
          <table:table-cell table:formula="of:=([.C173]*[.$B$297])-([.C173]*[.$B$296])+[.$B$296]" office:value-type="float" office:value="26.152751" calcext:value-type="float">
            <text:p>26,152751</text:p>
          </table:table-cell>
          <table:table-cell table:formula="of:=([.D173]-[.E173])^2" office:value-type="float" office:value="1.31618256250001" calcext:value-type="float">
            <text:p>1,316182562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44816" calcext:value-type="float">
            <text:p>0,544816</text:p>
          </table:table-cell>
          <table:table-cell table:formula="of:=([.B174]*[.$B$297])-([.B174]*[.$B$296])+[.$B$296]" office:value-type="float" office:value="28.699997" calcext:value-type="float">
            <text:p>28,699997</text:p>
          </table:table-cell>
          <table:table-cell table:formula="of:=([.C174]*[.$B$297])-([.C174]*[.$B$296])+[.$B$296]" office:value-type="float" office:value="27.582608" calcext:value-type="float">
            <text:p>27,582608</text:p>
          </table:table-cell>
          <table:table-cell table:formula="of:=([.D174]-[.E174])^2" office:value-type="float" office:value="1.24855817732101" calcext:value-type="float">
            <text:p>1,24855817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663198" calcext:value-type="float">
            <text:p>0,663198</text:p>
          </table:table-cell>
          <table:table-cell table:formula="of:=([.B175]*[.$B$297])-([.B175]*[.$B$296])+[.$B$296]" office:value-type="float" office:value="29.900001" calcext:value-type="float">
            <text:p>29,900001</text:p>
          </table:table-cell>
          <table:table-cell table:formula="of:=([.C175]*[.$B$297])-([.C175]*[.$B$296])+[.$B$296]" office:value-type="float" office:value="29.121574" calcext:value-type="float">
            <text:p>29,121574</text:p>
          </table:table-cell>
          <table:table-cell table:formula="of:=([.D175]-[.E175])^2" office:value-type="float" office:value="0.605948594329001" calcext:value-type="float">
            <text:p>0,605948594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748115" calcext:value-type="float">
            <text:p>0,748115</text:p>
          </table:table-cell>
          <table:table-cell table:formula="of:=([.B176]*[.$B$297])-([.B176]*[.$B$296])+[.$B$296]" office:value-type="float" office:value="31.699994" calcext:value-type="float">
            <text:p>31,699994</text:p>
          </table:table-cell>
          <table:table-cell table:formula="of:=([.C176]*[.$B$297])-([.C176]*[.$B$296])+[.$B$296]" office:value-type="float" office:value="30.225495" calcext:value-type="float">
            <text:p>30,225495</text:p>
          </table:table-cell>
          <table:table-cell table:formula="of:=([.D176]-[.E176])^2" office:value-type="float" office:value="2.17414730100099" calcext:value-type="float">
            <text:p>2,17414730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851223" calcext:value-type="float">
            <text:p>0,851223</text:p>
          </table:table-cell>
          <table:table-cell table:formula="of:=([.B177]*[.$B$297])-([.B177]*[.$B$296])+[.$B$296]" office:value-type="float" office:value="31.699994" calcext:value-type="float">
            <text:p>31,699994</text:p>
          </table:table-cell>
          <table:table-cell table:formula="of:=([.C177]*[.$B$297])-([.C177]*[.$B$296])+[.$B$296]" office:value-type="float" office:value="31.565899" calcext:value-type="float">
            <text:p>31,565899</text:p>
          </table:table-cell>
          <table:table-cell table:formula="of:=([.D177]-[.E177])^2" office:value-type="float" office:value="0.0179814690250006" calcext:value-type="float">
            <text:p>0,01798146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31146" calcext:value-type="float">
            <text:p>0,831146</text:p>
          </table:table-cell>
          <table:table-cell table:formula="of:=([.B178]*[.$B$297])-([.B178]*[.$B$296])+[.$B$296]" office:value-type="float" office:value="31.800003" calcext:value-type="float">
            <text:p>31,800003</text:p>
          </table:table-cell>
          <table:table-cell table:formula="of:=([.C178]*[.$B$297])-([.C178]*[.$B$296])+[.$B$296]" office:value-type="float" office:value="31.304898" calcext:value-type="float">
            <text:p>31,304898</text:p>
          </table:table-cell>
          <table:table-cell table:formula="of:=([.D178]-[.E178])^2" office:value-type="float" office:value="0.245128961025002" calcext:value-type="float">
            <text:p>0,24512896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793274" calcext:value-type="float">
            <text:p>0,793274</text:p>
          </table:table-cell>
          <table:table-cell table:formula="of:=([.B179]*[.$B$297])-([.B179]*[.$B$296])+[.$B$296]" office:value-type="float" office:value="31.500002" calcext:value-type="float">
            <text:p>31,500002</text:p>
          </table:table-cell>
          <table:table-cell table:formula="of:=([.C179]*[.$B$297])-([.C179]*[.$B$296])+[.$B$296]" office:value-type="float" office:value="30.812562" calcext:value-type="float">
            <text:p>30,812562</text:p>
          </table:table-cell>
          <table:table-cell table:formula="of:=([.D179]-[.E179])^2" office:value-type="float" office:value="0.472573753600008" calcext:value-type="float">
            <text:p>0,472573753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739631" calcext:value-type="float">
            <text:p>0,739631</text:p>
          </table:table-cell>
          <table:table-cell table:formula="of:=([.B180]*[.$B$297])-([.B180]*[.$B$296])+[.$B$296]" office:value-type="float" office:value="31.800003" calcext:value-type="float">
            <text:p>31,800003</text:p>
          </table:table-cell>
          <table:table-cell table:formula="of:=([.C180]*[.$B$297])-([.C180]*[.$B$296])+[.$B$296]" office:value-type="float" office:value="30.115203" calcext:value-type="float">
            <text:p>30,115203</text:p>
          </table:table-cell>
          <table:table-cell table:formula="of:=([.D180]-[.E180])^2" office:value-type="float" office:value="2.83855104" calcext:value-type="float">
            <text:p>2,8385510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717472" calcext:value-type="float">
            <text:p>0,717472</text:p>
          </table:table-cell>
          <table:table-cell table:formula="of:=([.B181]*[.$B$297])-([.B181]*[.$B$296])+[.$B$296]" office:value-type="float" office:value="30.699995" calcext:value-type="float">
            <text:p>30,699995</text:p>
          </table:table-cell>
          <table:table-cell table:formula="of:=([.C181]*[.$B$297])-([.C181]*[.$B$296])+[.$B$296]" office:value-type="float" office:value="29.827136" calcext:value-type="float">
            <text:p>29,827136</text:p>
          </table:table-cell>
          <table:table-cell table:formula="of:=([.D181]-[.E181])^2" office:value-type="float" office:value="0.761882833880991" calcext:value-type="float">
            <text:p>0,761882833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60765" calcext:value-type="float">
            <text:p>0,660765</text:p>
          </table:table-cell>
          <table:table-cell table:formula="of:=([.B182]*[.$B$297])-([.B182]*[.$B$296])+[.$B$296]" office:value-type="float" office:value="30.100006" calcext:value-type="float">
            <text:p>30,100006</text:p>
          </table:table-cell>
          <table:table-cell table:formula="of:=([.C182]*[.$B$297])-([.C182]*[.$B$296])+[.$B$296]" office:value-type="float" office:value="29.089945" calcext:value-type="float">
            <text:p>29,089945</text:p>
          </table:table-cell>
          <table:table-cell table:formula="of:=([.D182]-[.E182])^2" office:value-type="float" office:value="1.020223223721" calcext:value-type="float">
            <text:p>1,020223223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33615" calcext:value-type="float">
            <text:p>0,633615</text:p>
          </table:table-cell>
          <table:table-cell table:formula="of:=([.B183]*[.$B$297])-([.B183]*[.$B$296])+[.$B$296]" office:value-type="float" office:value="28.099995" calcext:value-type="float">
            <text:p>28,099995</text:p>
          </table:table-cell>
          <table:table-cell table:formula="of:=([.C183]*[.$B$297])-([.C183]*[.$B$296])+[.$B$296]" office:value-type="float" office:value="28.736995" calcext:value-type="float">
            <text:p>28,736995</text:p>
          </table:table-cell>
          <table:table-cell table:formula="of:=([.D183]-[.E183])^2" office:value-type="float" office:value="0.405768999999996" calcext:value-type="float">
            <text:p>0,40576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55204" calcext:value-type="float">
            <text:p>0,55204</text:p>
          </table:table-cell>
          <table:table-cell table:formula="of:=([.B184]*[.$B$297])-([.B184]*[.$B$296])+[.$B$296]" office:value-type="float" office:value="27.099996" calcext:value-type="float">
            <text:p>27,099996</text:p>
          </table:table-cell>
          <table:table-cell table:formula="of:=([.C184]*[.$B$297])-([.C184]*[.$B$296])+[.$B$296]" office:value-type="float" office:value="27.67652" calcext:value-type="float">
            <text:p>27,67652</text:p>
          </table:table-cell>
          <table:table-cell table:formula="of:=([.D184]-[.E184])^2" office:value-type="float" office:value="0.332379922575999" calcext:value-type="float">
            <text:p>0,332379922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508438" calcext:value-type="float">
            <text:p>0,508438</text:p>
          </table:table-cell>
          <table:table-cell table:formula="of:=([.B185]*[.$B$297])-([.B185]*[.$B$296])+[.$B$296]" office:value-type="float" office:value="26.799995" calcext:value-type="float">
            <text:p>26,799995</text:p>
          </table:table-cell>
          <table:table-cell table:formula="of:=([.C185]*[.$B$297])-([.C185]*[.$B$296])+[.$B$296]" office:value-type="float" office:value="27.109694" calcext:value-type="float">
            <text:p>27,109694</text:p>
          </table:table-cell>
          <table:table-cell table:formula="of:=([.D185]-[.E185])^2" office:value-type="float" office:value="0.0959134706010012" calcext:value-type="float">
            <text:p>0,095913470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86214" calcext:value-type="float">
            <text:p>0,486214</text:p>
          </table:table-cell>
          <table:table-cell table:formula="of:=([.B186]*[.$B$297])-([.B186]*[.$B$296])+[.$B$296]" office:value-type="float" office:value="26.099997" calcext:value-type="float">
            <text:p>26,099997</text:p>
          </table:table-cell>
          <table:table-cell table:formula="of:=([.C186]*[.$B$297])-([.C186]*[.$B$296])+[.$B$296]" office:value-type="float" office:value="26.820782" calcext:value-type="float">
            <text:p>26,820782</text:p>
          </table:table-cell>
          <table:table-cell table:formula="of:=([.D186]-[.E186])^2" office:value-type="float" office:value="0.519531016224999" calcext:value-type="float">
            <text:p>0,519531016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39797" calcext:value-type="float">
            <text:p>0,439797</text:p>
          </table:table-cell>
          <table:table-cell table:formula="of:=([.B187]*[.$B$297])-([.B187]*[.$B$296])+[.$B$296]" office:value-type="float" office:value="26.399998" calcext:value-type="float">
            <text:p>26,399998</text:p>
          </table:table-cell>
          <table:table-cell table:formula="of:=([.C187]*[.$B$297])-([.C187]*[.$B$296])+[.$B$296]" office:value-type="float" office:value="26.217361" calcext:value-type="float">
            <text:p>26,217361</text:p>
          </table:table-cell>
          <table:table-cell table:formula="of:=([.D187]-[.E187])^2" office:value-type="float" office:value="0.0333562737689999" calcext:value-type="float">
            <text:p>0,033356273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57803" calcext:value-type="float">
            <text:p>0,457803</text:p>
          </table:table-cell>
          <table:table-cell table:formula="of:=([.B188]*[.$B$297])-([.B188]*[.$B$296])+[.$B$296]" office:value-type="float" office:value="26.499994" calcext:value-type="float">
            <text:p>26,499994</text:p>
          </table:table-cell>
          <table:table-cell table:formula="of:=([.C188]*[.$B$297])-([.C188]*[.$B$296])+[.$B$296]" office:value-type="float" office:value="26.451439" calcext:value-type="float">
            <text:p>26,451439</text:p>
          </table:table-cell>
          <table:table-cell table:formula="of:=([.D188]-[.E188])^2" office:value-type="float" office:value="0.00235758802500003" calcext:value-type="float">
            <text:p>0,00235758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80594" calcext:value-type="float">
            <text:p>0,480594</text:p>
          </table:table-cell>
          <table:table-cell table:formula="of:=([.B189]*[.$B$297])-([.B189]*[.$B$296])+[.$B$296]" office:value-type="float" office:value="26.099997" calcext:value-type="float">
            <text:p>26,099997</text:p>
          </table:table-cell>
          <table:table-cell table:formula="of:=([.C189]*[.$B$297])-([.C189]*[.$B$296])+[.$B$296]" office:value-type="float" office:value="26.747722" calcext:value-type="float">
            <text:p>26,747722</text:p>
          </table:table-cell>
          <table:table-cell table:formula="of:=([.D189]-[.E189])^2" office:value-type="float" office:value="0.419547675625002" calcext:value-type="float">
            <text:p>0,419547675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60065" calcext:value-type="float">
            <text:p>0,460065</text:p>
          </table:table-cell>
          <table:table-cell table:formula="of:=([.B190]*[.$B$297])-([.B190]*[.$B$296])+[.$B$296]" office:value-type="float" office:value="26.000001" calcext:value-type="float">
            <text:p>26,000001</text:p>
          </table:table-cell>
          <table:table-cell table:formula="of:=([.C190]*[.$B$297])-([.C190]*[.$B$296])+[.$B$296]" office:value-type="float" office:value="26.480845" calcext:value-type="float">
            <text:p>26,480845</text:p>
          </table:table-cell>
          <table:table-cell table:formula="of:=([.D190]-[.E190])^2" office:value-type="float" office:value="0.231210952336001" calcext:value-type="float">
            <text:p>0,231210952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57732" calcext:value-type="float">
            <text:p>0,457732</text:p>
          </table:table-cell>
          <table:table-cell table:formula="of:=([.B191]*[.$B$297])-([.B191]*[.$B$296])+[.$B$296]" office:value-type="float" office:value="25.600004" calcext:value-type="float">
            <text:p>25,600004</text:p>
          </table:table-cell>
          <table:table-cell table:formula="of:=([.C191]*[.$B$297])-([.C191]*[.$B$296])+[.$B$296]" office:value-type="float" office:value="26.450516" calcext:value-type="float">
            <text:p>26,450516</text:p>
          </table:table-cell>
          <table:table-cell table:formula="of:=([.D191]-[.E191])^2" office:value-type="float" office:value="0.723370662144003" calcext:value-type="float">
            <text:p>0,723370662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36477" calcext:value-type="float">
            <text:p>0,436477</text:p>
          </table:table-cell>
          <table:table-cell table:formula="of:=([.B192]*[.$B$297])-([.B192]*[.$B$296])+[.$B$296]" office:value-type="float" office:value="25.799996" calcext:value-type="float">
            <text:p>25,799996</text:p>
          </table:table-cell>
          <table:table-cell table:formula="of:=([.C192]*[.$B$297])-([.C192]*[.$B$296])+[.$B$296]" office:value-type="float" office:value="26.174201" calcext:value-type="float">
            <text:p>26,174201</text:p>
          </table:table-cell>
          <table:table-cell table:formula="of:=([.D192]-[.E192])^2" office:value-type="float" office:value="0.140029382025" calcext:value-type="float">
            <text:p>0,14002938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3784" calcext:value-type="float">
            <text:p>0,43784</text:p>
          </table:table-cell>
          <table:table-cell table:formula="of:=([.B193]*[.$B$297])-([.B193]*[.$B$296])+[.$B$296]" office:value-type="float" office:value="25.799996" calcext:value-type="float">
            <text:p>25,799996</text:p>
          </table:table-cell>
          <table:table-cell table:formula="of:=([.C193]*[.$B$297])-([.C193]*[.$B$296])+[.$B$296]" office:value-type="float" office:value="26.19192" calcext:value-type="float">
            <text:p>26,19192</text:p>
          </table:table-cell>
          <table:table-cell table:formula="of:=([.D193]-[.E193])^2" office:value-type="float" office:value="0.153604421776002" calcext:value-type="float">
            <text:p>0,15360442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48889" calcext:value-type="float">
            <text:p>0,448889</text:p>
          </table:table-cell>
          <table:table-cell table:formula="of:=([.B194]*[.$B$297])-([.B194]*[.$B$296])+[.$B$296]" office:value-type="float" office:value="25.499995" calcext:value-type="float">
            <text:p>25,499995</text:p>
          </table:table-cell>
          <table:table-cell table:formula="of:=([.C194]*[.$B$297])-([.C194]*[.$B$296])+[.$B$296]" office:value-type="float" office:value="26.335557" calcext:value-type="float">
            <text:p>26,335557</text:p>
          </table:table-cell>
          <table:table-cell table:formula="of:=([.D194]-[.E194])^2" office:value-type="float" office:value="0.698163855844005" calcext:value-type="float">
            <text:p>0,698163855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31037" calcext:value-type="float">
            <text:p>0,431037</text:p>
          </table:table-cell>
          <table:table-cell table:formula="of:=([.B195]*[.$B$297])-([.B195]*[.$B$296])+[.$B$296]" office:value-type="float" office:value="25.099998" calcext:value-type="float">
            <text:p>25,099998</text:p>
          </table:table-cell>
          <table:table-cell table:formula="of:=([.C195]*[.$B$297])-([.C195]*[.$B$296])+[.$B$296]" office:value-type="float" office:value="26.103481" calcext:value-type="float">
            <text:p>26,103481</text:p>
          </table:table-cell>
          <table:table-cell table:formula="of:=([.D195]-[.E195])^2" office:value-type="float" office:value="1.00697813128901" calcext:value-type="float">
            <text:p>1,006978131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11728" calcext:value-type="float">
            <text:p>0,411728</text:p>
          </table:table-cell>
          <table:table-cell table:formula="of:=([.B196]*[.$B$297])-([.B196]*[.$B$296])+[.$B$296]" office:value-type="float" office:value="25.099998" calcext:value-type="float">
            <text:p>25,099998</text:p>
          </table:table-cell>
          <table:table-cell table:formula="of:=([.C196]*[.$B$297])-([.C196]*[.$B$296])+[.$B$296]" office:value-type="float" office:value="25.852464" calcext:value-type="float">
            <text:p>25,852464</text:p>
          </table:table-cell>
          <table:table-cell table:formula="of:=([.D196]-[.E196])^2" office:value-type="float" office:value="0.566205081155997" calcext:value-type="float">
            <text:p>0,566205081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06173" calcext:value-type="float">
            <text:p>0,406173</text:p>
          </table:table-cell>
          <table:table-cell table:formula="of:=([.B197]*[.$B$297])-([.B197]*[.$B$296])+[.$B$296]" office:value-type="float" office:value="26.499994" calcext:value-type="float">
            <text:p>26,499994</text:p>
          </table:table-cell>
          <table:table-cell table:formula="of:=([.C197]*[.$B$297])-([.C197]*[.$B$296])+[.$B$296]" office:value-type="float" office:value="25.780249" calcext:value-type="float">
            <text:p>25,780249</text:p>
          </table:table-cell>
          <table:table-cell table:formula="of:=([.D197]-[.E197])^2" office:value-type="float" office:value="0.518032865025005" calcext:value-type="float">
            <text:p>0,51803286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477168" calcext:value-type="float">
            <text:p>0,477168</text:p>
          </table:table-cell>
          <table:table-cell table:formula="of:=([.B198]*[.$B$297])-([.B198]*[.$B$296])+[.$B$296]" office:value-type="float" office:value="27.099996" calcext:value-type="float">
            <text:p>27,099996</text:p>
          </table:table-cell>
          <table:table-cell table:formula="of:=([.C198]*[.$B$297])-([.C198]*[.$B$296])+[.$B$296]" office:value-type="float" office:value="26.703184" calcext:value-type="float">
            <text:p>26,703184</text:p>
          </table:table-cell>
          <table:table-cell table:formula="of:=([.D198]-[.E198])^2" office:value-type="float" office:value="0.157459763344003" calcext:value-type="float">
            <text:p>0,157459763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553331" calcext:value-type="float">
            <text:p>0,553331</text:p>
          </table:table-cell>
          <table:table-cell table:formula="of:=([.B199]*[.$B$297])-([.B199]*[.$B$296])+[.$B$296]" office:value-type="float" office:value="29.399995" calcext:value-type="float">
            <text:p>29,399995</text:p>
          </table:table-cell>
          <table:table-cell table:formula="of:=([.C199]*[.$B$297])-([.C199]*[.$B$296])+[.$B$296]" office:value-type="float" office:value="27.693303" calcext:value-type="float">
            <text:p>27,693303</text:p>
          </table:table-cell>
          <table:table-cell table:formula="of:=([.D199]-[.E199])^2" office:value-type="float" office:value="2.912797582864" calcext:value-type="float">
            <text:p>2,912797582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68729" calcext:value-type="float">
            <text:p>0,68729</text:p>
          </table:table-cell>
          <table:table-cell table:formula="of:=([.B200]*[.$B$297])-([.B200]*[.$B$296])+[.$B$296]" office:value-type="float" office:value="30.699995" calcext:value-type="float">
            <text:p>30,699995</text:p>
          </table:table-cell>
          <table:table-cell table:formula="of:=([.C200]*[.$B$297])-([.C200]*[.$B$296])+[.$B$296]" office:value-type="float" office:value="29.43477" calcext:value-type="float">
            <text:p>29,43477</text:p>
          </table:table-cell>
          <table:table-cell table:formula="of:=([.D200]-[.E200])^2" office:value-type="float" office:value="1.60079430062499" calcext:value-type="float">
            <text:p>1,60079430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808504" calcext:value-type="float">
            <text:p>0,808504</text:p>
          </table:table-cell>
          <table:table-cell table:formula="of:=([.B201]*[.$B$297])-([.B201]*[.$B$296])+[.$B$296]" office:value-type="float" office:value="31.100005" calcext:value-type="float">
            <text:p>31,100005</text:p>
          </table:table-cell>
          <table:table-cell table:formula="of:=([.C201]*[.$B$297])-([.C201]*[.$B$296])+[.$B$296]" office:value-type="float" office:value="31.010552" calcext:value-type="float">
            <text:p>31,010552</text:p>
          </table:table-cell>
          <table:table-cell table:formula="of:=([.D201]-[.E201])^2" office:value-type="float" office:value="0.0080018392089998" calcext:value-type="float">
            <text:p>0,008001839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10562" calcext:value-type="float">
            <text:p>0,810562</text:p>
          </table:table-cell>
          <table:table-cell table:formula="of:=([.B202]*[.$B$297])-([.B202]*[.$B$296])+[.$B$296]" office:value-type="float" office:value="31.800003" calcext:value-type="float">
            <text:p>31,800003</text:p>
          </table:table-cell>
          <table:table-cell table:formula="of:=([.C202]*[.$B$297])-([.C202]*[.$B$296])+[.$B$296]" office:value-type="float" office:value="31.037306" calcext:value-type="float">
            <text:p>31,037306</text:p>
          </table:table-cell>
          <table:table-cell table:formula="of:=([.D202]-[.E202])^2" office:value-type="float" office:value="0.581706713808999" calcext:value-type="float">
            <text:p>0,581706713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25756" calcext:value-type="float">
            <text:p>0,825756</text:p>
          </table:table-cell>
          <table:table-cell table:formula="of:=([.B203]*[.$B$297])-([.B203]*[.$B$296])+[.$B$296]" office:value-type="float" office:value="31.800003" calcext:value-type="float">
            <text:p>31,800003</text:p>
          </table:table-cell>
          <table:table-cell table:formula="of:=([.C203]*[.$B$297])-([.C203]*[.$B$296])+[.$B$296]" office:value-type="float" office:value="31.234828" calcext:value-type="float">
            <text:p>31,234828</text:p>
          </table:table-cell>
          <table:table-cell table:formula="of:=([.D203]-[.E203])^2" office:value-type="float" office:value="0.319422780625" calcext:value-type="float">
            <text:p>0,319422780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775253" calcext:value-type="float">
            <text:p>0,775253</text:p>
          </table:table-cell>
          <table:table-cell table:formula="of:=([.B204]*[.$B$297])-([.B204]*[.$B$296])+[.$B$296]" office:value-type="float" office:value="31.599998" calcext:value-type="float">
            <text:p>31,599998</text:p>
          </table:table-cell>
          <table:table-cell table:formula="of:=([.C204]*[.$B$297])-([.C204]*[.$B$296])+[.$B$296]" office:value-type="float" office:value="30.578289" calcext:value-type="float">
            <text:p>30,578289</text:p>
          </table:table-cell>
          <table:table-cell table:formula="of:=([.D204]-[.E204])^2" office:value-type="float" office:value="1.043889280681" calcext:value-type="float">
            <text:p>1,043889280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32646" calcext:value-type="float">
            <text:p>0,732646</text:p>
          </table:table-cell>
          <table:table-cell table:formula="of:=([.B205]*[.$B$297])-([.B205]*[.$B$296])+[.$B$296]" office:value-type="float" office:value="31.100005" calcext:value-type="float">
            <text:p>31,100005</text:p>
          </table:table-cell>
          <table:table-cell table:formula="of:=([.C205]*[.$B$297])-([.C205]*[.$B$296])+[.$B$296]" office:value-type="float" office:value="30.024398" calcext:value-type="float">
            <text:p>30,024398</text:p>
          </table:table-cell>
          <table:table-cell table:formula="of:=([.D205]-[.E205])^2" office:value-type="float" office:value="1.156930418449" calcext:value-type="float">
            <text:p>1,156930418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94273" calcext:value-type="float">
            <text:p>0,694273</text:p>
          </table:table-cell>
          <table:table-cell table:formula="of:=([.B206]*[.$B$297])-([.B206]*[.$B$296])+[.$B$296]" office:value-type="float" office:value="30.100006" calcext:value-type="float">
            <text:p>30,100006</text:p>
          </table:table-cell>
          <table:table-cell table:formula="of:=([.C206]*[.$B$297])-([.C206]*[.$B$296])+[.$B$296]" office:value-type="float" office:value="29.525549" calcext:value-type="float">
            <text:p>29,525549</text:p>
          </table:table-cell>
          <table:table-cell table:formula="of:=([.D206]-[.E206])^2" office:value-type="float" office:value="0.330000844849003" calcext:value-type="float">
            <text:p>0,330000844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6325" calcext:value-type="float">
            <text:p>0,6325</text:p>
          </table:table-cell>
          <table:table-cell table:formula="of:=([.B207]*[.$B$297])-([.B207]*[.$B$296])+[.$B$296]" office:value-type="float" office:value="27.999999" calcext:value-type="float">
            <text:p>27,999999</text:p>
          </table:table-cell>
          <table:table-cell table:formula="of:=([.C207]*[.$B$297])-([.C207]*[.$B$296])+[.$B$296]" office:value-type="float" office:value="28.7225" calcext:value-type="float">
            <text:p>28,7225</text:p>
          </table:table-cell>
          <table:table-cell table:formula="of:=([.D207]-[.E207])^2" office:value-type="float" office:value="0.522007695001002" calcext:value-type="float">
            <text:p>0,52200769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5" calcext:value-type="float">
            <text:p>0,5</text:p>
          </table:table-cell>
          <table:table-cell office:value-type="float" office:value="0.546541" calcext:value-type="float">
            <text:p>0,546541</text:p>
          </table:table-cell>
          <table:table-cell table:formula="of:=([.B208]*[.$B$297])-([.B208]*[.$B$296])+[.$B$296]" office:value-type="float" office:value="27" calcext:value-type="float">
            <text:p>27</text:p>
          </table:table-cell>
          <table:table-cell table:formula="of:=([.C208]*[.$B$297])-([.C208]*[.$B$296])+[.$B$296]" office:value-type="float" office:value="27.605033" calcext:value-type="float">
            <text:p>27,605033</text:p>
          </table:table-cell>
          <table:table-cell table:formula="of:=([.D208]-[.E208])^2" office:value-type="float" office:value="0.366064931088999" calcext:value-type="float">
            <text:p>0,366064931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512819" calcext:value-type="float">
            <text:p>0,512819</text:p>
          </table:table-cell>
          <table:table-cell table:formula="of:=([.B209]*[.$B$297])-([.B209]*[.$B$296])+[.$B$296]" office:value-type="float" office:value="26.099997" calcext:value-type="float">
            <text:p>26,099997</text:p>
          </table:table-cell>
          <table:table-cell table:formula="of:=([.C209]*[.$B$297])-([.C209]*[.$B$296])+[.$B$296]" office:value-type="float" office:value="27.166647" calcext:value-type="float">
            <text:p>27,166647</text:p>
          </table:table-cell>
          <table:table-cell table:formula="of:=([.D209]-[.E209])^2" office:value-type="float" office:value="1.1377422225" calcext:value-type="float">
            <text:p>1,137742222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60431" calcext:value-type="float">
            <text:p>0,460431</text:p>
          </table:table-cell>
          <table:table-cell table:formula="of:=([.B210]*[.$B$297])-([.B210]*[.$B$296])+[.$B$296]" office:value-type="float" office:value="26.200006" calcext:value-type="float">
            <text:p>26,200006</text:p>
          </table:table-cell>
          <table:table-cell table:formula="of:=([.C210]*[.$B$297])-([.C210]*[.$B$296])+[.$B$296]" office:value-type="float" office:value="26.485603" calcext:value-type="float">
            <text:p>26,485603</text:p>
          </table:table-cell>
          <table:table-cell table:formula="of:=([.D210]-[.E210])^2" office:value-type="float" office:value="0.0815656464089975" calcext:value-type="float">
            <text:p>0,081565646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38871" calcext:value-type="float">
            <text:p>0,438871</text:p>
          </table:table-cell>
          <table:table-cell table:formula="of:=([.B211]*[.$B$297])-([.B211]*[.$B$296])+[.$B$296]" office:value-type="float" office:value="26.300002" calcext:value-type="float">
            <text:p>26,300002</text:p>
          </table:table-cell>
          <table:table-cell table:formula="of:=([.C211]*[.$B$297])-([.C211]*[.$B$296])+[.$B$296]" office:value-type="float" office:value="26.205323" calcext:value-type="float">
            <text:p>26,205323</text:p>
          </table:table-cell>
          <table:table-cell table:formula="of:=([.D211]-[.E211])^2" office:value-type="float" office:value="0.00896411304099987" calcext:value-type="float">
            <text:p>0,00896411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57621" calcext:value-type="float">
            <text:p>0,457621</text:p>
          </table:table-cell>
          <table:table-cell table:formula="of:=([.B212]*[.$B$297])-([.B212]*[.$B$296])+[.$B$296]" office:value-type="float" office:value="26.099997" calcext:value-type="float">
            <text:p>26,099997</text:p>
          </table:table-cell>
          <table:table-cell table:formula="of:=([.C212]*[.$B$297])-([.C212]*[.$B$296])+[.$B$296]" office:value-type="float" office:value="26.449073" calcext:value-type="float">
            <text:p>26,449073</text:p>
          </table:table-cell>
          <table:table-cell table:formula="of:=([.D212]-[.E212])^2" office:value-type="float" office:value="0.121854053775998" calcext:value-type="float">
            <text:p>0,121854053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56486" calcext:value-type="float">
            <text:p>0,456486</text:p>
          </table:table-cell>
          <table:table-cell table:formula="of:=([.B213]*[.$B$297])-([.B213]*[.$B$296])+[.$B$296]" office:value-type="float" office:value="26.099997" calcext:value-type="float">
            <text:p>26,099997</text:p>
          </table:table-cell>
          <table:table-cell table:formula="of:=([.C213]*[.$B$297])-([.C213]*[.$B$296])+[.$B$296]" office:value-type="float" office:value="26.434318" calcext:value-type="float">
            <text:p>26,434318</text:p>
          </table:table-cell>
          <table:table-cell table:formula="of:=([.D213]-[.E213])^2" office:value-type="float" office:value="0.111770531040999" calcext:value-type="float">
            <text:p>0,11177053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4" calcext:value-type="float">
            <text:p>0,4</text:p>
          </table:table-cell>
          <table:table-cell office:value-type="float" office:value="0.463669" calcext:value-type="float">
            <text:p>0,463669</text:p>
          </table:table-cell>
          <table:table-cell table:formula="of:=([.B214]*[.$B$297])-([.B214]*[.$B$296])+[.$B$296]" office:value-type="float" office:value="25.7" calcext:value-type="float">
            <text:p>25,7</text:p>
          </table:table-cell>
          <table:table-cell table:formula="of:=([.C214]*[.$B$297])-([.C214]*[.$B$296])+[.$B$296]" office:value-type="float" office:value="26.527697" calcext:value-type="float">
            <text:p>26,527697</text:p>
          </table:table-cell>
          <table:table-cell table:formula="of:=([.D214]-[.E214])^2" office:value-type="float" office:value="0.685082323809001" calcext:value-type="float">
            <text:p>0,685082323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43826" calcext:value-type="float">
            <text:p>0,443826</text:p>
          </table:table-cell>
          <table:table-cell table:formula="of:=([.B215]*[.$B$297])-([.B215]*[.$B$296])+[.$B$296]" office:value-type="float" office:value="26.000001" calcext:value-type="float">
            <text:p>26,000001</text:p>
          </table:table-cell>
          <table:table-cell table:formula="of:=([.C215]*[.$B$297])-([.C215]*[.$B$296])+[.$B$296]" office:value-type="float" office:value="26.269738" calcext:value-type="float">
            <text:p>26,269738</text:p>
          </table:table-cell>
          <table:table-cell table:formula="of:=([.D215]-[.E215])^2" office:value-type="float" office:value="0.0727580491689996" calcext:value-type="float">
            <text:p>0,072758049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4" calcext:value-type="float">
            <text:p>0,4</text:p>
          </table:table-cell>
          <table:table-cell office:value-type="float" office:value="0.450652" calcext:value-type="float">
            <text:p>0,450652</text:p>
          </table:table-cell>
          <table:table-cell table:formula="of:=([.B216]*[.$B$297])-([.B216]*[.$B$296])+[.$B$296]" office:value-type="float" office:value="25.7" calcext:value-type="float">
            <text:p>25,7</text:p>
          </table:table-cell>
          <table:table-cell table:formula="of:=([.C216]*[.$B$297])-([.C216]*[.$B$296])+[.$B$296]" office:value-type="float" office:value="26.358476" calcext:value-type="float">
            <text:p>26,358476</text:p>
          </table:table-cell>
          <table:table-cell table:formula="of:=([.D216]-[.E216])^2" office:value-type="float" office:value="0.433590642576005" calcext:value-type="float">
            <text:p>0,433590642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46139" calcext:value-type="float">
            <text:p>0,446139</text:p>
          </table:table-cell>
          <table:table-cell table:formula="of:=([.B217]*[.$B$297])-([.B217]*[.$B$296])+[.$B$296]" office:value-type="float" office:value="25.600004" calcext:value-type="float">
            <text:p>25,600004</text:p>
          </table:table-cell>
          <table:table-cell table:formula="of:=([.C217]*[.$B$297])-([.C217]*[.$B$296])+[.$B$296]" office:value-type="float" office:value="26.299807" calcext:value-type="float">
            <text:p>26,299807</text:p>
          </table:table-cell>
          <table:table-cell table:formula="of:=([.D217]-[.E217])^2" office:value-type="float" office:value="0.489724238809004" calcext:value-type="float">
            <text:p>0,489724238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32065" calcext:value-type="float">
            <text:p>0,432065</text:p>
          </table:table-cell>
          <table:table-cell table:formula="of:=([.B218]*[.$B$297])-([.B218]*[.$B$296])+[.$B$296]" office:value-type="float" office:value="25.199994" calcext:value-type="float">
            <text:p>25,199994</text:p>
          </table:table-cell>
          <table:table-cell table:formula="of:=([.C218]*[.$B$297])-([.C218]*[.$B$296])+[.$B$296]" office:value-type="float" office:value="26.116845" calcext:value-type="float">
            <text:p>26,116845</text:p>
          </table:table-cell>
          <table:table-cell table:formula="of:=([.D218]-[.E218])^2" office:value-type="float" office:value="0.840615756201002" calcext:value-type="float">
            <text:p>0,840615756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19051" calcext:value-type="float">
            <text:p>0,419051</text:p>
          </table:table-cell>
          <table:table-cell table:formula="of:=([.B219]*[.$B$297])-([.B219]*[.$B$296])+[.$B$296]" office:value-type="float" office:value="24.900006" calcext:value-type="float">
            <text:p>24,900006</text:p>
          </table:table-cell>
          <table:table-cell table:formula="of:=([.C219]*[.$B$297])-([.C219]*[.$B$296])+[.$B$296]" office:value-type="float" office:value="25.947663" calcext:value-type="float">
            <text:p>25,947663</text:p>
          </table:table-cell>
          <table:table-cell table:formula="of:=([.D219]-[.E219])^2" office:value-type="float" office:value="1.097585189649" calcext:value-type="float">
            <text:p>1,097585189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395386" calcext:value-type="float">
            <text:p>0,395386</text:p>
          </table:table-cell>
          <table:table-cell table:formula="of:=([.B220]*[.$B$297])-([.B220]*[.$B$296])+[.$B$296]" office:value-type="float" office:value="25.000002" calcext:value-type="float">
            <text:p>25,000002</text:p>
          </table:table-cell>
          <table:table-cell table:formula="of:=([.C220]*[.$B$297])-([.C220]*[.$B$296])+[.$B$296]" office:value-type="float" office:value="25.640018" calcext:value-type="float">
            <text:p>25,640018</text:p>
          </table:table-cell>
          <table:table-cell table:formula="of:=([.D220]-[.E220])^2" office:value-type="float" office:value="0.409620480255999" calcext:value-type="float">
            <text:p>0,409620480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0095" calcext:value-type="float">
            <text:p>0,40095</text:p>
          </table:table-cell>
          <table:table-cell table:formula="of:=([.B221]*[.$B$297])-([.B221]*[.$B$296])+[.$B$296]" office:value-type="float" office:value="26.200006" calcext:value-type="float">
            <text:p>26,200006</text:p>
          </table:table-cell>
          <table:table-cell table:formula="of:=([.C221]*[.$B$297])-([.C221]*[.$B$296])+[.$B$296]" office:value-type="float" office:value="25.71235" calcext:value-type="float">
            <text:p>25,71235</text:p>
          </table:table-cell>
          <table:table-cell table:formula="of:=([.D221]-[.E221])^2" office:value-type="float" office:value="0.237808374336001" calcext:value-type="float">
            <text:p>0,237808374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46469" calcext:value-type="float">
            <text:p>0,46469</text:p>
          </table:table-cell>
          <table:table-cell table:formula="of:=([.B222]*[.$B$297])-([.B222]*[.$B$296])+[.$B$296]" office:value-type="float" office:value="28.099995" calcext:value-type="float">
            <text:p>28,099995</text:p>
          </table:table-cell>
          <table:table-cell table:formula="of:=([.C222]*[.$B$297])-([.C222]*[.$B$296])+[.$B$296]" office:value-type="float" office:value="26.54097" calcext:value-type="float">
            <text:p>26,54097</text:p>
          </table:table-cell>
          <table:table-cell table:formula="of:=([.D222]-[.E222])^2" office:value-type="float" office:value="2.43055895062499" calcext:value-type="float">
            <text:p>2,430558950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08156" calcext:value-type="float">
            <text:p>0,608156</text:p>
          </table:table-cell>
          <table:table-cell table:formula="of:=([.B223]*[.$B$297])-([.B223]*[.$B$296])+[.$B$296]" office:value-type="float" office:value="30.100006" calcext:value-type="float">
            <text:p>30,100006</text:p>
          </table:table-cell>
          <table:table-cell table:formula="of:=([.C223]*[.$B$297])-([.C223]*[.$B$296])+[.$B$296]" office:value-type="float" office:value="28.406028" calcext:value-type="float">
            <text:p>28,406028</text:p>
          </table:table-cell>
          <table:table-cell table:formula="of:=([.D223]-[.E223])^2" office:value-type="float" office:value="2.869561464484" calcext:value-type="float">
            <text:p>2,869561464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760359" calcext:value-type="float">
            <text:p>0,760359</text:p>
          </table:table-cell>
          <table:table-cell table:formula="of:=([.B224]*[.$B$297])-([.B224]*[.$B$296])+[.$B$296]" office:value-type="float" office:value="28.999998" calcext:value-type="float">
            <text:p>28,999998</text:p>
          </table:table-cell>
          <table:table-cell table:formula="of:=([.C224]*[.$B$297])-([.C224]*[.$B$296])+[.$B$296]" office:value-type="float" office:value="30.384667" calcext:value-type="float">
            <text:p>30,384667</text:p>
          </table:table-cell>
          <table:table-cell table:formula="of:=([.D224]-[.E224])^2" office:value-type="float" office:value="1.91730823956101" calcext:value-type="float">
            <text:p>1,917308239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823077" calcext:value-type="float">
            <text:p>0,823077</text:p>
          </table:table-cell>
          <table:table-cell office:value-type="float" office:value="0.694579" calcext:value-type="float">
            <text:p>0,694579</text:p>
          </table:table-cell>
          <table:table-cell table:formula="of:=([.B225]*[.$B$297])-([.B225]*[.$B$296])+[.$B$296]" office:value-type="float" office:value="31.200001" calcext:value-type="float">
            <text:p>31,200001</text:p>
          </table:table-cell>
          <table:table-cell table:formula="of:=([.C225]*[.$B$297])-([.C225]*[.$B$296])+[.$B$296]" office:value-type="float" office:value="29.529527" calcext:value-type="float">
            <text:p>29,529527</text:p>
          </table:table-cell>
          <table:table-cell table:formula="of:=([.D225]-[.E225])^2" office:value-type="float" office:value="2.790483384676" calcext:value-type="float">
            <text:p>2,790483384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81576" calcext:value-type="float">
            <text:p>0,781576</text:p>
          </table:table-cell>
          <table:table-cell table:formula="of:=([.B226]*[.$B$297])-([.B226]*[.$B$296])+[.$B$296]" office:value-type="float" office:value="31.100005" calcext:value-type="float">
            <text:p>31,100005</text:p>
          </table:table-cell>
          <table:table-cell table:formula="of:=([.C226]*[.$B$297])-([.C226]*[.$B$296])+[.$B$296]" office:value-type="float" office:value="30.660488" calcext:value-type="float">
            <text:p>30,660488</text:p>
          </table:table-cell>
          <table:table-cell table:formula="of:=([.D226]-[.E226])^2" office:value-type="float" office:value="0.193175193289002" calcext:value-type="float">
            <text:p>0,193175193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767087" calcext:value-type="float">
            <text:p>0,767087</text:p>
          </table:table-cell>
          <table:table-cell table:formula="of:=([.B227]*[.$B$297])-([.B227]*[.$B$296])+[.$B$296]" office:value-type="float" office:value="31.800003" calcext:value-type="float">
            <text:p>31,800003</text:p>
          </table:table-cell>
          <table:table-cell table:formula="of:=([.C227]*[.$B$297])-([.C227]*[.$B$296])+[.$B$296]" office:value-type="float" office:value="30.472131" calcext:value-type="float">
            <text:p>30,472131</text:p>
          </table:table-cell>
          <table:table-cell table:formula="of:=([.D227]-[.E227])^2" office:value-type="float" office:value="1.76324404838401" calcext:value-type="float">
            <text:p>1,763244048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8" calcext:value-type="float">
            <text:p>0,8</text:p>
          </table:table-cell>
          <table:table-cell office:value-type="float" office:value="0.766323" calcext:value-type="float">
            <text:p>0,766323</text:p>
          </table:table-cell>
          <table:table-cell table:formula="of:=([.B228]*[.$B$297])-([.B228]*[.$B$296])+[.$B$296]" office:value-type="float" office:value="30.9" calcext:value-type="float">
            <text:p>30,9</text:p>
          </table:table-cell>
          <table:table-cell table:formula="of:=([.C228]*[.$B$297])-([.C228]*[.$B$296])+[.$B$296]" office:value-type="float" office:value="30.462199" calcext:value-type="float">
            <text:p>30,462199</text:p>
          </table:table-cell>
          <table:table-cell table:formula="of:=([.D228]-[.E228])^2" office:value-type="float" office:value="0.191669715601" calcext:value-type="float">
            <text:p>0,191669715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830769" calcext:value-type="float">
            <text:p>0,830769</text:p>
          </table:table-cell>
          <table:table-cell office:value-type="float" office:value="0.724235" calcext:value-type="float">
            <text:p>0,724235</text:p>
          </table:table-cell>
          <table:table-cell table:formula="of:=([.B229]*[.$B$297])-([.B229]*[.$B$296])+[.$B$296]" office:value-type="float" office:value="31.299997" calcext:value-type="float">
            <text:p>31,299997</text:p>
          </table:table-cell>
          <table:table-cell table:formula="of:=([.C229]*[.$B$297])-([.C229]*[.$B$296])+[.$B$296]" office:value-type="float" office:value="29.915055" calcext:value-type="float">
            <text:p>29,915055</text:p>
          </table:table-cell>
          <table:table-cell table:formula="of:=([.D229]-[.E229])^2" office:value-type="float" office:value="1.91806434336399" calcext:value-type="float">
            <text:p>1,918064343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702171" calcext:value-type="float">
            <text:p>0,702171</text:p>
          </table:table-cell>
          <table:table-cell table:formula="of:=([.B230]*[.$B$297])-([.B230]*[.$B$296])+[.$B$296]" office:value-type="float" office:value="30.100006" calcext:value-type="float">
            <text:p>30,100006</text:p>
          </table:table-cell>
          <table:table-cell table:formula="of:=([.C230]*[.$B$297])-([.C230]*[.$B$296])+[.$B$296]" office:value-type="float" office:value="29.628223" calcext:value-type="float">
            <text:p>29,628223</text:p>
          </table:table-cell>
          <table:table-cell table:formula="of:=([.D230]-[.E230])^2" office:value-type="float" office:value="0.222579199089002" calcext:value-type="float">
            <text:p>0,222579199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640406" calcext:value-type="float">
            <text:p>0,640406</text:p>
          </table:table-cell>
          <table:table-cell table:formula="of:=([.B231]*[.$B$297])-([.B231]*[.$B$296])+[.$B$296]" office:value-type="float" office:value="27.900003" calcext:value-type="float">
            <text:p>27,900003</text:p>
          </table:table-cell>
          <table:table-cell table:formula="of:=([.C231]*[.$B$297])-([.C231]*[.$B$296])+[.$B$296]" office:value-type="float" office:value="28.825278" calcext:value-type="float">
            <text:p>28,825278</text:p>
          </table:table-cell>
          <table:table-cell table:formula="of:=([.D231]-[.E231])^2" office:value-type="float" office:value="0.856133825625005" calcext:value-type="float">
            <text:p>0,856133825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53762" calcext:value-type="float">
            <text:p>0,53762</text:p>
          </table:table-cell>
          <table:table-cell table:formula="of:=([.B232]*[.$B$297])-([.B232]*[.$B$296])+[.$B$296]" office:value-type="float" office:value="26.699999" calcext:value-type="float">
            <text:p>26,699999</text:p>
          </table:table-cell>
          <table:table-cell table:formula="of:=([.C232]*[.$B$297])-([.C232]*[.$B$296])+[.$B$296]" office:value-type="float" office:value="27.48906" calcext:value-type="float">
            <text:p>27,48906</text:p>
          </table:table-cell>
          <table:table-cell table:formula="of:=([.D232]-[.E232])^2" office:value-type="float" office:value="0.622617261721006" calcext:value-type="float">
            <text:p>0,622617261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512837" calcext:value-type="float">
            <text:p>0,512837</text:p>
          </table:table-cell>
          <table:table-cell table:formula="of:=([.B233]*[.$B$297])-([.B233]*[.$B$296])+[.$B$296]" office:value-type="float" office:value="27.200005" calcext:value-type="float">
            <text:p>27,200005</text:p>
          </table:table-cell>
          <table:table-cell table:formula="of:=([.C233]*[.$B$297])-([.C233]*[.$B$296])+[.$B$296]" office:value-type="float" office:value="27.166881" calcext:value-type="float">
            <text:p>27,166881</text:p>
          </table:table-cell>
          <table:table-cell table:formula="of:=([.D233]-[.E233])^2" office:value-type="float" office:value="0.00109719937599982" calcext:value-type="float">
            <text:p>0,001097199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488348" calcext:value-type="float">
            <text:p>0,488348</text:p>
          </table:table-cell>
          <table:table-cell table:formula="of:=([.B234]*[.$B$297])-([.B234]*[.$B$296])+[.$B$296]" office:value-type="float" office:value="26.900004" calcext:value-type="float">
            <text:p>26,900004</text:p>
          </table:table-cell>
          <table:table-cell table:formula="of:=([.C234]*[.$B$297])-([.C234]*[.$B$296])+[.$B$296]" office:value-type="float" office:value="26.848524" calcext:value-type="float">
            <text:p>26,848524</text:p>
          </table:table-cell>
          <table:table-cell table:formula="of:=([.D234]-[.E234])^2" office:value-type="float" office:value="0.00265019039999979" calcext:value-type="float">
            <text:p>0,002650190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70614" calcext:value-type="float">
            <text:p>0,470614</text:p>
          </table:table-cell>
          <table:table-cell table:formula="of:=([.B235]*[.$B$297])-([.B235]*[.$B$296])+[.$B$296]" office:value-type="float" office:value="26.000001" calcext:value-type="float">
            <text:p>26,000001</text:p>
          </table:table-cell>
          <table:table-cell table:formula="of:=([.C235]*[.$B$297])-([.C235]*[.$B$296])+[.$B$296]" office:value-type="float" office:value="26.617982" calcext:value-type="float">
            <text:p>26,617982</text:p>
          </table:table-cell>
          <table:table-cell table:formula="of:=([.D235]-[.E235])^2" office:value-type="float" office:value="0.381900516360996" calcext:value-type="float">
            <text:p>0,381900516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45829" calcext:value-type="float">
            <text:p>0,445829</text:p>
          </table:table-cell>
          <table:table-cell table:formula="of:=([.B236]*[.$B$297])-([.B236]*[.$B$296])+[.$B$296]" office:value-type="float" office:value="26.000001" calcext:value-type="float">
            <text:p>26,000001</text:p>
          </table:table-cell>
          <table:table-cell table:formula="of:=([.C236]*[.$B$297])-([.C236]*[.$B$296])+[.$B$296]" office:value-type="float" office:value="26.295777" calcext:value-type="float">
            <text:p>26,295777</text:p>
          </table:table-cell>
          <table:table-cell table:formula="of:=([.D236]-[.E236])^2" office:value-type="float" office:value="0.087483442176" calcext:value-type="float">
            <text:p>0,087483442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52933" calcext:value-type="float">
            <text:p>0,452933</text:p>
          </table:table-cell>
          <table:table-cell table:formula="of:=([.B237]*[.$B$297])-([.B237]*[.$B$296])+[.$B$296]" office:value-type="float" office:value="26.099997" calcext:value-type="float">
            <text:p>26,099997</text:p>
          </table:table-cell>
          <table:table-cell table:formula="of:=([.C237]*[.$B$297])-([.C237]*[.$B$296])+[.$B$296]" office:value-type="float" office:value="26.388129" calcext:value-type="float">
            <text:p>26,388129</text:p>
          </table:table-cell>
          <table:table-cell table:formula="of:=([.D237]-[.E237])^2" office:value-type="float" office:value="0.0830200494239985" calcext:value-type="float">
            <text:p>0,083020049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54866" calcext:value-type="float">
            <text:p>0,454866</text:p>
          </table:table-cell>
          <table:table-cell table:formula="of:=([.B238]*[.$B$297])-([.B238]*[.$B$296])+[.$B$296]" office:value-type="float" office:value="25.799996" calcext:value-type="float">
            <text:p>25,799996</text:p>
          </table:table-cell>
          <table:table-cell table:formula="of:=([.C238]*[.$B$297])-([.C238]*[.$B$296])+[.$B$296]" office:value-type="float" office:value="26.413258" calcext:value-type="float">
            <text:p>26,413258</text:p>
          </table:table-cell>
          <table:table-cell table:formula="of:=([.D238]-[.E238])^2" office:value-type="float" office:value="0.376090280643999" calcext:value-type="float">
            <text:p>0,376090280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40549" calcext:value-type="float">
            <text:p>0,440549</text:p>
          </table:table-cell>
          <table:table-cell table:formula="of:=([.B239]*[.$B$297])-([.B239]*[.$B$296])+[.$B$296]" office:value-type="float" office:value="26.699999" calcext:value-type="float">
            <text:p>26,699999</text:p>
          </table:table-cell>
          <table:table-cell table:formula="of:=([.C239]*[.$B$297])-([.C239]*[.$B$296])+[.$B$296]" office:value-type="float" office:value="26.227137" calcext:value-type="float">
            <text:p>26,227137</text:p>
          </table:table-cell>
          <table:table-cell table:formula="of:=([.D239]-[.E239])^2" office:value-type="float" office:value="0.223598471043999" calcext:value-type="float">
            <text:p>0,22359847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91859" calcext:value-type="float">
            <text:p>0,491859</text:p>
          </table:table-cell>
          <table:table-cell table:formula="of:=([.B240]*[.$B$297])-([.B240]*[.$B$296])+[.$B$296]" office:value-type="float" office:value="25.300003" calcext:value-type="float">
            <text:p>25,300003</text:p>
          </table:table-cell>
          <table:table-cell table:formula="of:=([.C240]*[.$B$297])-([.C240]*[.$B$296])+[.$B$296]" office:value-type="float" office:value="26.894167" calcext:value-type="float">
            <text:p>26,894167</text:p>
          </table:table-cell>
          <table:table-cell table:formula="of:=([.D240]-[.E240])^2" office:value-type="float" office:value="2.541358858896" calcext:value-type="float">
            <text:p>2,541358858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32458" calcext:value-type="float">
            <text:p>0,432458</text:p>
          </table:table-cell>
          <table:table-cell table:formula="of:=([.B241]*[.$B$297])-([.B241]*[.$B$296])+[.$B$296]" office:value-type="float" office:value="25.300003" calcext:value-type="float">
            <text:p>25,300003</text:p>
          </table:table-cell>
          <table:table-cell table:formula="of:=([.C241]*[.$B$297])-([.C241]*[.$B$296])+[.$B$296]" office:value-type="float" office:value="26.121954" calcext:value-type="float">
            <text:p>26,121954</text:p>
          </table:table-cell>
          <table:table-cell table:formula="of:=([.D241]-[.E241])^2" office:value-type="float" office:value="0.675603446401003" calcext:value-type="float">
            <text:p>0,675603446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07079" calcext:value-type="float">
            <text:p>0,407079</text:p>
          </table:table-cell>
          <table:table-cell table:formula="of:=([.B242]*[.$B$297])-([.B242]*[.$B$296])+[.$B$296]" office:value-type="float" office:value="25.199994" calcext:value-type="float">
            <text:p>25,199994</text:p>
          </table:table-cell>
          <table:table-cell table:formula="of:=([.C242]*[.$B$297])-([.C242]*[.$B$296])+[.$B$296]" office:value-type="float" office:value="25.792027" calcext:value-type="float">
            <text:p>25,792027</text:p>
          </table:table-cell>
          <table:table-cell table:formula="of:=([.D242]-[.E242])^2" office:value-type="float" office:value="0.350503073089001" calcext:value-type="float">
            <text:p>0,350503073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42189" calcext:value-type="float">
            <text:p>0,42189</text:p>
          </table:table-cell>
          <table:table-cell table:formula="of:=([.B243]*[.$B$297])-([.B243]*[.$B$296])+[.$B$296]" office:value-type="float" office:value="24.700001" calcext:value-type="float">
            <text:p>24,700001</text:p>
          </table:table-cell>
          <table:table-cell table:formula="of:=([.C243]*[.$B$297])-([.C243]*[.$B$296])+[.$B$296]" office:value-type="float" office:value="25.98457" calcext:value-type="float">
            <text:p>25,98457</text:p>
          </table:table-cell>
          <table:table-cell table:formula="of:=([.D243]-[.E243])^2" office:value-type="float" office:value="1.65011751576099" calcext:value-type="float">
            <text:p>1,650117515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380524" calcext:value-type="float">
            <text:p>0,380524</text:p>
          </table:table-cell>
          <table:table-cell table:formula="of:=([.B244]*[.$B$297])-([.B244]*[.$B$296])+[.$B$296]" office:value-type="float" office:value="24.700001" calcext:value-type="float">
            <text:p>24,700001</text:p>
          </table:table-cell>
          <table:table-cell table:formula="of:=([.C244]*[.$B$297])-([.C244]*[.$B$296])+[.$B$296]" office:value-type="float" office:value="25.446812" calcext:value-type="float">
            <text:p>25,446812</text:p>
          </table:table-cell>
          <table:table-cell table:formula="of:=([.D244]-[.E244])^2" office:value-type="float" office:value="0.557726669721002" calcext:value-type="float">
            <text:p>0,557726669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385966" calcext:value-type="float">
            <text:p>0,385966</text:p>
          </table:table-cell>
          <table:table-cell table:formula="of:=([.B245]*[.$B$297])-([.B245]*[.$B$296])+[.$B$296]" office:value-type="float" office:value="25.199994" calcext:value-type="float">
            <text:p>25,199994</text:p>
          </table:table-cell>
          <table:table-cell table:formula="of:=([.C245]*[.$B$297])-([.C245]*[.$B$296])+[.$B$296]" office:value-type="float" office:value="25.517558" calcext:value-type="float">
            <text:p>25,517558</text:p>
          </table:table-cell>
          <table:table-cell table:formula="of:=([.D245]-[.E245])^2" office:value-type="float" office:value="0.100846894096003" calcext:value-type="float">
            <text:p>0,100846894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14678" calcext:value-type="float">
            <text:p>0,414678</text:p>
          </table:table-cell>
          <table:table-cell table:formula="of:=([.B246]*[.$B$297])-([.B246]*[.$B$296])+[.$B$296]" office:value-type="float" office:value="26.699999" calcext:value-type="float">
            <text:p>26,699999</text:p>
          </table:table-cell>
          <table:table-cell table:formula="of:=([.C246]*[.$B$297])-([.C246]*[.$B$296])+[.$B$296]" office:value-type="float" office:value="25.890814" calcext:value-type="float">
            <text:p>25,890814</text:p>
          </table:table-cell>
          <table:table-cell table:formula="of:=([.D246]-[.E246])^2" office:value-type="float" office:value="0.654780364224999" calcext:value-type="float">
            <text:p>0,654780364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505288" calcext:value-type="float">
            <text:p>0,505288</text:p>
          </table:table-cell>
          <table:table-cell table:formula="of:=([.B247]*[.$B$297])-([.B247]*[.$B$296])+[.$B$296]" office:value-type="float" office:value="28.800006" calcext:value-type="float">
            <text:p>28,800006</text:p>
          </table:table-cell>
          <table:table-cell table:formula="of:=([.C247]*[.$B$297])-([.C247]*[.$B$296])+[.$B$296]" office:value-type="float" office:value="27.068744" calcext:value-type="float">
            <text:p>27,068744</text:p>
          </table:table-cell>
          <table:table-cell table:formula="of:=([.D247]-[.E247])^2" office:value-type="float" office:value="2.99726811264398" calcext:value-type="float">
            <text:p>2,997268112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665591" calcext:value-type="float">
            <text:p>0,665591</text:p>
          </table:table-cell>
          <table:table-cell table:formula="of:=([.B248]*[.$B$297])-([.B248]*[.$B$296])+[.$B$296]" office:value-type="float" office:value="30.399994" calcext:value-type="float">
            <text:p>30,399994</text:p>
          </table:table-cell>
          <table:table-cell table:formula="of:=([.C248]*[.$B$297])-([.C248]*[.$B$296])+[.$B$296]" office:value-type="float" office:value="29.152683" calcext:value-type="float">
            <text:p>29,152683</text:p>
          </table:table-cell>
          <table:table-cell table:formula="of:=([.D248]-[.E248])^2" office:value-type="float" office:value="1.55578473072101" calcext:value-type="float">
            <text:p>1,555784730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789424" calcext:value-type="float">
            <text:p>0,789424</text:p>
          </table:table-cell>
          <table:table-cell table:formula="of:=([.B249]*[.$B$297])-([.B249]*[.$B$296])+[.$B$296]" office:value-type="float" office:value="30.800004" calcext:value-type="float">
            <text:p>30,800004</text:p>
          </table:table-cell>
          <table:table-cell table:formula="of:=([.C249]*[.$B$297])-([.C249]*[.$B$296])+[.$B$296]" office:value-type="float" office:value="30.762512" calcext:value-type="float">
            <text:p>30,762512</text:p>
          </table:table-cell>
          <table:table-cell table:formula="of:=([.D249]-[.E249])^2" office:value-type="float" office:value="0.00140565006400029" calcext:value-type="float">
            <text:p>0,001405650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753846" calcext:value-type="float">
            <text:p>0,753846</text:p>
          </table:table-cell>
          <table:table-cell office:value-type="float" office:value="0.809039" calcext:value-type="float">
            <text:p>0,809039</text:p>
          </table:table-cell>
          <table:table-cell table:formula="of:=([.B250]*[.$B$297])-([.B250]*[.$B$296])+[.$B$296]" office:value-type="float" office:value="30.299998" calcext:value-type="float">
            <text:p>30,299998</text:p>
          </table:table-cell>
          <table:table-cell table:formula="of:=([.C250]*[.$B$297])-([.C250]*[.$B$296])+[.$B$296]" office:value-type="float" office:value="31.017507" calcext:value-type="float">
            <text:p>31,017507</text:p>
          </table:table-cell>
          <table:table-cell table:formula="of:=([.D250]-[.E250])^2" office:value-type="float" office:value="0.514819165081" calcext:value-type="float">
            <text:p>0,514819165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76923" calcext:value-type="float">
            <text:p>0,776923</text:p>
          </table:table-cell>
          <table:table-cell office:value-type="float" office:value="0.737192" calcext:value-type="float">
            <text:p>0,737192</text:p>
          </table:table-cell>
          <table:table-cell table:formula="of:=([.B251]*[.$B$297])-([.B251]*[.$B$296])+[.$B$296]" office:value-type="float" office:value="30.599999" calcext:value-type="float">
            <text:p>30,599999</text:p>
          </table:table-cell>
          <table:table-cell table:formula="of:=([.C251]*[.$B$297])-([.C251]*[.$B$296])+[.$B$296]" office:value-type="float" office:value="30.083496" calcext:value-type="float">
            <text:p>30,083496</text:p>
          </table:table-cell>
          <table:table-cell table:formula="of:=([.D251]-[.E251])^2" office:value-type="float" office:value="0.266775349008996" calcext:value-type="float">
            <text:p>0,26677534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09455" calcext:value-type="float">
            <text:p>0,709455</text:p>
          </table:table-cell>
          <table:table-cell table:formula="of:=([.B252]*[.$B$297])-([.B252]*[.$B$296])+[.$B$296]" office:value-type="float" office:value="30.999996" calcext:value-type="float">
            <text:p>30,999996</text:p>
          </table:table-cell>
          <table:table-cell table:formula="of:=([.C252]*[.$B$297])-([.C252]*[.$B$296])+[.$B$296]" office:value-type="float" office:value="29.722915" calcext:value-type="float">
            <text:p>29,722915</text:p>
          </table:table-cell>
          <table:table-cell table:formula="of:=([.D252]-[.E252])^2" office:value-type="float" office:value="1.630935880561" calcext:value-type="float">
            <text:p>1,630935880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700146" calcext:value-type="float">
            <text:p>0,700146</text:p>
          </table:table-cell>
          <table:table-cell table:formula="of:=([.B253]*[.$B$297])-([.B253]*[.$B$296])+[.$B$296]" office:value-type="float" office:value="30.800004" calcext:value-type="float">
            <text:p>30,800004</text:p>
          </table:table-cell>
          <table:table-cell table:formula="of:=([.C253]*[.$B$297])-([.C253]*[.$B$296])+[.$B$296]" office:value-type="float" office:value="29.601898" calcext:value-type="float">
            <text:p>29,601898</text:p>
          </table:table-cell>
          <table:table-cell table:formula="of:=([.D253]-[.E253])^2" office:value-type="float" office:value="1.43545798723601" calcext:value-type="float">
            <text:p>1,435457987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684565" calcext:value-type="float">
            <text:p>0,684565</text:p>
          </table:table-cell>
          <table:table-cell table:formula="of:=([.B254]*[.$B$297])-([.B254]*[.$B$296])+[.$B$296]" office:value-type="float" office:value="30.500003" calcext:value-type="float">
            <text:p>30,500003</text:p>
          </table:table-cell>
          <table:table-cell table:formula="of:=([.C254]*[.$B$297])-([.C254]*[.$B$296])+[.$B$296]" office:value-type="float" office:value="29.399345" calcext:value-type="float">
            <text:p>29,399345</text:p>
          </table:table-cell>
          <table:table-cell table:formula="of:=([.D254]-[.E254])^2" office:value-type="float" office:value="1.21144803296401" calcext:value-type="float">
            <text:p>1,21144803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730769" calcext:value-type="float">
            <text:p>0,730769</text:p>
          </table:table-cell>
          <table:table-cell office:value-type="float" office:value="0.677614" calcext:value-type="float">
            <text:p>0,677614</text:p>
          </table:table-cell>
          <table:table-cell table:formula="of:=([.B255]*[.$B$297])-([.B255]*[.$B$296])+[.$B$296]" office:value-type="float" office:value="29.999997" calcext:value-type="float">
            <text:p>29,999997</text:p>
          </table:table-cell>
          <table:table-cell table:formula="of:=([.C255]*[.$B$297])-([.C255]*[.$B$296])+[.$B$296]" office:value-type="float" office:value="29.308982" calcext:value-type="float">
            <text:p>29,308982</text:p>
          </table:table-cell>
          <table:table-cell table:formula="of:=([.D255]-[.E255])^2" office:value-type="float" office:value="0.477501730225" calcext:value-type="float">
            <text:p>0,477501730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44026" calcext:value-type="float">
            <text:p>0,644026</text:p>
          </table:table-cell>
          <table:table-cell table:formula="of:=([.B256]*[.$B$297])-([.B256]*[.$B$296])+[.$B$296]" office:value-type="float" office:value="28.099995" calcext:value-type="float">
            <text:p>28,099995</text:p>
          </table:table-cell>
          <table:table-cell table:formula="of:=([.C256]*[.$B$297])-([.C256]*[.$B$296])+[.$B$296]" office:value-type="float" office:value="28.872338" calcext:value-type="float">
            <text:p>28,872338</text:p>
          </table:table-cell>
          <table:table-cell table:formula="of:=([.D256]-[.E256])^2" office:value-type="float" office:value="0.596513709648999" calcext:value-type="float">
            <text:p>0,59651370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47965" calcext:value-type="float">
            <text:p>0,547965</text:p>
          </table:table-cell>
          <table:table-cell table:formula="of:=([.B257]*[.$B$297])-([.B257]*[.$B$296])+[.$B$296]" office:value-type="float" office:value="25.600004" calcext:value-type="float">
            <text:p>25,600004</text:p>
          </table:table-cell>
          <table:table-cell table:formula="of:=([.C257]*[.$B$297])-([.C257]*[.$B$296])+[.$B$296]" office:value-type="float" office:value="27.623545" calcext:value-type="float">
            <text:p>27,623545</text:p>
          </table:table-cell>
          <table:table-cell table:formula="of:=([.D257]-[.E257])^2" office:value-type="float" office:value="4.09471817868101" calcext:value-type="float">
            <text:p>4,094718178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66418" calcext:value-type="float">
            <text:p>0,466418</text:p>
          </table:table-cell>
          <table:table-cell table:formula="of:=([.B258]*[.$B$297])-([.B258]*[.$B$296])+[.$B$296]" office:value-type="float" office:value="25.799996" calcext:value-type="float">
            <text:p>25,799996</text:p>
          </table:table-cell>
          <table:table-cell table:formula="of:=([.C258]*[.$B$297])-([.C258]*[.$B$296])+[.$B$296]" office:value-type="float" office:value="26.563434" calcext:value-type="float">
            <text:p>26,563434</text:p>
          </table:table-cell>
          <table:table-cell table:formula="of:=([.D258]-[.E258])^2" office:value-type="float" office:value="0.582837579844001" calcext:value-type="float">
            <text:p>0,582837579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452851" calcext:value-type="float">
            <text:p>0,452851</text:p>
          </table:table-cell>
          <table:table-cell table:formula="of:=([.B259]*[.$B$297])-([.B259]*[.$B$296])+[.$B$296]" office:value-type="float" office:value="27.699998" calcext:value-type="float">
            <text:p>27,699998</text:p>
          </table:table-cell>
          <table:table-cell table:formula="of:=([.C259]*[.$B$297])-([.C259]*[.$B$296])+[.$B$296]" office:value-type="float" office:value="26.387063" calcext:value-type="float">
            <text:p>26,387063</text:p>
          </table:table-cell>
          <table:table-cell table:formula="of:=([.D259]-[.E259])^2" office:value-type="float" office:value="1.72379831422501" calcext:value-type="float">
            <text:p>1,723798314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485685" calcext:value-type="float">
            <text:p>0,485685</text:p>
          </table:table-cell>
          <table:table-cell table:formula="of:=([.B260]*[.$B$297])-([.B260]*[.$B$296])+[.$B$296]" office:value-type="float" office:value="29.099994" calcext:value-type="float">
            <text:p>29,099994</text:p>
          </table:table-cell>
          <table:table-cell table:formula="of:=([.C260]*[.$B$297])-([.C260]*[.$B$296])+[.$B$296]" office:value-type="float" office:value="26.813905" calcext:value-type="float">
            <text:p>26,813905</text:p>
          </table:table-cell>
          <table:table-cell table:formula="of:=([.D260]-[.E260])^2" office:value-type="float" office:value="5.22620291592102" calcext:value-type="float">
            <text:p>5,226202915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637392" calcext:value-type="float">
            <text:p>0,637392</text:p>
          </table:table-cell>
          <table:table-cell table:formula="of:=([.B261]*[.$B$297])-([.B261]*[.$B$296])+[.$B$296]" office:value-type="float" office:value="31.100005" calcext:value-type="float">
            <text:p>31,100005</text:p>
          </table:table-cell>
          <table:table-cell table:formula="of:=([.C261]*[.$B$297])-([.C261]*[.$B$296])+[.$B$296]" office:value-type="float" office:value="28.786096" calcext:value-type="float">
            <text:p>28,786096</text:p>
          </table:table-cell>
          <table:table-cell table:formula="of:=([.D261]-[.E261])^2" office:value-type="float" office:value="5.35417486028099" calcext:value-type="float">
            <text:p>5,354174860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81524" calcext:value-type="float">
            <text:p>0,81524</text:p>
          </table:table-cell>
          <table:table-cell table:formula="of:=([.B262]*[.$B$297])-([.B262]*[.$B$296])+[.$B$296]" office:value-type="float" office:value="29.099994" calcext:value-type="float">
            <text:p>29,099994</text:p>
          </table:table-cell>
          <table:table-cell table:formula="of:=([.C262]*[.$B$297])-([.C262]*[.$B$296])+[.$B$296]" office:value-type="float" office:value="31.09812" calcext:value-type="float">
            <text:p>31,09812</text:p>
          </table:table-cell>
          <table:table-cell table:formula="of:=([.D262]-[.E262])^2" office:value-type="float" office:value="3.992507511876" calcext:value-type="float">
            <text:p>3,992507511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676923" calcext:value-type="float">
            <text:p>0,676923</text:p>
          </table:table-cell>
          <table:table-cell office:value-type="float" office:value="0.680417" calcext:value-type="float">
            <text:p>0,680417</text:p>
          </table:table-cell>
          <table:table-cell table:formula="of:=([.B263]*[.$B$297])-([.B263]*[.$B$296])+[.$B$296]" office:value-type="float" office:value="29.299999" calcext:value-type="float">
            <text:p>29,299999</text:p>
          </table:table-cell>
          <table:table-cell table:formula="of:=([.C263]*[.$B$297])-([.C263]*[.$B$296])+[.$B$296]" office:value-type="float" office:value="29.345421" calcext:value-type="float">
            <text:p>29,345421</text:p>
          </table:table-cell>
          <table:table-cell table:formula="of:=([.D263]-[.E263])^2" office:value-type="float" office:value="0.00206315808400019" calcext:value-type="float">
            <text:p>0,002063158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645247" calcext:value-type="float">
            <text:p>0,645247</text:p>
          </table:table-cell>
          <table:table-cell table:formula="of:=([.B264]*[.$B$297])-([.B264]*[.$B$296])+[.$B$296]" office:value-type="float" office:value="29.500004" calcext:value-type="float">
            <text:p>29,500004</text:p>
          </table:table-cell>
          <table:table-cell table:formula="of:=([.C264]*[.$B$297])-([.C264]*[.$B$296])+[.$B$296]" office:value-type="float" office:value="28.888211" calcext:value-type="float">
            <text:p>28,888211</text:p>
          </table:table-cell>
          <table:table-cell table:formula="of:=([.D264]-[.E264])^2" office:value-type="float" office:value="0.374290674848998" calcext:value-type="float">
            <text:p>0,374290674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9" calcext:value-type="float">
            <text:p>0,9</text:p>
          </table:table-cell>
          <table:table-cell office:value-type="float" office:value="0.637241" calcext:value-type="float">
            <text:p>0,637241</text:p>
          </table:table-cell>
          <table:table-cell table:formula="of:=([.B265]*[.$B$297])-([.B265]*[.$B$296])+[.$B$296]" office:value-type="float" office:value="32.2" calcext:value-type="float">
            <text:p>32,2</text:p>
          </table:table-cell>
          <table:table-cell table:formula="of:=([.C265]*[.$B$297])-([.C265]*[.$B$296])+[.$B$296]" office:value-type="float" office:value="28.784133" calcext:value-type="float">
            <text:p>28,784133</text:p>
          </table:table-cell>
          <table:table-cell table:formula="of:=([.D265]-[.E265])^2" office:value-type="float" office:value="11.668147361689" calcext:value-type="float">
            <text:p>11,668147361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915385" calcext:value-type="float">
            <text:p>0,915385</text:p>
          </table:table-cell>
          <table:table-cell office:value-type="float" office:value="0.729938" calcext:value-type="float">
            <text:p>0,729938</text:p>
          </table:table-cell>
          <table:table-cell table:formula="of:=([.B266]*[.$B$297])-([.B266]*[.$B$296])+[.$B$296]" office:value-type="float" office:value="32.400005" calcext:value-type="float">
            <text:p>32,400005</text:p>
          </table:table-cell>
          <table:table-cell table:formula="of:=([.C266]*[.$B$297])-([.C266]*[.$B$296])+[.$B$296]" office:value-type="float" office:value="29.989194" calcext:value-type="float">
            <text:p>29,989194</text:p>
          </table:table-cell>
          <table:table-cell table:formula="of:=([.D266]-[.E266])^2" office:value-type="float" office:value="5.81200967772101" calcext:value-type="float">
            <text:p>5,812009677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839197" calcext:value-type="float">
            <text:p>0,839197</text:p>
          </table:table-cell>
          <table:table-cell table:formula="of:=([.B267]*[.$B$297])-([.B267]*[.$B$296])+[.$B$296]" office:value-type="float" office:value="31.500002" calcext:value-type="float">
            <text:p>31,500002</text:p>
          </table:table-cell>
          <table:table-cell table:formula="of:=([.C267]*[.$B$297])-([.C267]*[.$B$296])+[.$B$296]" office:value-type="float" office:value="31.409561" calcext:value-type="float">
            <text:p>31,409561</text:p>
          </table:table-cell>
          <table:table-cell table:formula="of:=([.D267]-[.E267])^2" office:value-type="float" office:value="0.00817957448100036" calcext:value-type="float">
            <text:p>0,008179574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765073" calcext:value-type="float">
            <text:p>0,765073</text:p>
          </table:table-cell>
          <table:table-cell table:formula="of:=([.B268]*[.$B$297])-([.B268]*[.$B$296])+[.$B$296]" office:value-type="float" office:value="29.699996" calcext:value-type="float">
            <text:p>29,699996</text:p>
          </table:table-cell>
          <table:table-cell table:formula="of:=([.C268]*[.$B$297])-([.C268]*[.$B$296])+[.$B$296]" office:value-type="float" office:value="30.445949" calcext:value-type="float">
            <text:p>30,445949</text:p>
          </table:table-cell>
          <table:table-cell table:formula="of:=([.D268]-[.E268])^2" office:value-type="float" office:value="0.556445878209005" calcext:value-type="float">
            <text:p>0,556445878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50836" calcext:value-type="float">
            <text:p>0,650836</text:p>
          </table:table-cell>
          <table:table-cell table:formula="of:=([.B269]*[.$B$297])-([.B269]*[.$B$296])+[.$B$296]" office:value-type="float" office:value="28.399996" calcext:value-type="float">
            <text:p>28,399996</text:p>
          </table:table-cell>
          <table:table-cell table:formula="of:=([.C269]*[.$B$297])-([.C269]*[.$B$296])+[.$B$296]" office:value-type="float" office:value="28.960868" calcext:value-type="float">
            <text:p>28,960868</text:p>
          </table:table-cell>
          <table:table-cell table:formula="of:=([.D269]-[.E269])^2" office:value-type="float" office:value="0.314577400384" calcext:value-type="float">
            <text:p>0,314577400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571424" calcext:value-type="float">
            <text:p>0,571424</text:p>
          </table:table-cell>
          <table:table-cell table:formula="of:=([.B270]*[.$B$297])-([.B270]*[.$B$296])+[.$B$296]" office:value-type="float" office:value="27.699998" calcext:value-type="float">
            <text:p>27,699998</text:p>
          </table:table-cell>
          <table:table-cell table:formula="of:=([.C270]*[.$B$297])-([.C270]*[.$B$296])+[.$B$296]" office:value-type="float" office:value="27.928512" calcext:value-type="float">
            <text:p>27,928512</text:p>
          </table:table-cell>
          <table:table-cell table:formula="of:=([.D270]-[.E270])^2" office:value-type="float" office:value="0.0522186481959986" calcext:value-type="float">
            <text:p>0,052218648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38462" calcext:value-type="float">
            <text:p>0,538462</text:p>
          </table:table-cell>
          <table:table-cell office:value-type="float" office:value="0.52507" calcext:value-type="float">
            <text:p>0,52507</text:p>
          </table:table-cell>
          <table:table-cell table:formula="of:=([.B271]*[.$B$297])-([.B271]*[.$B$296])+[.$B$296]" office:value-type="float" office:value="27.500006" calcext:value-type="float">
            <text:p>27,500006</text:p>
          </table:table-cell>
          <table:table-cell table:formula="of:=([.C271]*[.$B$297])-([.C271]*[.$B$296])+[.$B$296]" office:value-type="float" office:value="27.32591" calcext:value-type="float">
            <text:p>27,32591</text:p>
          </table:table-cell>
          <table:table-cell table:formula="of:=([.D271]-[.E271])^2" office:value-type="float" office:value="0.0303094172159995" calcext:value-type="float">
            <text:p>0,030309417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9888" calcext:value-type="float">
            <text:p>0,49888</text:p>
          </table:table-cell>
          <table:table-cell table:formula="of:=([.B272]*[.$B$297])-([.B272]*[.$B$296])+[.$B$296]" office:value-type="float" office:value="26.699999" calcext:value-type="float">
            <text:p>26,699999</text:p>
          </table:table-cell>
          <table:table-cell table:formula="of:=([.C272]*[.$B$297])-([.C272]*[.$B$296])+[.$B$296]" office:value-type="float" office:value="26.98544" calcext:value-type="float">
            <text:p>26,98544</text:p>
          </table:table-cell>
          <table:table-cell table:formula="of:=([.D272]-[.E272])^2" office:value-type="float" office:value="0.0814765644810033" calcext:value-type="float">
            <text:p>0,081476564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73709" calcext:value-type="float">
            <text:p>0,473709</text:p>
          </table:table-cell>
          <table:table-cell table:formula="of:=([.B273]*[.$B$297])-([.B273]*[.$B$296])+[.$B$296]" office:value-type="float" office:value="27.200005" calcext:value-type="float">
            <text:p>27,200005</text:p>
          </table:table-cell>
          <table:table-cell table:formula="of:=([.C273]*[.$B$297])-([.C273]*[.$B$296])+[.$B$296]" office:value-type="float" office:value="26.658217" calcext:value-type="float">
            <text:p>26,658217</text:p>
          </table:table-cell>
          <table:table-cell table:formula="of:=([.D273]-[.E273])^2" office:value-type="float" office:value="0.293534236943997" calcext:value-type="float">
            <text:p>0,293534236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99954" calcext:value-type="float">
            <text:p>0,499954</text:p>
          </table:table-cell>
          <table:table-cell table:formula="of:=([.B274]*[.$B$297])-([.B274]*[.$B$296])+[.$B$296]" office:value-type="float" office:value="26.600003" calcext:value-type="float">
            <text:p>26,600003</text:p>
          </table:table-cell>
          <table:table-cell table:formula="of:=([.C274]*[.$B$297])-([.C274]*[.$B$296])+[.$B$296]" office:value-type="float" office:value="26.999402" calcext:value-type="float">
            <text:p>26,999402</text:p>
          </table:table-cell>
          <table:table-cell table:formula="of:=([.D274]-[.E274])^2" office:value-type="float" office:value="0.159519561200996" calcext:value-type="float">
            <text:p>0,159519561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86317" calcext:value-type="float">
            <text:p>0,486317</text:p>
          </table:table-cell>
          <table:table-cell table:formula="of:=([.B275]*[.$B$297])-([.B275]*[.$B$296])+[.$B$296]" office:value-type="float" office:value="26.499994" calcext:value-type="float">
            <text:p>26,499994</text:p>
          </table:table-cell>
          <table:table-cell table:formula="of:=([.C275]*[.$B$297])-([.C275]*[.$B$296])+[.$B$296]" office:value-type="float" office:value="26.822121" calcext:value-type="float">
            <text:p>26,822121</text:p>
          </table:table-cell>
          <table:table-cell table:formula="of:=([.D275]-[.E275])^2" office:value-type="float" office:value="0.103765804128999" calcext:value-type="float">
            <text:p>0,103765804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72058" calcext:value-type="float">
            <text:p>0,472058</text:p>
          </table:table-cell>
          <table:table-cell table:formula="of:=([.B276]*[.$B$297])-([.B276]*[.$B$296])+[.$B$296]" office:value-type="float" office:value="26.399998" calcext:value-type="float">
            <text:p>26,399998</text:p>
          </table:table-cell>
          <table:table-cell table:formula="of:=([.C276]*[.$B$297])-([.C276]*[.$B$296])+[.$B$296]" office:value-type="float" office:value="26.636754" calcext:value-type="float">
            <text:p>26,636754</text:p>
          </table:table-cell>
          <table:table-cell table:formula="of:=([.D276]-[.E276])^2" office:value-type="float" office:value="0.0560534035359999" calcext:value-type="float">
            <text:p>0,056053403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8033" calcext:value-type="float">
            <text:p>0,48033</text:p>
          </table:table-cell>
          <table:table-cell table:formula="of:=([.B277]*[.$B$297])-([.B277]*[.$B$296])+[.$B$296]" office:value-type="float" office:value="26.499994" calcext:value-type="float">
            <text:p>26,499994</text:p>
          </table:table-cell>
          <table:table-cell table:formula="of:=([.C277]*[.$B$297])-([.C277]*[.$B$296])+[.$B$296]" office:value-type="float" office:value="26.74429" calcext:value-type="float">
            <text:p>26,74429</text:p>
          </table:table-cell>
          <table:table-cell table:formula="of:=([.D277]-[.E277])^2" office:value-type="float" office:value="0.0596805356159993" calcext:value-type="float">
            <text:p>0,059680535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75919" calcext:value-type="float">
            <text:p>0,475919</text:p>
          </table:table-cell>
          <table:table-cell table:formula="of:=([.B278]*[.$B$297])-([.B278]*[.$B$296])+[.$B$296]" office:value-type="float" office:value="26.300002" calcext:value-type="float">
            <text:p>26,300002</text:p>
          </table:table-cell>
          <table:table-cell table:formula="of:=([.C278]*[.$B$297])-([.C278]*[.$B$296])+[.$B$296]" office:value-type="float" office:value="26.686947" calcext:value-type="float">
            <text:p>26,686947</text:p>
          </table:table-cell>
          <table:table-cell table:formula="of:=([.D278]-[.E278])^2" office:value-type="float" office:value="0.149726433025001" calcext:value-type="float">
            <text:p>0,14972643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74648" calcext:value-type="float">
            <text:p>0,474648</text:p>
          </table:table-cell>
          <table:table-cell table:formula="of:=([.B279]*[.$B$297])-([.B279]*[.$B$296])+[.$B$296]" office:value-type="float" office:value="25.900005" calcext:value-type="float">
            <text:p>25,900005</text:p>
          </table:table-cell>
          <table:table-cell table:formula="of:=([.C279]*[.$B$297])-([.C279]*[.$B$296])+[.$B$296]" office:value-type="float" office:value="26.670424" calcext:value-type="float">
            <text:p>26,670424</text:p>
          </table:table-cell>
          <table:table-cell table:formula="of:=([.D279]-[.E279])^2" office:value-type="float" office:value="0.593545435560995" calcext:value-type="float">
            <text:p>0,593545435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51052" calcext:value-type="float">
            <text:p>0,451052</text:p>
          </table:table-cell>
          <table:table-cell table:formula="of:=([.B280]*[.$B$297])-([.B280]*[.$B$296])+[.$B$296]" office:value-type="float" office:value="25.900005" calcext:value-type="float">
            <text:p>25,900005</text:p>
          </table:table-cell>
          <table:table-cell table:formula="of:=([.C280]*[.$B$297])-([.C280]*[.$B$296])+[.$B$296]" office:value-type="float" office:value="26.363676" calcext:value-type="float">
            <text:p>26,363676</text:p>
          </table:table-cell>
          <table:table-cell table:formula="of:=([.D280]-[.E280])^2" office:value-type="float" office:value="0.214990796240998" calcext:value-type="float">
            <text:p>0,214990796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48367" calcext:value-type="float">
            <text:p>0,448367</text:p>
          </table:table-cell>
          <table:table-cell table:formula="of:=([.B281]*[.$B$297])-([.B281]*[.$B$296])+[.$B$296]" office:value-type="float" office:value="27.200005" calcext:value-type="float">
            <text:p>27,200005</text:p>
          </table:table-cell>
          <table:table-cell table:formula="of:=([.C281]*[.$B$297])-([.C281]*[.$B$296])+[.$B$296]" office:value-type="float" office:value="26.328771" calcext:value-type="float">
            <text:p>26,328771</text:p>
          </table:table-cell>
          <table:table-cell table:formula="of:=([.D281]-[.E281])^2" office:value-type="float" office:value="0.759048682755996" calcext:value-type="float">
            <text:p>0,759048682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16137" calcext:value-type="float">
            <text:p>0,516137</text:p>
          </table:table-cell>
          <table:table-cell table:formula="of:=([.B282]*[.$B$297])-([.B282]*[.$B$296])+[.$B$296]" office:value-type="float" office:value="26.900004" calcext:value-type="float">
            <text:p>26,900004</text:p>
          </table:table-cell>
          <table:table-cell table:formula="of:=([.C282]*[.$B$297])-([.C282]*[.$B$296])+[.$B$296]" office:value-type="float" office:value="27.209781" calcext:value-type="float">
            <text:p>27,209781</text:p>
          </table:table-cell>
          <table:table-cell table:formula="of:=([.D282]-[.E282])^2" office:value-type="float" office:value="0.0959617897290025" calcext:value-type="float">
            <text:p>0,095961789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28612" calcext:value-type="float">
            <text:p>0,528612</text:p>
          </table:table-cell>
          <table:table-cell table:formula="of:=([.B283]*[.$B$297])-([.B283]*[.$B$296])+[.$B$296]" office:value-type="float" office:value="26.600003" calcext:value-type="float">
            <text:p>26,600003</text:p>
          </table:table-cell>
          <table:table-cell table:formula="of:=([.C283]*[.$B$297])-([.C283]*[.$B$296])+[.$B$296]" office:value-type="float" office:value="27.371956" calcext:value-type="float">
            <text:p>27,371956</text:p>
          </table:table-cell>
          <table:table-cell table:formula="of:=([.D283]-[.E283])^2" office:value-type="float" office:value="0.595911434208994" calcext:value-type="float">
            <text:p>0,595911434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9811" calcext:value-type="float">
            <text:p>0,49811</text:p>
          </table:table-cell>
          <table:table-cell table:formula="of:=([.B284]*[.$B$297])-([.B284]*[.$B$296])+[.$B$296]" office:value-type="float" office:value="26.200006" calcext:value-type="float">
            <text:p>26,200006</text:p>
          </table:table-cell>
          <table:table-cell table:formula="of:=([.C284]*[.$B$297])-([.C284]*[.$B$296])+[.$B$296]" office:value-type="float" office:value="26.97543" calcext:value-type="float">
            <text:p>26,97543</text:p>
          </table:table-cell>
          <table:table-cell table:formula="of:=([.D284]-[.E284])^2" office:value-type="float" office:value="0.601282379775996" calcext:value-type="float">
            <text:p>0,601282379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79094" calcext:value-type="float">
            <text:p>0,479094</text:p>
          </table:table-cell>
          <table:table-cell table:formula="of:=([.B285]*[.$B$297])-([.B285]*[.$B$296])+[.$B$296]" office:value-type="float" office:value="25.799996" calcext:value-type="float">
            <text:p>25,799996</text:p>
          </table:table-cell>
          <table:table-cell table:formula="of:=([.C285]*[.$B$297])-([.C285]*[.$B$296])+[.$B$296]" office:value-type="float" office:value="26.728222" calcext:value-type="float">
            <text:p>26,728222</text:p>
          </table:table-cell>
          <table:table-cell table:formula="of:=([.D285]-[.E285])^2" office:value-type="float" office:value="0.861603507075997" calcext:value-type="float">
            <text:p>0,861603507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40331" calcext:value-type="float">
            <text:p>0,440331</text:p>
          </table:table-cell>
          <table:table-cell table:formula="of:=([.B286]*[.$B$297])-([.B286]*[.$B$296])+[.$B$296]" office:value-type="float" office:value="25.199994" calcext:value-type="float">
            <text:p>25,199994</text:p>
          </table:table-cell>
          <table:table-cell table:formula="of:=([.C286]*[.$B$297])-([.C286]*[.$B$296])+[.$B$296]" office:value-type="float" office:value="26.224303" calcext:value-type="float">
            <text:p>26,224303</text:p>
          </table:table-cell>
          <table:table-cell table:formula="of:=([.D286]-[.E286])^2" office:value-type="float" office:value="1.049208927481" calcext:value-type="float">
            <text:p>1,049208927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11212" calcext:value-type="float">
            <text:p>0,411212</text:p>
          </table:table-cell>
          <table:table-cell table:formula="of:=([.B287]*[.$B$297])-([.B287]*[.$B$296])+[.$B$296]" office:value-type="float" office:value="24.900006" calcext:value-type="float">
            <text:p>24,900006</text:p>
          </table:table-cell>
          <table:table-cell table:formula="of:=([.C287]*[.$B$297])-([.C287]*[.$B$296])+[.$B$296]" office:value-type="float" office:value="25.845756" calcext:value-type="float">
            <text:p>25,845756</text:p>
          </table:table-cell>
          <table:table-cell table:formula="of:=([.D287]-[.E287])^2" office:value-type="float" office:value="0.894443062500007" calcext:value-type="float">
            <text:p>0,894443062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392847" calcext:value-type="float">
            <text:p>0,392847</text:p>
          </table:table-cell>
          <table:table-cell table:formula="of:=([.B288]*[.$B$297])-([.B288]*[.$B$296])+[.$B$296]" office:value-type="float" office:value="25.099998" calcext:value-type="float">
            <text:p>25,099998</text:p>
          </table:table-cell>
          <table:table-cell table:formula="of:=([.C288]*[.$B$297])-([.C288]*[.$B$296])+[.$B$296]" office:value-type="float" office:value="25.607011" calcext:value-type="float">
            <text:p>25,607011</text:p>
          </table:table-cell>
          <table:table-cell table:formula="of:=([.D288]-[.E288])^2" office:value-type="float" office:value="0.257062182169001" calcext:value-type="float">
            <text:p>0,257062182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01932" calcext:value-type="float">
            <text:p>0,401932</text:p>
          </table:table-cell>
          <table:table-cell table:formula="of:=([.B289]*[.$B$297])-([.B289]*[.$B$296])+[.$B$296]" office:value-type="float" office:value="24.900006" calcext:value-type="float">
            <text:p>24,900006</text:p>
          </table:table-cell>
          <table:table-cell table:formula="of:=([.C289]*[.$B$297])-([.C289]*[.$B$296])+[.$B$296]" office:value-type="float" office:value="25.725116" calcext:value-type="float">
            <text:p>25,725116</text:p>
          </table:table-cell>
          <table:table-cell table:formula="of:=([.D289]-[.E289])^2" office:value-type="float" office:value="0.680806512100004" calcext:value-type="float">
            <text:p>0,680806512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00199" calcext:value-type="float">
            <text:p>0,400199</text:p>
          </table:table-cell>
          <table:table-cell table:formula="of:=([.B290]*[.$B$297])-([.B290]*[.$B$296])+[.$B$296]" office:value-type="float" office:value="26.699999" calcext:value-type="float">
            <text:p>26,699999</text:p>
          </table:table-cell>
          <table:table-cell table:formula="of:=([.C290]*[.$B$297])-([.C290]*[.$B$296])+[.$B$296]" office:value-type="float" office:value="25.702587" calcext:value-type="float">
            <text:p>25,702587</text:p>
          </table:table-cell>
          <table:table-cell table:formula="of:=([.D290]-[.E290])^2" office:value-type="float" office:value="0.994830697743994" calcext:value-type="float">
            <text:p>0,994830697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487936" calcext:value-type="float">
            <text:p>0,487936</text:p>
          </table:table-cell>
          <table:table-cell table:formula="of:=([.B291]*[.$B$297])-([.B291]*[.$B$296])+[.$B$296]" office:value-type="float" office:value="27.699998" calcext:value-type="float">
            <text:p>27,699998</text:p>
          </table:table-cell>
          <table:table-cell table:formula="of:=([.C291]*[.$B$297])-([.C291]*[.$B$296])+[.$B$296]" office:value-type="float" office:value="26.843168" calcext:value-type="float">
            <text:p>26,843168</text:p>
          </table:table-cell>
          <table:table-cell table:formula="of:=([.D291]-[.E291])^2" office:value-type="float" office:value="0.734157648900004" calcext:value-type="float">
            <text:p>0,734157648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606408" calcext:value-type="float">
            <text:p>0,606408</text:p>
          </table:table-cell>
          <table:table-cell table:formula="of:=([.B292]*[.$B$297])-([.B292]*[.$B$296])+[.$B$296]" office:value-type="float" office:value="27.300001" calcext:value-type="float">
            <text:p>27,300001</text:p>
          </table:table-cell>
          <table:table-cell table:formula="of:=([.C292]*[.$B$297])-([.C292]*[.$B$296])+[.$B$296]" office:value-type="float" office:value="28.383304" calcext:value-type="float">
            <text:p>28,383304</text:p>
          </table:table-cell>
          <table:table-cell table:formula="of:=([.D292]-[.E292])^2" office:value-type="float" office:value="1.17354538980899" calcext:value-type="float">
            <text:p>1,173545389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570607" calcext:value-type="float">
            <text:p>0,570607</text:p>
          </table:table-cell>
          <table:table-cell table:formula="of:=([.B293]*[.$B$297])-([.B293]*[.$B$296])+[.$B$296]" office:value-type="float" office:value="27.399997" calcext:value-type="float">
            <text:p>27,399997</text:p>
          </table:table-cell>
          <table:table-cell table:formula="of:=([.C293]*[.$B$297])-([.C293]*[.$B$296])+[.$B$296]" office:value-type="float" office:value="27.917891" calcext:value-type="float">
            <text:p>27,917891</text:p>
          </table:table-cell>
          <table:table-cell table:formula="of:=([.D293]-[.E293])^2" office:value-type="float" office:value="0.268214195235998" calcext:value-type="float">
            <text:p>0,268214195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560586" calcext:value-type="float">
            <text:p>0,560586</text:p>
          </table:table-cell>
          <table:table-cell table:formula="of:=([.B294]*[.$B$297])-([.B294]*[.$B$296])+[.$B$296]" office:value-type="float" office:value="30.200002" calcext:value-type="float">
            <text:p>30,200002</text:p>
          </table:table-cell>
          <table:table-cell table:formula="of:=([.C294]*[.$B$297])-([.C294]*[.$B$296])+[.$B$296]" office:value-type="float" office:value="27.787618" calcext:value-type="float">
            <text:p>27,787618</text:p>
          </table:table-cell>
          <table:table-cell table:formula="of:=([.D294]-[.E294])^2" office:value-type="float" office:value="5.81959656345598" calcext:value-type="float">
            <text:p>5,819596563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876923" calcext:value-type="float">
            <text:p>0,876923</text:p>
          </table:table-cell>
          <table:table-cell office:value-type="float" office:value="0.697653" calcext:value-type="float">
            <text:p>0,697653</text:p>
          </table:table-cell>
          <table:table-cell table:formula="of:=([.B295]*[.$B$297])-([.B295]*[.$B$296])+[.$B$296]" office:value-type="float" office:value="31.899999" calcext:value-type="float">
            <text:p>31,899999</text:p>
          </table:table-cell>
          <table:table-cell table:formula="of:=([.C295]*[.$B$297])-([.C295]*[.$B$296])+[.$B$296]" office:value-type="float" office:value="29.569489" calcext:value-type="float">
            <text:p>29,569489</text:p>
          </table:table-cell>
          <table:table-cell table:formula="of:=([.D295]-[.E295])^2" office:value-type="float" office:value="5.43127686010002" calcext:value-type="float">
            <text:p>5,431276860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0.5" calcext:value-type="float">
            <text:p>20,5</text:p>
          </table:table-cell>
          <table:table-cell/>
          <table:table-cell table:style-name="Default" table:number-columns-repeated="2"/>
          <table:table-cell table:formula="of:=SQRT(AVERAGE([.F2:.F295]))" office:value-type="float" office:value="1.22370755393415" calcext:value-type="float">
            <text:p>1,2237075539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3.5" calcext:value-type="float">
            <text:p>33,5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4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05:10:57.68070458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20T05:11:37.899904798</dc:date>
    <meta:editing-duration>PT39M12S</meta:editing-duration>
    <meta:editing-cycles>18</meta:editing-cycles>
    <meta:document-statistic meta:table-count="1" meta:cell-count="17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3cm" svg:y="0.316cm" chart:style-name="ch2">
          <text:p>Temperature prediction by an ANN</text:p>
        </chart:title>
        <chart:legend chart:legend-position="end" svg:x="12.777cm" svg:y="3.952cm" style:legend-expansion="high" chart:style-name="ch3"/>
        <chart:plot-area chart:style-name="ch4" table:cell-range-address="data_out_training.D1:data_out_training.E296" chart:data-source-has-labels="row" svg:x="1.331cm" svg:y="1.275cm" svg:width="11.126cm" svg:height="6.564cm">
          <chartooo:coordinate-region svg:x="1.952cm" svg:y="1.397cm" svg:width="10.505cm" svg:height="5.442cm"/>
          <chart:axis chart:dimension="x" chart:name="primary-x" chart:style-name="ch5">
            <chart:title svg:x="6.48cm" svg:y="8.019cm" chart:style-name="ch6">
              <text:p>Hour</text:p>
            </chart:title>
          </chart:axis>
          <chart:axis chart:dimension="y" chart:name="primary-y" chart:style-name="ch7">
            <chart:title svg:x="0.451cm" svg:y="5.778cm" chart:style-name="ch8">
              <text:p>Temperature (C)</text:p>
            </chart:title>
            <chart:grid chart:style-name="ch9" chart:class="major"/>
          </chart:axis>
          <chart:series chart:style-name="ch10" chart:values-cell-range-address="data_out_training.D2:data_out_training.D296" chart:label-cell-address="data_out_training.D1:data_out_training.D1" chart:class="chart:line">
            <chart:data-point chart:repeated="295"/>
          </chart:series>
          <chart:series chart:style-name="ch11" chart:values-cell-range-address="data_out_training.E2:data_out_training.E296" chart:label-cell-address="data_out_training.E1:data_out_training.E1" chart:class="chart:line">
            <chart:data-point chart:repeated="29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C</text:p>
                <draw:g>
                  <svg:desc>data_out_training.D1:data_out_training.D1</svg:desc>
                </draw:g>
              </table:table-cell>
              <table:table-cell office:value-type="string">
                <text:p>Simulated C</text:p>
                <draw:g>
                  <svg:desc>data_out_training.E1:data_out_train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099997">
                <text:p>26.099997</text:p>
                <draw:g>
                  <svg:desc>data_out_training.D2:data_out_training.D296</svg:desc>
                </draw:g>
              </table:table-cell>
              <table:table-cell office:value-type="float" office:value="26.622506">
                <text:p>26.622506</text:p>
                <draw:g>
                  <svg:desc>data_out_training.E2:data_out_training.E2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582297">
                <text:p>26.5822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500005">
                <text:p>28.500005</text:p>
              </table:table-cell>
              <table:table-cell office:value-type="float" office:value="27.380406">
                <text:p>27.380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708694">
                <text:p>28.7086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9">
                <text:p>30.9</text:p>
              </table:table-cell>
              <table:table-cell office:value-type="float" office:value="30.136276">
                <text:p>30.1362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800004">
                <text:p>30.800004</text:p>
              </table:table-cell>
              <table:table-cell office:value-type="float" office:value="30.952416">
                <text:p>30.9524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485742">
                <text:p>30.4857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999996">
                <text:p>30.999996</text:p>
              </table:table-cell>
              <table:table-cell office:value-type="float" office:value="30.244358">
                <text:p>30.2443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599998">
                <text:p>31.599998</text:p>
              </table:table-cell>
              <table:table-cell office:value-type="float" office:value="29.721849">
                <text:p>29.7218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399995">
                <text:p>29.399995</text:p>
              </table:table-cell>
              <table:table-cell office:value-type="float" office:value="29.922738">
                <text:p>29.9227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.699997">
                <text:p>28.699997</text:p>
              </table:table-cell>
              <table:table-cell office:value-type="float" office:value="28.400243">
                <text:p>28.4002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00002">
                <text:p>27.600002</text:p>
              </table:table-cell>
              <table:table-cell office:value-type="float" office:value="28.082627">
                <text:p>28.0826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459446">
                <text:p>27.4594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653836">
                <text:p>26.6538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26.74728">
                <text:p>26.747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856051">
                <text:p>26.8560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566177">
                <text:p>26.5661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140466">
                <text:p>26.1404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.600005">
                <text:p>24.600005</text:p>
              </table:table-cell>
              <table:table-cell office:value-type="float" office:value="26.542985">
                <text:p>26.5429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4">
                <text:p>24.4</text:p>
              </table:table-cell>
              <table:table-cell office:value-type="float" office:value="25.519924">
                <text:p>25.5199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.899995">
                <text:p>22.899995</text:p>
              </table:table-cell>
              <table:table-cell office:value-type="float" office:value="25.172954">
                <text:p>25.172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199996">
                <text:p>23.199996</text:p>
              </table:table-cell>
              <table:table-cell office:value-type="float" office:value="24.751949">
                <text:p>24.7519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700002">
                <text:p>23.700002</text:p>
              </table:table-cell>
              <table:table-cell office:value-type="float" office:value="24.360883">
                <text:p>24.3608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600006">
                <text:p>23.600006</text:p>
              </table:table-cell>
              <table:table-cell office:value-type="float" office:value="25.015615">
                <text:p>25.0156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099999">
                <text:p>24.099999</text:p>
              </table:table-cell>
              <table:table-cell office:value-type="float" office:value="25.038131">
                <text:p>25.0381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7">
                <text:p>25.7</text:p>
              </table:table-cell>
              <table:table-cell office:value-type="float" office:value="25.395111">
                <text:p>25.3951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527515">
                <text:p>26.5275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999999">
                <text:p>27.999999</text:p>
              </table:table-cell>
              <table:table-cell office:value-type="float" office:value="27.62699">
                <text:p>27.626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598441">
                <text:p>28.5984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999999">
                <text:p>27.999999</text:p>
              </table:table-cell>
              <table:table-cell office:value-type="float" office:value="28.826539">
                <text:p>28.8265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999998">
                <text:p>28.999998</text:p>
              </table:table-cell>
              <table:table-cell office:value-type="float" office:value="28.277146">
                <text:p>28.2771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699996">
                <text:p>29.699996</text:p>
              </table:table-cell>
              <table:table-cell office:value-type="float" office:value="28.852669">
                <text:p>28.8526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.500002">
                <text:p>31.500002</text:p>
              </table:table-cell>
              <table:table-cell office:value-type="float" office:value="29.299232">
                <text:p>29.2992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.800005">
                <text:p>29.800005</text:p>
              </table:table-cell>
              <table:table-cell office:value-type="float" office:value="30.766659">
                <text:p>30.7666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.399996">
                <text:p>28.399996</text:p>
              </table:table-cell>
              <table:table-cell office:value-type="float" office:value="29.414854">
                <text:p>29.4148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900003">
                <text:p>27.900003</text:p>
              </table:table-cell>
              <table:table-cell office:value-type="float" office:value="28.124045">
                <text:p>28.124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801658">
                <text:p>27.8016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599847">
                <text:p>26.5998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466038">
                <text:p>26.4660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48104">
                <text:p>26.481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498408">
                <text:p>26.4984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449736">
                <text:p>26.4497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522484">
                <text:p>26.5224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629981">
                <text:p>26.6299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435748">
                <text:p>26.4357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.799997">
                <text:p>24.799997</text:p>
              </table:table-cell>
              <table:table-cell office:value-type="float" office:value="26.397034">
                <text:p>26.3970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671985">
                <text:p>25.6719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802908">
                <text:p>25.8029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914929">
                <text:p>25.9149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660636">
                <text:p>25.6606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675703">
                <text:p>25.6757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699571">
                <text:p>25.6995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600003">
                <text:p>26.600003</text:p>
              </table:table-cell>
              <table:table-cell office:value-type="float" office:value="25.804754">
                <text:p>25.8047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.600001">
                <text:p>28.600001</text:p>
              </table:table-cell>
              <table:table-cell office:value-type="float" office:value="26.835472">
                <text:p>26.8354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.399995">
                <text:p>29.399995</text:p>
              </table:table-cell>
              <table:table-cell office:value-type="float" office:value="29.025413">
                <text:p>29.0254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.800005">
                <text:p>29.800005</text:p>
              </table:table-cell>
              <table:table-cell office:value-type="float" office:value="29.9419">
                <text:p>29.94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.9">
                <text:p>30.9</text:p>
              </table:table-cell>
              <table:table-cell office:value-type="float" office:value="30.087981">
                <text:p>30.0879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.900001">
                <text:p>29.900001</text:p>
              </table:table-cell>
              <table:table-cell office:value-type="float" office:value="30.59801">
                <text:p>30.598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33012">
                <text:p>29.330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.200002">
                <text:p>30.200002</text:p>
              </table:table-cell>
              <table:table-cell office:value-type="float" office:value="29.489812">
                <text:p>29.4898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200002">
                <text:p>30.200002</text:p>
              </table:table-cell>
              <table:table-cell office:value-type="float" office:value="29.182752">
                <text:p>29.1827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.500004">
                <text:p>29.500004</text:p>
              </table:table-cell>
              <table:table-cell office:value-type="float" office:value="28.903915">
                <text:p>28.9039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.399997">
                <text:p>27.399997</text:p>
              </table:table-cell>
              <table:table-cell office:value-type="float" office:value="28.666873">
                <text:p>28.6668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258024">
                <text:p>27.2580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547717">
                <text:p>26.5477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096266">
                <text:p>26.0962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124996">
                <text:p>26.1249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308114">
                <text:p>26.3081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381291">
                <text:p>26.3812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255555">
                <text:p>26.2555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764597">
                <text:p>25.7645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603358">
                <text:p>25.6033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.499996">
                <text:p>24.499996</text:p>
              </table:table-cell>
              <table:table-cell office:value-type="float" office:value="25.55648">
                <text:p>25.556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444134">
                <text:p>25.4441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642839">
                <text:p>25.6428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121785">
                <text:p>26.1217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142116">
                <text:p>27.1421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600005">
                <text:p>24.600005</text:p>
              </table:table-cell>
              <table:table-cell office:value-type="float" office:value="26.663729">
                <text:p>26.6637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524162">
                <text:p>25.5241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.799995">
                <text:p>26.799995</text:p>
              </table:table-cell>
              <table:table-cell office:value-type="float" office:value="25.641344">
                <text:p>25.6413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">
                <text:p>27</text:p>
              </table:table-cell>
              <table:table-cell office:value-type="float" office:value="26.676027">
                <text:p>26.6760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.699997">
                <text:p>28.699997</text:p>
              </table:table-cell>
              <table:table-cell office:value-type="float" office:value="27.75309">
                <text:p>27.753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.800006">
                <text:p>28.800006</text:p>
              </table:table-cell>
              <table:table-cell office:value-type="float" office:value="28.912313">
                <text:p>28.9123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799994">
                <text:p>27.799994</text:p>
              </table:table-cell>
              <table:table-cell office:value-type="float" office:value="29.359019">
                <text:p>29.3590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099995">
                <text:p>28.099995</text:p>
              </table:table-cell>
              <table:table-cell office:value-type="float" office:value="27.942071">
                <text:p>27.9420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.900004">
                <text:p>26.900004</text:p>
              </table:table-cell>
              <table:table-cell office:value-type="float" office:value="28.028274">
                <text:p>28.0282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989509">
                <text:p>26.9895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425998">
                <text:p>26.4259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399999">
                <text:p>25.399999</text:p>
              </table:table-cell>
              <table:table-cell office:value-type="float" office:value="26.036362">
                <text:p>26.0363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804585">
                <text:p>25.8045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935391">
                <text:p>25.9353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96507">
                <text:p>25.965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899563">
                <text:p>25.8995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633479">
                <text:p>25.6334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.4">
                <text:p>24.4</text:p>
              </table:table-cell>
              <table:table-cell office:value-type="float" office:value="25.608831">
                <text:p>25.6088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.7">
                <text:p>25.7</text:p>
              </table:table-cell>
              <table:table-cell office:value-type="float" office:value="25.39762">
                <text:p>25.397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499996">
                <text:p>24.499996</text:p>
              </table:table-cell>
              <table:table-cell office:value-type="float" office:value="26.084891">
                <text:p>26.0848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099999">
                <text:p>24.099999</text:p>
              </table:table-cell>
              <table:table-cell office:value-type="float" office:value="25.77033">
                <text:p>25.770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.300004">
                <text:p>24.300004</text:p>
              </table:table-cell>
              <table:table-cell office:value-type="float" office:value="25.055889">
                <text:p>25.0558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.600003">
                <text:p>26.600003</text:p>
              </table:table-cell>
              <table:table-cell office:value-type="float" office:value="25.401299">
                <text:p>25.4012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593646">
                <text:p>26.5936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.799997">
                <text:p>24.799997</text:p>
              </table:table-cell>
              <table:table-cell office:value-type="float" office:value="27.04836">
                <text:p>27.048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.300001">
                <text:p>27.300001</text:p>
              </table:table-cell>
              <table:table-cell office:value-type="float" office:value="25.722776">
                <text:p>25.7227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.900003">
                <text:p>27.900003</text:p>
              </table:table-cell>
              <table:table-cell office:value-type="float" office:value="27.14183">
                <text:p>27.141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.399996">
                <text:p>28.399996</text:p>
              </table:table-cell>
              <table:table-cell office:value-type="float" office:value="28.330628">
                <text:p>28.3306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.999998">
                <text:p>28.999998</text:p>
              </table:table-cell>
              <table:table-cell office:value-type="float" office:value="28.684332">
                <text:p>28.6843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.799995">
                <text:p>26.799995</text:p>
              </table:table-cell>
              <table:table-cell office:value-type="float" office:value="29.302287">
                <text:p>29.3022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099996">
                <text:p>27.099996</text:p>
              </table:table-cell>
              <table:table-cell office:value-type="float" office:value="27.10166">
                <text:p>27.101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094809">
                <text:p>27.0948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83503">
                <text:p>26.835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867089">
                <text:p>25.8670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.799995">
                <text:p>26.799995</text:p>
              </table:table-cell>
              <table:table-cell office:value-type="float" office:value="25.711362">
                <text:p>25.7113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549095">
                <text:p>26.5490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910508">
                <text:p>26.9105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482574">
                <text:p>26.4825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78524">
                <text:p>26.785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958699">
                <text:p>26.9586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551604">
                <text:p>26.5516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533586">
                <text:p>26.5335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202528">
                <text:p>26.2025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812008">
                <text:p>25.8120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771617">
                <text:p>25.7716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600005">
                <text:p>24.600005</text:p>
              </table:table-cell>
              <table:table-cell office:value-type="float" office:value="25.773112">
                <text:p>25.7731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565515">
                <text:p>25.5655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.800006">
                <text:p>28.800006</text:p>
              </table:table-cell>
              <table:table-cell office:value-type="float" office:value="26.657177">
                <text:p>26.6571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.200003">
                <text:p>29.200003</text:p>
              </table:table-cell>
              <table:table-cell office:value-type="float" office:value="29.192385">
                <text:p>29.1923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.399994">
                <text:p>30.399994</text:p>
              </table:table-cell>
              <table:table-cell office:value-type="float" office:value="29.776059">
                <text:p>29.7760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.999996">
                <text:p>30.999996</text:p>
              </table:table-cell>
              <table:table-cell office:value-type="float" office:value="30.535389">
                <text:p>30.5353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.500003">
                <text:p>30.500003</text:p>
              </table:table-cell>
              <table:table-cell office:value-type="float" office:value="30.759821">
                <text:p>30.7598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.9">
                <text:p>30.9</text:p>
              </table:table-cell>
              <table:table-cell office:value-type="float" office:value="29.78239">
                <text:p>29.782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.500002">
                <text:p>31.500002</text:p>
              </table:table-cell>
              <table:table-cell office:value-type="float" office:value="29.866552">
                <text:p>29.8665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973646">
                <text:p>29.9736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.800005">
                <text:p>29.800005</text:p>
              </table:table-cell>
              <table:table-cell office:value-type="float" office:value="29.133976">
                <text:p>29.1339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798563">
                <text:p>28.7985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">
                <text:p>27</text:p>
              </table:table-cell>
              <table:table-cell office:value-type="float" office:value="27.736151">
                <text:p>27.7361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.099994">
                <text:p>29.099994</text:p>
              </table:table-cell>
              <table:table-cell office:value-type="float" office:value="27.034788">
                <text:p>27.0347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.499994">
                <text:p>26.499994</text:p>
              </table:table-cell>
              <table:table-cell office:value-type="float" office:value="27.760071">
                <text:p>27.7600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425764">
                <text:p>26.4257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.100006">
                <text:p>30.100006</text:p>
              </table:table-cell>
              <table:table-cell office:value-type="float" office:value="26.456951">
                <text:p>26.4569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.300002">
                <text:p>26.300002</text:p>
              </table:table-cell>
              <table:table-cell office:value-type="float" office:value="28.81987">
                <text:p>28.819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30879">
                <text:p>26.308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497836">
                <text:p>26.4978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.100005">
                <text:p>31.100005</text:p>
              </table:table-cell>
              <table:table-cell office:value-type="float" office:value="26.860835">
                <text:p>26.8608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600004">
                <text:p>25.600004</text:p>
              </table:table-cell>
              <table:table-cell office:value-type="float" office:value="28.034111">
                <text:p>28.0341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.500005">
                <text:p>28.500005</text:p>
              </table:table-cell>
              <table:table-cell office:value-type="float" office:value="26.349766">
                <text:p>26.3497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36751">
                <text:p>27.367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300003">
                <text:p>25.300003</text:p>
              </table:table-cell>
              <table:table-cell office:value-type="float" office:value="27.069381">
                <text:p>27.0693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.800004">
                <text:p>30.800004</text:p>
              </table:table-cell>
              <table:table-cell office:value-type="float" office:value="25.487684">
                <text:p>25.4876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399999">
                <text:p>25.399999</text:p>
              </table:table-cell>
              <table:table-cell office:value-type="float" office:value="28.808105">
                <text:p>28.8081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999996">
                <text:p>30.999996</text:p>
              </table:table-cell>
              <table:table-cell office:value-type="float" office:value="25.714131">
                <text:p>25.7141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499995">
                <text:p>25.499995</text:p>
              </table:table-cell>
              <table:table-cell office:value-type="float" office:value="28.455428">
                <text:p>28.4554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.400006">
                <text:p>31.400006</text:p>
              </table:table-cell>
              <table:table-cell office:value-type="float" office:value="26.964731">
                <text:p>26.9647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.600002">
                <text:p>27.600002</text:p>
              </table:table-cell>
              <table:table-cell office:value-type="float" office:value="27.477802">
                <text:p>27.4778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.699999">
                <text:p>26.699999</text:p>
              </table:table-cell>
              <table:table-cell office:value-type="float" office:value="28.497964">
                <text:p>28.4979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469938">
                <text:p>26.4699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.800004">
                <text:p>30.800004</text:p>
              </table:table-cell>
              <table:table-cell office:value-type="float" office:value="27.495547">
                <text:p>27.4955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.6">
                <text:p>29.6</text:p>
              </table:table-cell>
              <table:table-cell office:value-type="float" office:value="27.885495">
                <text:p>27.8854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.900003">
                <text:p>27.900003</text:p>
              </table:table-cell>
              <table:table-cell office:value-type="float" office:value="29.745795">
                <text:p>29.7457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">
                <text:p>27</text:p>
              </table:table-cell>
              <table:table-cell office:value-type="float" office:value="27.988273">
                <text:p>27.9882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61152">
                <text:p>27.611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627602">
                <text:p>26.6276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543778">
                <text:p>26.5437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571429">
                <text:p>26.5714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570064">
                <text:p>26.5700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914031">
                <text:p>26.9140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76626">
                <text:p>26.766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439466">
                <text:p>26.4394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305202">
                <text:p>26.3052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919375">
                <text:p>25.9193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851996">
                <text:p>25.8519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.7">
                <text:p>25.7</text:p>
              </table:table-cell>
              <table:table-cell office:value-type="float" office:value="25.821628">
                <text:p>25.8216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300001">
                <text:p>27.300001</text:p>
              </table:table-cell>
              <table:table-cell office:value-type="float" office:value="26.152751">
                <text:p>26.1527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.699997">
                <text:p>28.699997</text:p>
              </table:table-cell>
              <table:table-cell office:value-type="float" office:value="27.582608">
                <text:p>27.5826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.900001">
                <text:p>29.900001</text:p>
              </table:table-cell>
              <table:table-cell office:value-type="float" office:value="29.121574">
                <text:p>29.1215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.699994">
                <text:p>31.699994</text:p>
              </table:table-cell>
              <table:table-cell office:value-type="float" office:value="30.225495">
                <text:p>30.2254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.699994">
                <text:p>31.699994</text:p>
              </table:table-cell>
              <table:table-cell office:value-type="float" office:value="31.565899">
                <text:p>31.5658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304898">
                <text:p>31.3048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.500002">
                <text:p>31.500002</text:p>
              </table:table-cell>
              <table:table-cell office:value-type="float" office:value="30.812562">
                <text:p>30.8125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.800003">
                <text:p>31.800003</text:p>
              </table:table-cell>
              <table:table-cell office:value-type="float" office:value="30.115203">
                <text:p>30.1152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.699995">
                <text:p>30.699995</text:p>
              </table:table-cell>
              <table:table-cell office:value-type="float" office:value="29.827136">
                <text:p>29.8271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089945">
                <text:p>29.0899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736995">
                <text:p>28.7369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.099996">
                <text:p>27.099996</text:p>
              </table:table-cell>
              <table:table-cell office:value-type="float" office:value="27.67652">
                <text:p>27.676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109694">
                <text:p>27.1096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820782">
                <text:p>26.8207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217361">
                <text:p>26.2173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451439">
                <text:p>26.4514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747722">
                <text:p>26.7477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480845">
                <text:p>26.4808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450516">
                <text:p>26.4505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174201">
                <text:p>26.1742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19192">
                <text:p>26.191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335557">
                <text:p>26.3355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103481">
                <text:p>26.1034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852464">
                <text:p>25.8524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.499994">
                <text:p>26.499994</text:p>
              </table:table-cell>
              <table:table-cell office:value-type="float" office:value="25.780249">
                <text:p>25.7802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.099996">
                <text:p>27.099996</text:p>
              </table:table-cell>
              <table:table-cell office:value-type="float" office:value="26.703184">
                <text:p>26.7031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.399995">
                <text:p>29.399995</text:p>
              </table:table-cell>
              <table:table-cell office:value-type="float" office:value="27.693303">
                <text:p>27.6933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.699995">
                <text:p>30.699995</text:p>
              </table:table-cell>
              <table:table-cell office:value-type="float" office:value="29.43477">
                <text:p>29.434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.100005">
                <text:p>31.100005</text:p>
              </table:table-cell>
              <table:table-cell office:value-type="float" office:value="31.010552">
                <text:p>31.0105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037306">
                <text:p>31.0373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234828">
                <text:p>31.2348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.599998">
                <text:p>31.599998</text:p>
              </table:table-cell>
              <table:table-cell office:value-type="float" office:value="30.578289">
                <text:p>30.5782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024398">
                <text:p>30.0243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525549">
                <text:p>29.5255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.999999">
                <text:p>27.999999</text:p>
              </table:table-cell>
              <table:table-cell office:value-type="float" office:value="28.7225">
                <text:p>28.72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">
                <text:p>27</text:p>
              </table:table-cell>
              <table:table-cell office:value-type="float" office:value="27.605033">
                <text:p>27.6050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.099997">
                <text:p>26.099997</text:p>
              </table:table-cell>
              <table:table-cell office:value-type="float" office:value="27.166647">
                <text:p>27.1666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485603">
                <text:p>26.4856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205323">
                <text:p>26.2053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449073">
                <text:p>26.4490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434318">
                <text:p>26.4343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.7">
                <text:p>25.7</text:p>
              </table:table-cell>
              <table:table-cell office:value-type="float" office:value="26.527697">
                <text:p>26.5276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269738">
                <text:p>26.2697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.7">
                <text:p>25.7</text:p>
              </table:table-cell>
              <table:table-cell office:value-type="float" office:value="26.358476">
                <text:p>26.3584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299807">
                <text:p>26.2998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.199994">
                <text:p>25.199994</text:p>
              </table:table-cell>
              <table:table-cell office:value-type="float" office:value="26.116845">
                <text:p>26.1168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947663">
                <text:p>25.9476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640018">
                <text:p>25.64001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.200006">
                <text:p>26.200006</text:p>
              </table:table-cell>
              <table:table-cell office:value-type="float" office:value="25.71235">
                <text:p>25.712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.099995">
                <text:p>28.099995</text:p>
              </table:table-cell>
              <table:table-cell office:value-type="float" office:value="26.54097">
                <text:p>26.540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406028">
                <text:p>28.4060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.999998">
                <text:p>28.999998</text:p>
              </table:table-cell>
              <table:table-cell office:value-type="float" office:value="30.384667">
                <text:p>30.384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1.200001">
                <text:p>31.200001</text:p>
              </table:table-cell>
              <table:table-cell office:value-type="float" office:value="29.529527">
                <text:p>29.5295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660488">
                <text:p>30.6604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.800003">
                <text:p>31.800003</text:p>
              </table:table-cell>
              <table:table-cell office:value-type="float" office:value="30.472131">
                <text:p>30.4721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.9">
                <text:p>30.9</text:p>
              </table:table-cell>
              <table:table-cell office:value-type="float" office:value="30.462199">
                <text:p>30.4621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1.299997">
                <text:p>31.299997</text:p>
              </table:table-cell>
              <table:table-cell office:value-type="float" office:value="29.915055">
                <text:p>29.9150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628223">
                <text:p>29.6282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.900003">
                <text:p>27.900003</text:p>
              </table:table-cell>
              <table:table-cell office:value-type="float" office:value="28.825278">
                <text:p>28.8252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.699999">
                <text:p>26.699999</text:p>
              </table:table-cell>
              <table:table-cell office:value-type="float" office:value="27.48906">
                <text:p>27.489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.200005">
                <text:p>27.200005</text:p>
              </table:table-cell>
              <table:table-cell office:value-type="float" office:value="27.166881">
                <text:p>27.1668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.900004">
                <text:p>26.900004</text:p>
              </table:table-cell>
              <table:table-cell office:value-type="float" office:value="26.848524">
                <text:p>26.8485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617982">
                <text:p>26.6179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295777">
                <text:p>26.2957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388129">
                <text:p>26.3881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413258">
                <text:p>26.4132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227137">
                <text:p>26.2271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894167">
                <text:p>26.8941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121954">
                <text:p>26.12195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792027">
                <text:p>25.7920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98457">
                <text:p>25.984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446812">
                <text:p>25.4468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517558">
                <text:p>25.5175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890814">
                <text:p>25.8908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.800006">
                <text:p>28.800006</text:p>
              </table:table-cell>
              <table:table-cell office:value-type="float" office:value="27.068744">
                <text:p>27.0687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.399994">
                <text:p>30.399994</text:p>
              </table:table-cell>
              <table:table-cell office:value-type="float" office:value="29.152683">
                <text:p>29.1526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.800004">
                <text:p>30.800004</text:p>
              </table:table-cell>
              <table:table-cell office:value-type="float" office:value="30.762512">
                <text:p>30.7625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.299998">
                <text:p>30.299998</text:p>
              </table:table-cell>
              <table:table-cell office:value-type="float" office:value="31.017507">
                <text:p>31.01750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.599999">
                <text:p>30.599999</text:p>
              </table:table-cell>
              <table:table-cell office:value-type="float" office:value="30.083496">
                <text:p>30.0834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.999996">
                <text:p>30.999996</text:p>
              </table:table-cell>
              <table:table-cell office:value-type="float" office:value="29.722915">
                <text:p>29.72291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.800004">
                <text:p>30.800004</text:p>
              </table:table-cell>
              <table:table-cell office:value-type="float" office:value="29.601898">
                <text:p>29.6018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399345">
                <text:p>29.3993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.999997">
                <text:p>29.999997</text:p>
              </table:table-cell>
              <table:table-cell office:value-type="float" office:value="29.308982">
                <text:p>29.30898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872338">
                <text:p>28.8723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623545">
                <text:p>27.62354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563434">
                <text:p>26.5634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.699998">
                <text:p>27.699998</text:p>
              </table:table-cell>
              <table:table-cell office:value-type="float" office:value="26.387063">
                <text:p>26.3870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9.099994">
                <text:p>29.099994</text:p>
              </table:table-cell>
              <table:table-cell office:value-type="float" office:value="26.813905">
                <text:p>26.8139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.100005">
                <text:p>31.100005</text:p>
              </table:table-cell>
              <table:table-cell office:value-type="float" office:value="28.786096">
                <text:p>28.7860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.099994">
                <text:p>29.099994</text:p>
              </table:table-cell>
              <table:table-cell office:value-type="float" office:value="31.09812">
                <text:p>31.098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.299999">
                <text:p>29.299999</text:p>
              </table:table-cell>
              <table:table-cell office:value-type="float" office:value="29.345421">
                <text:p>29.3454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.500004">
                <text:p>29.500004</text:p>
              </table:table-cell>
              <table:table-cell office:value-type="float" office:value="28.888211">
                <text:p>28.8882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.2">
                <text:p>32.2</text:p>
              </table:table-cell>
              <table:table-cell office:value-type="float" office:value="28.784133">
                <text:p>28.7841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.400005">
                <text:p>32.400005</text:p>
              </table:table-cell>
              <table:table-cell office:value-type="float" office:value="29.989194">
                <text:p>29.98919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.500002">
                <text:p>31.500002</text:p>
              </table:table-cell>
              <table:table-cell office:value-type="float" office:value="31.409561">
                <text:p>31.40956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.699996">
                <text:p>29.699996</text:p>
              </table:table-cell>
              <table:table-cell office:value-type="float" office:value="30.445949">
                <text:p>30.44594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.399996">
                <text:p>28.399996</text:p>
              </table:table-cell>
              <table:table-cell office:value-type="float" office:value="28.960868">
                <text:p>28.9608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.699998">
                <text:p>27.699998</text:p>
              </table:table-cell>
              <table:table-cell office:value-type="float" office:value="27.928512">
                <text:p>27.9285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.500006">
                <text:p>27.500006</text:p>
              </table:table-cell>
              <table:table-cell office:value-type="float" office:value="27.32591">
                <text:p>27.325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98544">
                <text:p>26.985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658217">
                <text:p>26.65821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999402">
                <text:p>26.9994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822121">
                <text:p>26.82212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636754">
                <text:p>26.6367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74429">
                <text:p>26.7442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686947">
                <text:p>26.68694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670424">
                <text:p>26.6704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363676">
                <text:p>26.3636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328771">
                <text:p>26.3287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.900004">
                <text:p>26.900004</text:p>
              </table:table-cell>
              <table:table-cell office:value-type="float" office:value="27.209781">
                <text:p>27.2097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371956">
                <text:p>27.3719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97543">
                <text:p>26.9754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728222">
                <text:p>26.72822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.199994">
                <text:p>25.199994</text:p>
              </table:table-cell>
              <table:table-cell office:value-type="float" office:value="26.224303">
                <text:p>26.2243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845756">
                <text:p>25.8457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607011">
                <text:p>25.6070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725116">
                <text:p>25.7251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702587">
                <text:p>25.70258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.699998">
                <text:p>27.699998</text:p>
              </table:table-cell>
              <table:table-cell office:value-type="float" office:value="26.843168">
                <text:p>26.8431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7.300001">
                <text:p>27.300001</text:p>
              </table:table-cell>
              <table:table-cell office:value-type="float" office:value="28.383304">
                <text:p>28.3833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7.399997">
                <text:p>27.399997</text:p>
              </table:table-cell>
              <table:table-cell office:value-type="float" office:value="27.917891">
                <text:p>27.9178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.200002">
                <text:p>30.200002</text:p>
              </table:table-cell>
              <table:table-cell office:value-type="float" office:value="27.787618">
                <text:p>27.7876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.899999">
                <text:p>31.899999</text:p>
              </table:table-cell>
              <table:table-cell office:value-type="float" office:value="29.569489">
                <text:p>29.56948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2.999994">
                <text:p>32.999994</text:p>
              </table:table-cell>
              <table:table-cell office:value-type="float" office:value="31.081844">
                <text:p>31.0818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